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3256in" svg:y="0.6122in">
            <draw:object draw:notify-on-update-of-ranges="Sheet1.D2:Sheet1.D166 Sheet1.D1:Sheet1.D1 Sheet1.B2:Sheet1.B166 Sheet1.D2:Sheet1.D166 Sheet1.J2:Sheet1.J2 Sheet1.F2:Sheet1.F1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time (hours)</text:p>
          </table:table-cell>
          <table:table-cell table:style-name="ce1" office:value-type="string" calcext:value-type="string">
            <text:p>battery life (%)</text:p>
          </table:table-cell>
          <table:table-cell office:value-type="string" calcext:value-type="string">
            <text:p>12-bit adc</text:p>
          </table:table-cell>
          <table:table-cell office:value-type="string" calcext:value-type="string">
            <text:p>voltage (v)</text:p>
          </table:table-cell>
          <table:table-cell/>
          <table:table-cell office:value-type="string" calcext:value-type="string">
            <text:p>Degree 3</text:p>
          </table:table-cell>
          <table:table-cell office:value-type="string" calcext:value-type="string">
            <text:p>Degree 9</text:p>
          </table:table-cell>
          <table:table-cell/>
          <table:table-cell office:value-type="string" calcext:value-type="string">
            <text:p>Sample Count</text:p>
          </table:table-cell>
          <table:table-cell/>
          <table:table-cell office:value-type="string" calcext:value-type="string">
            <text:p>Polynomial Regression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.0</text:p>
          </table:table-cell>
          <table:table-cell table:style-name="ce1" office:value-type="float" office:value="100" calcext:value-type="float">
            <text:p>100.0</text:p>
          </table:table-cell>
          <table:table-cell office:value-type="float" office:value="2475" calcext:value-type="float">
            <text:p>2475</text:p>
          </table:table-cell>
          <table:table-cell table:formula="of:=[.C2]/1000*(3.3/2)" office:value-type="float" office:value="4.08375" calcext:value-type="float">
            <text:p>4.08</text:p>
          </table:table-cell>
          <table:table-cell/>
          <table:table-cell table:formula="of:=-125.8413615096*[.D2]^{3}+1389.086024793*[.D2]^{2}-4970.1339315306*[.D2]+5802.31005866" office:value-type="float" office:value="100.937542581562" calcext:value-type="float">
            <text:p>100.94</text:p>
          </table:table-cell>
          <table:table-cell table:style-name="ce2" table:formula="of:=10535.553463971*[.D2]^{9}+-319121.746562075*[.D2]^{8}+4273352.7667569*[.D2]^{7}+-33191395.1386817*[.D2]^{6}+164712219.536065*[.D2]^{5}+-541285617.88981*[.D2]^{4}+1177170416.03934*[.D2]^{3}+-1632354970.82301*[.D2]^{2}+1308301555.25165*[.D2]^{1}+-461154428.901083" office:value-type="float" office:value="100.205347061157" calcext:value-type="float">
            <text:p>100.21</text:p>
          </table:table-cell>
          <table:table-cell/>
          <table:table-cell table:formula="of:=COUNT([.C2:.C161])" office:value-type="float" office:value="160" calcext:value-type="float">
            <text:p>160</text:p>
          </table:table-cell>
          <table:table-cell office:value-type="string" calcext:value-type="string">
            <text:p>Degree 3 Polynomial Regression</text:p>
          </table:table-cell>
          <table:table-cell table:style-name="ce1" office:value-type="string" calcext:value-type="string">
            <text:p>y=-125.8413615096x^{3}+1389.0860247930x^{2}-4970.1339315306x+5802.31005866</text:p>
          </table:table-cell>
          <table:table-cell/>
        </table:table-row>
        <table:table-row table:style-name="ro1">
          <table:table-cell table:style-name="ce1" table:formula="of:=[.A2]+0.5" office:value-type="float" office:value="0.5" calcext:value-type="float">
            <text:p>0.5</text:p>
          </table:table-cell>
          <table:table-cell table:style-name="ce1" table:formula="of:=[.B2]-100/[.$I$2]" office:value-type="float" office:value="99.375" calcext:value-type="float">
            <text:p>99.4</text:p>
          </table:table-cell>
          <table:table-cell office:value-type="float" office:value="2462" calcext:value-type="float">
            <text:p>2462</text:p>
          </table:table-cell>
          <table:table-cell table:formula="of:=[.C3]/1000*(3.3/2)" office:value-type="float" office:value="4.0623" calcext:value-type="float">
            <text:p>4.06</text:p>
          </table:table-cell>
          <table:table-cell/>
          <table:table-cell table:formula="of:=-125.8413615096*[.D3]^{3}+1389.086024793*[.D3]^{2}-4970.1339315306*[.D3]+5802.31005866" office:value-type="float" office:value="99.1686108656058" calcext:value-type="float">
            <text:p>99.17</text:p>
          </table:table-cell>
          <table:table-cell table:style-name="ce2" table:formula="of:=10535.553463971*[.D3]^{9}+-319121.746562075*[.D3]^{8}+4273352.7667569*[.D3]^{7}+-33191395.1386817*[.D3]^{6}+164712219.536065*[.D3]^{5}+-541285617.88981*[.D3]^{4}+1177170416.03934*[.D3]^{3}+-1632354970.82301*[.D3]^{2}+1308301555.25165*[.D3]^{1}+-461154428.901083" office:value-type="float" office:value="100.625370025635" calcext:value-type="float">
            <text:p>100.63</text:p>
          </table:table-cell>
          <table:table-cell table:number-columns-repeated="2"/>
          <table:table-cell office:value-type="string" calcext:value-type="string">
            <text:p>Degree 9 Polynomial Regression</text:p>
          </table:table-cell>
          <table:table-cell office:value-type="string" calcext:value-type="string">
            <text:p>y=10535.5534639710x^{9}+-319121.7465620750x^{8}+4273352.7667569000x^{7}+-33191395.1386817000x^{6}+164712219.5360650000x^{5}+-541285617.8898100000x^{4}+1177170416.0393400000x^{3}+-1632354970.8230100000x^{2}+1308301555.2516500000x^{1}+-461154428.9010830000</text:p>
          </table:table-cell>
          <table:table-cell/>
        </table:table-row>
        <table:table-row table:style-name="ro1">
          <table:table-cell table:style-name="ce1" table:formula="of:=[.A3]+0.5" office:value-type="float" office:value="1" calcext:value-type="float">
            <text:p>1.0</text:p>
          </table:table-cell>
          <table:table-cell table:style-name="ce1" table:formula="of:=[.B3]-100/[.$I$2]" office:value-type="float" office:value="98.75" calcext:value-type="float">
            <text:p>98.8</text:p>
          </table:table-cell>
          <table:table-cell office:value-type="float" office:value="2448" calcext:value-type="float">
            <text:p>2448</text:p>
          </table:table-cell>
          <table:table-cell table:formula="of:=[.C4]/1000*(3.3/2)" office:value-type="float" office:value="4.0392" calcext:value-type="float">
            <text:p>4.04</text:p>
          </table:table-cell>
          <table:table-cell/>
          <table:table-cell table:formula="of:=-125.8413615096*[.D4]^{3}+1389.086024793*[.D4]^{2}-4970.1339315306*[.D4]+5802.31005866" office:value-type="float" office:value="97.1150845494658" calcext:value-type="float">
            <text:p>97.12</text:p>
          </table:table-cell>
          <table:table-cell table:style-name="ce2" table:formula="of:=10535.553463971*[.D4]^{9}+-319121.746562075*[.D4]^{8}+4273352.7667569*[.D4]^{7}+-33191395.1386817*[.D4]^{6}+164712219.536065*[.D4]^{5}+-541285617.88981*[.D4]^{4}+1177170416.03934*[.D4]^{3}+-1632354970.82301*[.D4]^{2}+1308301555.25165*[.D4]^{1}+-461154428.901083" office:value-type="float" office:value="100.334924697876" calcext:value-type="float">
            <text:p>100.33</text:p>
          </table:table-cell>
          <table:table-cell table:number-columns-repeated="5"/>
        </table:table-row>
        <table:table-row table:style-name="ro1">
          <table:table-cell table:style-name="ce1" table:formula="of:=[.A4]+0.5" office:value-type="float" office:value="1.5" calcext:value-type="float">
            <text:p>1.5</text:p>
          </table:table-cell>
          <table:table-cell table:style-name="ce1" table:formula="of:=[.B4]-100/[.$I$2]" office:value-type="float" office:value="98.125" calcext:value-type="float">
            <text:p>98.1</text:p>
          </table:table-cell>
          <table:table-cell office:value-type="float" office:value="2443" calcext:value-type="float">
            <text:p>2443</text:p>
          </table:table-cell>
          <table:table-cell table:formula="of:=[.C5]/1000*(3.3/2)" office:value-type="float" office:value="4.03095" calcext:value-type="float">
            <text:p>4.03</text:p>
          </table:table-cell>
          <table:table-cell/>
          <table:table-cell table:formula="of:=-125.8413615096*[.D5]^{3}+1389.086024793*[.D5]^{2}-4970.1339315306*[.D5]+5802.31005866" office:value-type="float" office:value="96.3460735995459" calcext:value-type="float">
            <text:p>96.35</text:p>
          </table:table-cell>
          <table:table-cell table:style-name="ce2" table:formula="of:=10535.553463971*[.D5]^{9}+-319121.746562075*[.D5]^{8}+4273352.7667569*[.D5]^{7}+-33191395.1386817*[.D5]^{6}+164712219.536065*[.D5]^{5}+-541285617.88981*[.D5]^{4}+1177170416.03934*[.D5]^{3}+-1632354970.82301*[.D5]^{2}+1308301555.25165*[.D5]^{1}+-461154428.901083" office:value-type="float" office:value="100.003956794739" calcext:value-type="float">
            <text:p>100.00</text:p>
          </table:table-cell>
          <table:table-cell table:number-columns-repeated="5"/>
        </table:table-row>
        <table:table-row table:style-name="ro1">
          <table:table-cell table:style-name="ce1" table:formula="of:=[.A5]+0.5" office:value-type="float" office:value="2" calcext:value-type="float">
            <text:p>2.0</text:p>
          </table:table-cell>
          <table:table-cell table:style-name="ce1" table:formula="of:=[.B5]-100/[.$I$2]" office:value-type="float" office:value="97.5" calcext:value-type="float">
            <text:p>97.5</text:p>
          </table:table-cell>
          <table:table-cell office:value-type="float" office:value="2432" calcext:value-type="float">
            <text:p>2432</text:p>
          </table:table-cell>
          <table:table-cell table:formula="of:=[.C6]/1000*(3.3/2)" office:value-type="float" office:value="4.0128" calcext:value-type="float">
            <text:p>4.01</text:p>
          </table:table-cell>
          <table:table-cell/>
          <table:table-cell table:formula="of:=-125.8413615096*[.D6]^{3}+1389.086024793*[.D6]^{2}-4970.1339315306*[.D6]+5802.31005866" office:value-type="float" office:value="94.591264476715" calcext:value-type="float">
            <text:p>94.59</text:p>
          </table:table-cell>
          <table:table-cell table:style-name="ce2" table:formula="of:=10535.553463971*[.D6]^{9}+-319121.746562075*[.D6]^{8}+4273352.7667569*[.D6]^{7}+-33191395.1386817*[.D6]^{6}+164712219.536065*[.D6]^{5}+-541285617.88981*[.D6]^{4}+1177170416.03934*[.D6]^{3}+-1632354970.82301*[.D6]^{2}+1308301555.25165*[.D6]^{1}+-461154428.901083" office:value-type="float" office:value="98.8380975723267" calcext:value-type="float">
            <text:p>98.8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]+0.5" office:value-type="float" office:value="2.5" calcext:value-type="float">
            <text:p>2.5</text:p>
          </table:table-cell>
          <table:table-cell table:style-name="ce1" table:formula="of:=[.B6]-100/[.$I$2]" office:value-type="float" office:value="96.875" calcext:value-type="float">
            <text:p>96.9</text:p>
          </table:table-cell>
          <table:table-cell office:value-type="float" office:value="2426" calcext:value-type="float">
            <text:p>2426</text:p>
          </table:table-cell>
          <table:table-cell table:formula="of:=[.C7]/1000*(3.3/2)" office:value-type="float" office:value="4.0029" calcext:value-type="float">
            <text:p>4.00</text:p>
          </table:table-cell>
          <table:table-cell/>
          <table:table-cell table:formula="of:=-125.8413615096*[.D7]^{3}+1389.086024793*[.D7]^{2}-4970.1339315306*[.D7]+5802.31005866" office:value-type="float" office:value="93.5988616969398" calcext:value-type="float">
            <text:p>93.60</text:p>
          </table:table-cell>
          <table:table-cell table:style-name="ce2" table:formula="of:=10535.553463971*[.D7]^{9}+-319121.746562075*[.D7]^{8}+4273352.7667569*[.D7]^{7}+-33191395.1386817*[.D7]^{6}+164712219.536065*[.D7]^{5}+-541285617.88981*[.D7]^{4}+1177170416.03934*[.D7]^{3}+-1632354970.82301*[.D7]^{2}+1308301555.25165*[.D7]^{1}+-461154428.901083" office:value-type="float" office:value="97.9559841156006" calcext:value-type="float">
            <text:p>97.9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]+0.5" office:value-type="float" office:value="3" calcext:value-type="float">
            <text:p>3.0</text:p>
          </table:table-cell>
          <table:table-cell table:style-name="ce1" table:formula="of:=[.B7]-100/[.$I$2]" office:value-type="float" office:value="96.25" calcext:value-type="float">
            <text:p>96.3</text:p>
          </table:table-cell>
          <table:table-cell office:value-type="float" office:value="2418" calcext:value-type="float">
            <text:p>2418</text:p>
          </table:table-cell>
          <table:table-cell table:formula="of:=[.C8]/1000*(3.3/2)" office:value-type="float" office:value="3.9897" calcext:value-type="float">
            <text:p>3.99</text:p>
          </table:table-cell>
          <table:table-cell/>
          <table:table-cell table:formula="of:=-125.8413615096*[.D8]^{3}+1389.086024793*[.D8]^{2}-4970.1339315306*[.D8]+5802.31005866" office:value-type="float" office:value="92.238552319478" calcext:value-type="float">
            <text:p>92.24</text:p>
          </table:table-cell>
          <table:table-cell table:style-name="ce2" table:formula="of:=10535.553463971*[.D8]^{9}+-319121.746562075*[.D8]^{8}+4273352.7667569*[.D8]^{7}+-33191395.1386817*[.D8]^{6}+164712219.536065*[.D8]^{5}+-541285617.88981*[.D8]^{4}+1177170416.03934*[.D8]^{3}+-1632354970.82301*[.D8]^{2}+1308301555.25165*[.D8]^{1}+-461154428.901083" office:value-type="float" office:value="96.5290603637695" calcext:value-type="float">
            <text:p>96.5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]+0.5" office:value-type="float" office:value="3.5" calcext:value-type="float">
            <text:p>3.5</text:p>
          </table:table-cell>
          <table:table-cell table:style-name="ce1" table:formula="of:=[.B8]-100/[.$I$2]" office:value-type="float" office:value="95.625" calcext:value-type="float">
            <text:p>95.6</text:p>
          </table:table-cell>
          <table:table-cell office:value-type="float" office:value="2416" calcext:value-type="float">
            <text:p>2416</text:p>
          </table:table-cell>
          <table:table-cell table:formula="of:=[.C9]/1000*(3.3/2)" office:value-type="float" office:value="3.9864" calcext:value-type="float">
            <text:p>3.99</text:p>
          </table:table-cell>
          <table:table-cell/>
          <table:table-cell table:formula="of:=-125.8413615096*[.D9]^{3}+1389.086024793*[.D9]^{2}-4970.1339315306*[.D9]+5802.31005866" office:value-type="float" office:value="91.8920298568601" calcext:value-type="float">
            <text:p>91.89</text:p>
          </table:table-cell>
          <table:table-cell table:style-name="ce2" table:formula="of:=10535.553463971*[.D9]^{9}+-319121.746562075*[.D9]^{8}+4273352.7667569*[.D9]^{7}+-33191395.1386817*[.D9]^{6}+164712219.536065*[.D9]^{5}+-541285617.88981*[.D9]^{4}+1177170416.03934*[.D9]^{3}+-1632354970.82301*[.D9]^{2}+1308301555.25165*[.D9]^{1}+-461154428.901083" office:value-type="float" office:value="96.1307611465454" calcext:value-type="float">
            <text:p>96.1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]+0.5" office:value-type="float" office:value="4" calcext:value-type="float">
            <text:p>4.0</text:p>
          </table:table-cell>
          <table:table-cell table:style-name="ce1" table:formula="of:=[.B9]-100/[.$I$2]" office:value-type="float" office:value="95" calcext:value-type="float">
            <text:p>95.0</text:p>
          </table:table-cell>
          <table:table-cell office:value-type="float" office:value="2411" calcext:value-type="float">
            <text:p>2411</text:p>
          </table:table-cell>
          <table:table-cell table:formula="of:=[.C10]/1000*(3.3/2)" office:value-type="float" office:value="3.97815" calcext:value-type="float">
            <text:p>3.98</text:p>
          </table:table-cell>
          <table:table-cell/>
          <table:table-cell table:formula="of:=-125.8413615096*[.D10]^{3}+1389.086024793*[.D10]^{2}-4970.1339315306*[.D10]+5802.31005866" office:value-type="float" office:value="91.0147415232996" calcext:value-type="float">
            <text:p>91.01</text:p>
          </table:table-cell>
          <table:table-cell table:style-name="ce2" table:formula="of:=10535.553463971*[.D10]^{9}+-319121.746562075*[.D10]^{8}+4273352.7667569*[.D10]^{7}+-33191395.1386817*[.D10]^{6}+164712219.536065*[.D10]^{5}+-541285617.88981*[.D10]^{4}+1177170416.03934*[.D10]^{3}+-1632354970.82301*[.D10]^{2}+1308301555.25165*[.D10]^{1}+-461154428.901083" office:value-type="float" office:value="95.0680475234985" calcext:value-type="float">
            <text:p>95.0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]+0.5" office:value-type="float" office:value="4.5" calcext:value-type="float">
            <text:p>4.5</text:p>
          </table:table-cell>
          <table:table-cell table:style-name="ce1" table:formula="of:=[.B10]-100/[.$I$2]" office:value-type="float" office:value="94.375" calcext:value-type="float">
            <text:p>94.4</text:p>
          </table:table-cell>
          <table:table-cell office:value-type="float" office:value="2406" calcext:value-type="float">
            <text:p>2406</text:p>
          </table:table-cell>
          <table:table-cell table:formula="of:=[.C11]/1000*(3.3/2)" office:value-type="float" office:value="3.9699" calcext:value-type="float">
            <text:p>3.97</text:p>
          </table:table-cell>
          <table:table-cell/>
          <table:table-cell table:formula="of:=-125.8413615096*[.D11]^{3}+1389.086024793*[.D11]^{2}-4970.1339315306*[.D11]+5802.31005866" office:value-type="float" office:value="90.1221035425233" calcext:value-type="float">
            <text:p>90.12</text:p>
          </table:table-cell>
          <table:table-cell table:style-name="ce2" table:formula="of:=10535.553463971*[.D11]^{9}+-319121.746562075*[.D11]^{8}+4273352.7667569*[.D11]^{7}+-33191395.1386817*[.D11]^{6}+164712219.536065*[.D11]^{5}+-541285617.88981*[.D11]^{4}+1177170416.03934*[.D11]^{3}+-1632354970.82301*[.D11]^{2}+1308301555.25165*[.D11]^{1}+-461154428.901083" office:value-type="float" office:value="93.9172439575195" calcext:value-type="float">
            <text:p>93.9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]+0.5" office:value-type="float" office:value="5" calcext:value-type="float">
            <text:p>5.0</text:p>
          </table:table-cell>
          <table:table-cell table:style-name="ce1" table:formula="of:=[.B11]-100/[.$I$2]" office:value-type="float" office:value="93.75" calcext:value-type="float">
            <text:p>93.8</text:p>
          </table:table-cell>
          <table:table-cell office:value-type="float" office:value="2402" calcext:value-type="float">
            <text:p>2402</text:p>
          </table:table-cell>
          <table:table-cell table:formula="of:=[.C12]/1000*(3.3/2)" office:value-type="float" office:value="3.9633" calcext:value-type="float">
            <text:p>3.96</text:p>
          </table:table-cell>
          <table:table-cell/>
          <table:table-cell table:formula="of:=-125.8413615096*[.D12]^{3}+1389.086024793*[.D12]^{2}-4970.1339315306*[.D12]+5802.31005866" office:value-type="float" office:value="89.3972263206497" calcext:value-type="float">
            <text:p>89.40</text:p>
          </table:table-cell>
          <table:table-cell table:style-name="ce2" table:formula="of:=10535.553463971*[.D12]^{9}+-319121.746562075*[.D12]^{8}+4273352.7667569*[.D12]^{7}+-33191395.1386817*[.D12]^{6}+164712219.536065*[.D12]^{5}+-541285617.88981*[.D12]^{4}+1177170416.03934*[.D12]^{3}+-1632354970.82301*[.D12]^{2}+1308301555.25165*[.D12]^{1}+-461154428.901083" office:value-type="float" office:value="92.9396543502808" calcext:value-type="float">
            <text:p>92.9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]+0.5" office:value-type="float" office:value="5.5" calcext:value-type="float">
            <text:p>5.5</text:p>
          </table:table-cell>
          <table:table-cell table:style-name="ce1" table:formula="of:=[.B12]-100/[.$I$2]" office:value-type="float" office:value="93.125" calcext:value-type="float">
            <text:p>93.1</text:p>
          </table:table-cell>
          <table:table-cell office:value-type="float" office:value="2399" calcext:value-type="float">
            <text:p>2399</text:p>
          </table:table-cell>
          <table:table-cell table:formula="of:=[.C13]/1000*(3.3/2)" office:value-type="float" office:value="3.95835" calcext:value-type="float">
            <text:p>3.96</text:p>
          </table:table-cell>
          <table:table-cell/>
          <table:table-cell table:formula="of:=-125.8413615096*[.D13]^{3}+1389.086024793*[.D13]^{2}-4970.1339315306*[.D13]+5802.31005866" office:value-type="float" office:value="88.8474302035493" calcext:value-type="float">
            <text:p>88.85</text:p>
          </table:table-cell>
          <table:table-cell table:style-name="ce2" table:formula="of:=10535.553463971*[.D13]^{9}+-319121.746562075*[.D13]^{8}+4273352.7667569*[.D13]^{7}+-33191395.1386817*[.D13]^{6}+164712219.536065*[.D13]^{5}+-541285617.88981*[.D13]^{4}+1177170416.03934*[.D13]^{3}+-1632354970.82301*[.D13]^{2}+1308301555.25165*[.D13]^{1}+-461154428.901083" office:value-type="float" office:value="92.1766595840454" calcext:value-type="float">
            <text:p>92.1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]+0.5" office:value-type="float" office:value="6" calcext:value-type="float">
            <text:p>6.0</text:p>
          </table:table-cell>
          <table:table-cell table:style-name="ce1" table:formula="of:=[.B13]-100/[.$I$2]" office:value-type="float" office:value="92.5" calcext:value-type="float">
            <text:p>92.5</text:p>
          </table:table-cell>
          <table:table-cell office:value-type="float" office:value="2394" calcext:value-type="float">
            <text:p>2394</text:p>
          </table:table-cell>
          <table:table-cell table:formula="of:=[.C14]/1000*(3.3/2)" office:value-type="float" office:value="3.9501" calcext:value-type="float">
            <text:p>3.95</text:p>
          </table:table-cell>
          <table:table-cell/>
          <table:table-cell table:formula="of:=-125.8413615096*[.D14]^{3}+1389.086024793*[.D14]^{2}-4970.1339315306*[.D14]+5802.31005866" office:value-type="float" office:value="87.9196828725335" calcext:value-type="float">
            <text:p>87.92</text:p>
          </table:table-cell>
          <table:table-cell table:style-name="ce2" table:formula="of:=10535.553463971*[.D14]^{9}+-319121.746562075*[.D14]^{8}+4273352.7667569*[.D14]^{7}+-33191395.1386817*[.D14]^{6}+164712219.536065*[.D14]^{5}+-541285617.88981*[.D14]^{4}+1177170416.03934*[.D14]^{3}+-1632354970.82301*[.D14]^{2}+1308301555.25165*[.D14]^{1}+-461154428.901083" office:value-type="float" office:value="90.8547487258911" calcext:value-type="float">
            <text:p>90.8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]+0.5" office:value-type="float" office:value="6.5" calcext:value-type="float">
            <text:p>6.5</text:p>
          </table:table-cell>
          <table:table-cell table:style-name="ce1" table:formula="of:=[.B14]-100/[.$I$2]" office:value-type="float" office:value="91.875" calcext:value-type="float">
            <text:p>91.9</text:p>
          </table:table-cell>
          <table:table-cell office:value-type="float" office:value="2392" calcext:value-type="float">
            <text:p>2392</text:p>
          </table:table-cell>
          <table:table-cell table:formula="of:=[.C15]/1000*(3.3/2)" office:value-type="float" office:value="3.9468" calcext:value-type="float">
            <text:p>3.95</text:p>
          </table:table-cell>
          <table:table-cell/>
          <table:table-cell table:formula="of:=-125.8413615096*[.D15]^{3}+1389.086024793*[.D15]^{2}-4970.1339315306*[.D15]+5802.31005866" office:value-type="float" office:value="87.5446659172258" calcext:value-type="float">
            <text:p>87.54</text:p>
          </table:table-cell>
          <table:table-cell table:style-name="ce2" table:formula="of:=10535.553463971*[.D15]^{9}+-319121.746562075*[.D15]^{8}+4273352.7667569*[.D15]^{7}+-33191395.1386817*[.D15]^{6}+164712219.536065*[.D15]^{5}+-541285617.88981*[.D15]^{4}+1177170416.03934*[.D15]^{3}+-1632354970.82301*[.D15]^{2}+1308301555.25165*[.D15]^{1}+-461154428.901083" office:value-type="float" office:value="90.3103733062744" calcext:value-type="float">
            <text:p>90.3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]+0.5" office:value-type="float" office:value="7" calcext:value-type="float">
            <text:p>7.0</text:p>
          </table:table-cell>
          <table:table-cell table:style-name="ce1" table:formula="of:=[.B15]-100/[.$I$2]" office:value-type="float" office:value="91.25" calcext:value-type="float">
            <text:p>91.3</text:p>
          </table:table-cell>
          <table:table-cell office:value-type="float" office:value="2387" calcext:value-type="float">
            <text:p>2387</text:p>
          </table:table-cell>
          <table:table-cell table:formula="of:=[.C16]/1000*(3.3/2)" office:value-type="float" office:value="3.93855" calcext:value-type="float">
            <text:p>3.94</text:p>
          </table:table-cell>
          <table:table-cell/>
          <table:table-cell table:formula="of:=-125.8413615096*[.D16]^{3}+1389.086024793*[.D16]^{2}-4970.1339315306*[.D16]+5802.31005866" office:value-type="float" office:value="86.5975658956841" calcext:value-type="float">
            <text:p>86.60</text:p>
          </table:table-cell>
          <table:table-cell table:style-name="ce2" table:formula="of:=10535.553463971*[.D16]^{9}+-319121.746562075*[.D16]^{8}+4273352.7667569*[.D16]^{7}+-33191395.1386817*[.D16]^{6}+164712219.536065*[.D16]^{5}+-541285617.88981*[.D16]^{4}+1177170416.03934*[.D16]^{3}+-1632354970.82301*[.D16]^{2}+1308301555.25165*[.D16]^{1}+-461154428.901083" office:value-type="float" office:value="88.9158954620361" calcext:value-type="float">
            <text:p>88.9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6]+0.5" office:value-type="float" office:value="7.5" calcext:value-type="float">
            <text:p>7.5</text:p>
          </table:table-cell>
          <table:table-cell table:style-name="ce1" table:formula="of:=[.B16]-100/[.$I$2]" office:value-type="float" office:value="90.625" calcext:value-type="float">
            <text:p>90.6</text:p>
          </table:table-cell>
          <table:table-cell office:value-type="float" office:value="2385" calcext:value-type="float">
            <text:p>2385</text:p>
          </table:table-cell>
          <table:table-cell table:formula="of:=[.C17]/1000*(3.3/2)" office:value-type="float" office:value="3.93525" calcext:value-type="float">
            <text:p>3.94</text:p>
          </table:table-cell>
          <table:table-cell/>
          <table:table-cell table:formula="of:=-125.8413615096*[.D17]^{3}+1389.086024793*[.D17]^{2}-4970.1339315306*[.D17]+5802.31005866" office:value-type="float" office:value="86.2149740609339" calcext:value-type="float">
            <text:p>86.21</text:p>
          </table:table-cell>
          <table:table-cell table:style-name="ce2" table:formula="of:=10535.553463971*[.D17]^{9}+-319121.746562075*[.D17]^{8}+4273352.7667569*[.D17]^{7}+-33191395.1386817*[.D17]^{6}+164712219.536065*[.D17]^{5}+-541285617.88981*[.D17]^{4}+1177170416.03934*[.D17]^{3}+-1632354970.82301*[.D17]^{2}+1308301555.25165*[.D17]^{1}+-461154428.901083" office:value-type="float" office:value="88.3464689254761" calcext:value-type="float">
            <text:p>88.3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7]+0.5" office:value-type="float" office:value="8" calcext:value-type="float">
            <text:p>8.0</text:p>
          </table:table-cell>
          <table:table-cell table:style-name="ce1" table:formula="of:=[.B17]-100/[.$I$2]" office:value-type="float" office:value="90" calcext:value-type="float">
            <text:p>90.0</text:p>
          </table:table-cell>
          <table:table-cell office:value-type="float" office:value="2384" calcext:value-type="float">
            <text:p>2384</text:p>
          </table:table-cell>
          <table:table-cell table:formula="of:=[.C18]/1000*(3.3/2)" office:value-type="float" office:value="3.9336" calcext:value-type="float">
            <text:p>3.93</text:p>
          </table:table-cell>
          <table:table-cell/>
          <table:table-cell table:formula="of:=-125.8413615096*[.D18]^{3}+1389.086024793*[.D18]^{2}-4970.1339315306*[.D18]+5802.31005866" office:value-type="float" office:value="86.0228877479049" calcext:value-type="float">
            <text:p>86.02</text:p>
          </table:table-cell>
          <table:table-cell table:style-name="ce2" table:formula="of:=10535.553463971*[.D18]^{9}+-319121.746562075*[.D18]^{8}+4273352.7667569*[.D18]^{7}+-33191395.1386817*[.D18]^{6}+164712219.536065*[.D18]^{5}+-541285617.88981*[.D18]^{4}+1177170416.03934*[.D18]^{3}+-1632354970.82301*[.D18]^{2}+1308301555.25165*[.D18]^{1}+-461154428.901083" office:value-type="float" office:value="88.0595245361328" calcext:value-type="float">
            <text:p>88.0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8]+0.5" office:value-type="float" office:value="8.5" calcext:value-type="float">
            <text:p>8.5</text:p>
          </table:table-cell>
          <table:table-cell table:style-name="ce1" table:formula="of:=[.B18]-100/[.$I$2]" office:value-type="float" office:value="89.375" calcext:value-type="float">
            <text:p>89.4</text:p>
          </table:table-cell>
          <table:table-cell office:value-type="float" office:value="2384" calcext:value-type="float">
            <text:p>2384</text:p>
          </table:table-cell>
          <table:table-cell table:formula="of:=[.C19]/1000*(3.3/2)" office:value-type="float" office:value="3.9336" calcext:value-type="float">
            <text:p>3.93</text:p>
          </table:table-cell>
          <table:table-cell/>
          <table:table-cell table:formula="of:=-125.8413615096*[.D19]^{3}+1389.086024793*[.D19]^{2}-4970.1339315306*[.D19]+5802.31005866" office:value-type="float" office:value="86.0228877479049" calcext:value-type="float">
            <text:p>86.02</text:p>
          </table:table-cell>
          <table:table-cell table:style-name="ce2" table:formula="of:=10535.553463971*[.D19]^{9}+-319121.746562075*[.D19]^{8}+4273352.7667569*[.D19]^{7}+-33191395.1386817*[.D19]^{6}+164712219.536065*[.D19]^{5}+-541285617.88981*[.D19]^{4}+1177170416.03934*[.D19]^{3}+-1632354970.82301*[.D19]^{2}+1308301555.25165*[.D19]^{1}+-461154428.901083" office:value-type="float" office:value="88.0595245361328" calcext:value-type="float">
            <text:p>88.0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9]+0.5" office:value-type="float" office:value="9" calcext:value-type="float">
            <text:p>9.0</text:p>
          </table:table-cell>
          <table:table-cell table:style-name="ce1" table:formula="of:=[.B19]-100/[.$I$2]" office:value-type="float" office:value="88.75" calcext:value-type="float">
            <text:p>88.8</text:p>
          </table:table-cell>
          <table:table-cell office:value-type="float" office:value="2383" calcext:value-type="float">
            <text:p>2383</text:p>
          </table:table-cell>
          <table:table-cell table:formula="of:=[.C20]/1000*(3.3/2)" office:value-type="float" office:value="3.93195" calcext:value-type="float">
            <text:p>3.93</text:p>
          </table:table-cell>
          <table:table-cell/>
          <table:table-cell table:formula="of:=-125.8413615096*[.D20]^{3}+1389.086024793*[.D20]^{2}-4970.1339315306*[.D20]+5802.31005866" office:value-type="float" office:value="85.8302790267871" calcext:value-type="float">
            <text:p>85.83</text:p>
          </table:table-cell>
          <table:table-cell table:style-name="ce2" table:formula="of:=10535.553463971*[.D20]^{9}+-319121.746562075*[.D20]^{8}+4273352.7667569*[.D20]^{7}+-33191395.1386817*[.D20]^{6}+164712219.536065*[.D20]^{5}+-541285617.88981*[.D20]^{4}+1177170416.03934*[.D20]^{3}+-1632354970.82301*[.D20]^{2}+1308301555.25165*[.D20]^{1}+-461154428.901083" office:value-type="float" office:value="87.7713212966919" calcext:value-type="float">
            <text:p>87.7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0]+0.5" office:value-type="float" office:value="9.5" calcext:value-type="float">
            <text:p>9.5</text:p>
          </table:table-cell>
          <table:table-cell table:style-name="ce1" table:formula="of:=[.B20]-100/[.$I$2]" office:value-type="float" office:value="88.125" calcext:value-type="float">
            <text:p>88.1</text:p>
          </table:table-cell>
          <table:table-cell office:value-type="float" office:value="2383" calcext:value-type="float">
            <text:p>2383</text:p>
          </table:table-cell>
          <table:table-cell table:formula="of:=[.C21]/1000*(3.3/2)" office:value-type="float" office:value="3.93195" calcext:value-type="float">
            <text:p>3.93</text:p>
          </table:table-cell>
          <table:table-cell/>
          <table:table-cell table:formula="of:=-125.8413615096*[.D21]^{3}+1389.086024793*[.D21]^{2}-4970.1339315306*[.D21]+5802.31005866" office:value-type="float" office:value="85.8302790267871" calcext:value-type="float">
            <text:p>85.83</text:p>
          </table:table-cell>
          <table:table-cell table:style-name="ce2" table:formula="of:=10535.553463971*[.D21]^{9}+-319121.746562075*[.D21]^{8}+4273352.7667569*[.D21]^{7}+-33191395.1386817*[.D21]^{6}+164712219.536065*[.D21]^{5}+-541285617.88981*[.D21]^{4}+1177170416.03934*[.D21]^{3}+-1632354970.82301*[.D21]^{2}+1308301555.25165*[.D21]^{1}+-461154428.901083" office:value-type="float" office:value="87.7713212966919" calcext:value-type="float">
            <text:p>87.7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1]+0.5" office:value-type="float" office:value="10" calcext:value-type="float">
            <text:p>10.0</text:p>
          </table:table-cell>
          <table:table-cell table:style-name="ce1" table:formula="of:=[.B21]-100/[.$I$2]" office:value-type="float" office:value="87.5" calcext:value-type="float">
            <text:p>87.5</text:p>
          </table:table-cell>
          <table:table-cell office:value-type="float" office:value="2383" calcext:value-type="float">
            <text:p>2383</text:p>
          </table:table-cell>
          <table:table-cell table:formula="of:=[.C22]/1000*(3.3/2)" office:value-type="float" office:value="3.93195" calcext:value-type="float">
            <text:p>3.93</text:p>
          </table:table-cell>
          <table:table-cell/>
          <table:table-cell table:formula="of:=-125.8413615096*[.D22]^{3}+1389.086024793*[.D22]^{2}-4970.1339315306*[.D22]+5802.31005866" office:value-type="float" office:value="85.8302790267871" calcext:value-type="float">
            <text:p>85.83</text:p>
          </table:table-cell>
          <table:table-cell table:style-name="ce2" table:formula="of:=10535.553463971*[.D22]^{9}+-319121.746562075*[.D22]^{8}+4273352.7667569*[.D22]^{7}+-33191395.1386817*[.D22]^{6}+164712219.536065*[.D22]^{5}+-541285617.88981*[.D22]^{4}+1177170416.03934*[.D22]^{3}+-1632354970.82301*[.D22]^{2}+1308301555.25165*[.D22]^{1}+-461154428.901083" office:value-type="float" office:value="87.7713212966919" calcext:value-type="float">
            <text:p>87.7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2]+0.5" office:value-type="float" office:value="10.5" calcext:value-type="float">
            <text:p>10.5</text:p>
          </table:table-cell>
          <table:table-cell table:style-name="ce1" table:formula="of:=[.B22]-100/[.$I$2]" office:value-type="float" office:value="86.875" calcext:value-type="float">
            <text:p>86.9</text:p>
          </table:table-cell>
          <table:table-cell office:value-type="float" office:value="2378" calcext:value-type="float">
            <text:p>2378</text:p>
          </table:table-cell>
          <table:table-cell table:formula="of:=[.C23]/1000*(3.3/2)" office:value-type="float" office:value="3.9237" calcext:value-type="float">
            <text:p>3.92</text:p>
          </table:table-cell>
          <table:table-cell/>
          <table:table-cell table:formula="of:=-125.8413615096*[.D23]^{3}+1389.086024793*[.D23]^{2}-4970.1339315306*[.D23]+5802.31005866" office:value-type="float" office:value="84.8595180120346" calcext:value-type="float">
            <text:p>84.86</text:p>
          </table:table-cell>
          <table:table-cell table:style-name="ce2" table:formula="of:=10535.553463971*[.D23]^{9}+-319121.746562075*[.D23]^{8}+4273352.7667569*[.D23]^{7}+-33191395.1386817*[.D23]^{6}+164712219.536065*[.D23]^{5}+-541285617.88981*[.D23]^{4}+1177170416.03934*[.D23]^{3}+-1632354970.82301*[.D23]^{2}+1308301555.25165*[.D23]^{1}+-461154428.901083" office:value-type="float" office:value="86.3126077651978" calcext:value-type="float">
            <text:p>86.3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3]+0.5" office:value-type="float" office:value="11" calcext:value-type="float">
            <text:p>11.0</text:p>
          </table:table-cell>
          <table:table-cell table:style-name="ce1" table:formula="of:=[.B23]-100/[.$I$2]" office:value-type="float" office:value="86.25" calcext:value-type="float">
            <text:p>86.3</text:p>
          </table:table-cell>
          <table:table-cell office:value-type="float" office:value="2377" calcext:value-type="float">
            <text:p>2377</text:p>
          </table:table-cell>
          <table:table-cell table:formula="of:=[.C24]/1000*(3.3/2)" office:value-type="float" office:value="3.92205" calcext:value-type="float">
            <text:p>3.92</text:p>
          </table:table-cell>
          <table:table-cell/>
          <table:table-cell table:formula="of:=-125.8413615096*[.D24]^{3}+1389.086024793*[.D24]^{2}-4970.1339315306*[.D24]+5802.31005866" office:value-type="float" office:value="84.6638460696386" calcext:value-type="float">
            <text:p>84.66</text:p>
          </table:table-cell>
          <table:table-cell table:style-name="ce2" table:formula="of:=10535.553463971*[.D24]^{9}+-319121.746562075*[.D24]^{8}+4273352.7667569*[.D24]^{7}+-33191395.1386817*[.D24]^{6}+164712219.536065*[.D24]^{5}+-541285617.88981*[.D24]^{4}+1177170416.03934*[.D24]^{3}+-1632354970.82301*[.D24]^{2}+1308301555.25165*[.D24]^{1}+-461154428.901083" office:value-type="float" office:value="86.0179567337036" calcext:value-type="float">
            <text:p>86.0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4]+0.5" office:value-type="float" office:value="11.5" calcext:value-type="float">
            <text:p>11.5</text:p>
          </table:table-cell>
          <table:table-cell table:style-name="ce1" table:formula="of:=[.B24]-100/[.$I$2]" office:value-type="float" office:value="85.625" calcext:value-type="float">
            <text:p>85.6</text:p>
          </table:table-cell>
          <table:table-cell office:value-type="float" office:value="2379" calcext:value-type="float">
            <text:p>2379</text:p>
          </table:table-cell>
          <table:table-cell table:formula="of:=[.C25]/1000*(3.3/2)" office:value-type="float" office:value="3.92535" calcext:value-type="float">
            <text:p>3.93</text:p>
          </table:table-cell>
          <table:table-cell/>
          <table:table-cell table:formula="of:=-125.8413615096*[.D25]^{3}+1389.086024793*[.D25]^{2}-4970.1339315306*[.D25]+5802.31005866" office:value-type="float" office:value="85.054687896979" calcext:value-type="float">
            <text:p>85.05</text:p>
          </table:table-cell>
          <table:table-cell table:style-name="ce2" table:formula="of:=10535.553463971*[.D25]^{9}+-319121.746562075*[.D25]^{8}+4273352.7667569*[.D25]^{7}+-33191395.1386817*[.D25]^{6}+164712219.536065*[.D25]^{5}+-541285617.88981*[.D25]^{4}+1177170416.03934*[.D25]^{3}+-1632354970.82301*[.D25]^{2}+1308301555.25165*[.D25]^{1}+-461154428.901083" office:value-type="float" office:value="86.6064338684082" calcext:value-type="float">
            <text:p>86.6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5]+0.5" office:value-type="float" office:value="12" calcext:value-type="float">
            <text:p>12.0</text:p>
          </table:table-cell>
          <table:table-cell table:style-name="ce1" table:formula="of:=[.B25]-100/[.$I$2]" office:value-type="float" office:value="85" calcext:value-type="float">
            <text:p>85.0</text:p>
          </table:table-cell>
          <table:table-cell office:value-type="float" office:value="2374" calcext:value-type="float">
            <text:p>2374</text:p>
          </table:table-cell>
          <table:table-cell table:formula="of:=[.C26]/1000*(3.3/2)" office:value-type="float" office:value="3.9171" calcext:value-type="float">
            <text:p>3.92</text:p>
          </table:table-cell>
          <table:table-cell/>
          <table:table-cell table:formula="of:=-125.8413615096*[.D26]^{3}+1389.086024793*[.D26]^{2}-4970.1339315306*[.D26]+5802.31005866" office:value-type="float" office:value="84.0738518154385" calcext:value-type="float">
            <text:p>84.07</text:p>
          </table:table-cell>
          <table:table-cell table:style-name="ce2" table:formula="of:=10535.553463971*[.D26]^{9}+-319121.746562075*[.D26]^{8}+4273352.7667569*[.D26]^{7}+-33191395.1386817*[.D26]^{6}+164712219.536065*[.D26]^{5}+-541285617.88981*[.D26]^{4}+1177170416.03934*[.D26]^{3}+-1632354970.82301*[.D26]^{2}+1308301555.25165*[.D26]^{1}+-461154428.901083" office:value-type="float" office:value="85.1293182373047" calcext:value-type="float">
            <text:p>85.1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6]+0.5" office:value-type="float" office:value="12.5" calcext:value-type="float">
            <text:p>12.5</text:p>
          </table:table-cell>
          <table:table-cell table:style-name="ce1" table:formula="of:=[.B26]-100/[.$I$2]" office:value-type="float" office:value="84.375" calcext:value-type="float">
            <text:p>84.4</text:p>
          </table:table-cell>
          <table:table-cell office:value-type="float" office:value="2373" calcext:value-type="float">
            <text:p>2373</text:p>
          </table:table-cell>
          <table:table-cell table:formula="of:=[.C27]/1000*(3.3/2)" office:value-type="float" office:value="3.91545" calcext:value-type="float">
            <text:p>3.92</text:p>
          </table:table-cell>
          <table:table-cell/>
          <table:table-cell table:formula="of:=-125.8413615096*[.D27]^{3}+1389.086024793*[.D27]^{2}-4970.1339315306*[.D27]+5802.31005866" office:value-type="float" office:value="83.8762055609359" calcext:value-type="float">
            <text:p>83.88</text:p>
          </table:table-cell>
          <table:table-cell table:style-name="ce2" table:formula="of:=10535.553463971*[.D27]^{9}+-319121.746562075*[.D27]^{8}+4273352.7667569*[.D27]^{7}+-33191395.1386817*[.D27]^{6}+164712219.536065*[.D27]^{5}+-541285617.88981*[.D27]^{4}+1177170416.03934*[.D27]^{3}+-1632354970.82301*[.D27]^{2}+1308301555.25165*[.D27]^{1}+-461154428.901083" office:value-type="float" office:value="84.8318490982056" calcext:value-type="float">
            <text:p>84.8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7]+0.5" office:value-type="float" office:value="13" calcext:value-type="float">
            <text:p>13.0</text:p>
          </table:table-cell>
          <table:table-cell table:style-name="ce1" table:formula="of:=[.B27]-100/[.$I$2]" office:value-type="float" office:value="83.75" calcext:value-type="float">
            <text:p>83.8</text:p>
          </table:table-cell>
          <table:table-cell office:value-type="float" office:value="2371" calcext:value-type="float">
            <text:p>2371</text:p>
          </table:table-cell>
          <table:table-cell table:formula="of:=[.C28]/1000*(3.3/2)" office:value-type="float" office:value="3.91215" calcext:value-type="float">
            <text:p>3.91</text:p>
          </table:table-cell>
          <table:table-cell/>
          <table:table-cell table:formula="of:=-125.8413615096*[.D28]^{3}+1389.086024793*[.D28]^{2}-4970.1339315306*[.D28]+5802.31005866" office:value-type="float" office:value="83.4794611479001" calcext:value-type="float">
            <text:p>83.48</text:p>
          </table:table-cell>
          <table:table-cell table:style-name="ce2" table:formula="of:=10535.553463971*[.D28]^{9}+-319121.746562075*[.D28]^{8}+4273352.7667569*[.D28]^{7}+-33191395.1386817*[.D28]^{6}+164712219.536065*[.D28]^{5}+-541285617.88981*[.D28]^{4}+1177170416.03934*[.D28]^{3}+-1632354970.82301*[.D28]^{2}+1308301555.25165*[.D28]^{1}+-461154428.901083" office:value-type="float" office:value="84.2353763580322" calcext:value-type="float">
            <text:p>84.2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8]+0.5" office:value-type="float" office:value="13.5" calcext:value-type="float">
            <text:p>13.5</text:p>
          </table:table-cell>
          <table:table-cell table:style-name="ce1" table:formula="of:=[.B28]-100/[.$I$2]" office:value-type="float" office:value="83.125" calcext:value-type="float">
            <text:p>83.1</text:p>
          </table:table-cell>
          <table:table-cell office:value-type="float" office:value="2370" calcext:value-type="float">
            <text:p>2370</text:p>
          </table:table-cell>
          <table:table-cell table:formula="of:=[.C29]/1000*(3.3/2)" office:value-type="float" office:value="3.9105" calcext:value-type="float">
            <text:p>3.91</text:p>
          </table:table-cell>
          <table:table-cell/>
          <table:table-cell table:formula="of:=-125.8413615096*[.D29]^{3}+1389.086024793*[.D29]^{2}-4970.1339315306*[.D29]+5802.31005866" office:value-type="float" office:value="83.2803697729132" calcext:value-type="float">
            <text:p>83.28</text:p>
          </table:table-cell>
          <table:table-cell table:style-name="ce2" table:formula="of:=10535.553463971*[.D29]^{9}+-319121.746562075*[.D29]^{8}+4273352.7667569*[.D29]^{7}+-33191395.1386817*[.D29]^{6}+164712219.536065*[.D29]^{5}+-541285617.88981*[.D29]^{4}+1177170416.03934*[.D29]^{3}+-1632354970.82301*[.D29]^{2}+1308301555.25165*[.D29]^{1}+-461154428.901083" office:value-type="float" office:value="83.9365224838257" calcext:value-type="float">
            <text:p>83.9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29]+0.5" office:value-type="float" office:value="14" calcext:value-type="float">
            <text:p>14.0</text:p>
          </table:table-cell>
          <table:table-cell table:style-name="ce1" table:formula="of:=[.B29]-100/[.$I$2]" office:value-type="float" office:value="82.5" calcext:value-type="float">
            <text:p>82.5</text:p>
          </table:table-cell>
          <table:table-cell office:value-type="float" office:value="2370" calcext:value-type="float">
            <text:p>2370</text:p>
          </table:table-cell>
          <table:table-cell table:formula="of:=[.C30]/1000*(3.3/2)" office:value-type="float" office:value="3.9105" calcext:value-type="float">
            <text:p>3.91</text:p>
          </table:table-cell>
          <table:table-cell/>
          <table:table-cell table:formula="of:=-125.8413615096*[.D30]^{3}+1389.086024793*[.D30]^{2}-4970.1339315306*[.D30]+5802.31005866" office:value-type="float" office:value="83.2803697729132" calcext:value-type="float">
            <text:p>83.28</text:p>
          </table:table-cell>
          <table:table-cell table:style-name="ce2" table:formula="of:=10535.553463971*[.D30]^{9}+-319121.746562075*[.D30]^{8}+4273352.7667569*[.D30]^{7}+-33191395.1386817*[.D30]^{6}+164712219.536065*[.D30]^{5}+-541285617.88981*[.D30]^{4}+1177170416.03934*[.D30]^{3}+-1632354970.82301*[.D30]^{2}+1308301555.25165*[.D30]^{1}+-461154428.901083" office:value-type="float" office:value="83.9365224838257" calcext:value-type="float">
            <text:p>83.9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0]+0.5" office:value-type="float" office:value="14.5" calcext:value-type="float">
            <text:p>14.5</text:p>
          </table:table-cell>
          <table:table-cell table:style-name="ce1" table:formula="of:=[.B30]-100/[.$I$2]" office:value-type="float" office:value="81.875" calcext:value-type="float">
            <text:p>81.9</text:p>
          </table:table-cell>
          <table:table-cell office:value-type="float" office:value="2368" calcext:value-type="float">
            <text:p>2368</text:p>
          </table:table-cell>
          <table:table-cell table:formula="of:=[.C31]/1000*(3.3/2)" office:value-type="float" office:value="3.9072" calcext:value-type="float">
            <text:p>3.91</text:p>
          </table:table-cell>
          <table:table-cell/>
          <table:table-cell table:formula="of:=-125.8413615096*[.D31]^{3}+1389.086024793*[.D31]^{2}-4970.1339315306*[.D31]+5802.31005866" office:value-type="float" office:value="82.8807656448362" calcext:value-type="float">
            <text:p>82.88</text:p>
          </table:table-cell>
          <table:table-cell table:style-name="ce2" table:formula="of:=10535.553463971*[.D31]^{9}+-319121.746562075*[.D31]^{8}+4273352.7667569*[.D31]^{7}+-33191395.1386817*[.D31]^{6}+164712219.536065*[.D31]^{5}+-541285617.88981*[.D31]^{4}+1177170416.03934*[.D31]^{3}+-1632354970.82301*[.D31]^{2}+1308301555.25165*[.D31]^{1}+-461154428.901083" office:value-type="float" office:value="83.3379821777344" calcext:value-type="float">
            <text:p>83.3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1]+0.5" office:value-type="float" office:value="15" calcext:value-type="float">
            <text:p>15.0</text:p>
          </table:table-cell>
          <table:table-cell table:style-name="ce1" table:formula="of:=[.B31]-100/[.$I$2]" office:value-type="float" office:value="81.25" calcext:value-type="float">
            <text:p>81.3</text:p>
          </table:table-cell>
          <table:table-cell office:value-type="float" office:value="2367" calcext:value-type="float">
            <text:p>2367</text:p>
          </table:table-cell>
          <table:table-cell table:formula="of:=[.C32]/1000*(3.3/2)" office:value-type="float" office:value="3.90555" calcext:value-type="float">
            <text:p>3.91</text:p>
          </table:table-cell>
          <table:table-cell/>
          <table:table-cell table:formula="of:=-125.8413615096*[.D32]^{3}+1389.086024793*[.D32]^{2}-4970.1339315306*[.D32]+5802.31005866" office:value-type="float" office:value="82.6802596752978" calcext:value-type="float">
            <text:p>82.68</text:p>
          </table:table-cell>
          <table:table-cell table:style-name="ce2" table:formula="of:=10535.553463971*[.D32]^{9}+-319121.746562075*[.D32]^{8}+4273352.7667569*[.D32]^{7}+-33191395.1386817*[.D32]^{6}+164712219.536065*[.D32]^{5}+-541285617.88981*[.D32]^{4}+1177170416.03934*[.D32]^{3}+-1632354970.82301*[.D32]^{2}+1308301555.25165*[.D32]^{1}+-461154428.901083" office:value-type="float" office:value="83.0384225845337" calcext:value-type="float">
            <text:p>83.0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2]+0.5" office:value-type="float" office:value="15.5" calcext:value-type="float">
            <text:p>15.5</text:p>
          </table:table-cell>
          <table:table-cell table:style-name="ce1" table:formula="of:=[.B32]-100/[.$I$2]" office:value-type="float" office:value="80.625" calcext:value-type="float">
            <text:p>80.6</text:p>
          </table:table-cell>
          <table:table-cell office:value-type="float" office:value="2364" calcext:value-type="float">
            <text:p>2364</text:p>
          </table:table-cell>
          <table:table-cell table:formula="of:=[.C33]/1000*(3.3/2)" office:value-type="float" office:value="3.9006" calcext:value-type="float">
            <text:p>3.90</text:p>
          </table:table-cell>
          <table:table-cell/>
          <table:table-cell table:formula="of:=-125.8413615096*[.D33]^{3}+1389.086024793*[.D33]^{2}-4970.1339315306*[.D33]+5802.31005866" office:value-type="float" office:value="82.0759668459004" calcext:value-type="float">
            <text:p>82.08</text:p>
          </table:table-cell>
          <table:table-cell table:style-name="ce2" table:formula="of:=10535.553463971*[.D33]^{9}+-319121.746562075*[.D33]^{8}+4273352.7667569*[.D33]^{7}+-33191395.1386817*[.D33]^{6}+164712219.536065*[.D33]^{5}+-541285617.88981*[.D33]^{4}+1177170416.03934*[.D33]^{3}+-1632354970.82301*[.D33]^{2}+1308301555.25165*[.D33]^{1}+-461154428.901083" office:value-type="float" office:value="82.1392917633057" calcext:value-type="float">
            <text:p>82.1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3]+0.5" office:value-type="float" office:value="16" calcext:value-type="float">
            <text:p>16.0</text:p>
          </table:table-cell>
          <table:table-cell table:style-name="ce1" table:formula="of:=[.B33]-100/[.$I$2]" office:value-type="float" office:value="80" calcext:value-type="float">
            <text:p>80.0</text:p>
          </table:table-cell>
          <table:table-cell office:value-type="float" office:value="2359" calcext:value-type="float">
            <text:p>2359</text:p>
          </table:table-cell>
          <table:table-cell table:formula="of:=[.C34]/1000*(3.3/2)" office:value-type="float" office:value="3.89235" calcext:value-type="float">
            <text:p>3.89</text:p>
          </table:table-cell>
          <table:table-cell/>
          <table:table-cell table:formula="of:=-125.8413615096*[.D34]^{3}+1389.086024793*[.D34]^{2}-4970.1339315306*[.D34]+5802.31005866" office:value-type="float" office:value="81.0597659005916" calcext:value-type="float">
            <text:p>81.06</text:p>
          </table:table-cell>
          <table:table-cell table:style-name="ce2" table:formula="of:=10535.553463971*[.D34]^{9}+-319121.746562075*[.D34]^{8}+4273352.7667569*[.D34]^{7}+-33191395.1386817*[.D34]^{6}+164712219.536065*[.D34]^{5}+-541285617.88981*[.D34]^{4}+1177170416.03934*[.D34]^{3}+-1632354970.82301*[.D34]^{2}+1308301555.25165*[.D34]^{1}+-461154428.901083" office:value-type="float" office:value="80.6431112289429" calcext:value-type="float">
            <text:p>80.6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4]+0.5" office:value-type="float" office:value="16.5" calcext:value-type="float">
            <text:p>16.5</text:p>
          </table:table-cell>
          <table:table-cell table:style-name="ce1" table:formula="of:=[.B34]-100/[.$I$2]" office:value-type="float" office:value="79.375" calcext:value-type="float">
            <text:p>79.4</text:p>
          </table:table-cell>
          <table:table-cell office:value-type="float" office:value="2357" calcext:value-type="float">
            <text:p>2357</text:p>
          </table:table-cell>
          <table:table-cell table:formula="of:=[.C35]/1000*(3.3/2)" office:value-type="float" office:value="3.88905" calcext:value-type="float">
            <text:p>3.89</text:p>
          </table:table-cell>
          <table:table-cell/>
          <table:table-cell table:formula="of:=-125.8413615096*[.D35]^{3}+1389.086024793*[.D35]^{2}-4970.1339315306*[.D35]+5802.31005866" office:value-type="float" office:value="80.6501984834022" calcext:value-type="float">
            <text:p>80.65</text:p>
          </table:table-cell>
          <table:table-cell table:style-name="ce2" table:formula="of:=10535.553463971*[.D35]^{9}+-319121.746562075*[.D35]^{8}+4273352.7667569*[.D35]^{7}+-33191395.1386817*[.D35]^{6}+164712219.536065*[.D35]^{5}+-541285617.88981*[.D35]^{4}+1177170416.03934*[.D35]^{3}+-1632354970.82301*[.D35]^{2}+1308301555.25165*[.D35]^{1}+-461154428.901083" office:value-type="float" office:value="80.0468721389771" calcext:value-type="float">
            <text:p>80.0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5]+0.5" office:value-type="float" office:value="17" calcext:value-type="float">
            <text:p>17.0</text:p>
          </table:table-cell>
          <table:table-cell table:style-name="ce1" table:formula="of:=[.B35]-100/[.$I$2]" office:value-type="float" office:value="78.75" calcext:value-type="float">
            <text:p>78.8</text:p>
          </table:table-cell>
          <table:table-cell office:value-type="float" office:value="2355" calcext:value-type="float">
            <text:p>2355</text:p>
          </table:table-cell>
          <table:table-cell table:formula="of:=[.C36]/1000*(3.3/2)" office:value-type="float" office:value="3.88575" calcext:value-type="float">
            <text:p>3.89</text:p>
          </table:table-cell>
          <table:table-cell/>
          <table:table-cell table:formula="of:=-125.8413615096*[.D36]^{3}+1389.086024793*[.D36]^{2}-4970.1339315306*[.D36]+5802.31005866" office:value-type="float" office:value="80.2389077451435" calcext:value-type="float">
            <text:p>80.24</text:p>
          </table:table-cell>
          <table:table-cell table:style-name="ce2" table:formula="of:=10535.553463971*[.D36]^{9}+-319121.746562075*[.D36]^{8}+4273352.7667569*[.D36]^{7}+-33191395.1386817*[.D36]^{6}+164712219.536065*[.D36]^{5}+-541285617.88981*[.D36]^{4}+1177170416.03934*[.D36]^{3}+-1632354970.82301*[.D36]^{2}+1308301555.25165*[.D36]^{1}+-461154428.901083" office:value-type="float" office:value="79.4525356292725" calcext:value-type="float">
            <text:p>79.4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6]+0.5" office:value-type="float" office:value="17.5" calcext:value-type="float">
            <text:p>17.5</text:p>
          </table:table-cell>
          <table:table-cell table:style-name="ce1" table:formula="of:=[.B36]-100/[.$I$2]" office:value-type="float" office:value="78.125" calcext:value-type="float">
            <text:p>78.1</text:p>
          </table:table-cell>
          <table:table-cell office:value-type="float" office:value="2353" calcext:value-type="float">
            <text:p>2353</text:p>
          </table:table-cell>
          <table:table-cell table:formula="of:=[.C37]/1000*(3.3/2)" office:value-type="float" office:value="3.88245" calcext:value-type="float">
            <text:p>3.88</text:p>
          </table:table-cell>
          <table:table-cell/>
          <table:table-cell table:formula="of:=-125.8413615096*[.D37]^{3}+1389.086024793*[.D37]^{2}-4970.1339315306*[.D37]+5802.31005866" office:value-type="float" office:value="79.8259208199861" calcext:value-type="float">
            <text:p>79.83</text:p>
          </table:table-cell>
          <table:table-cell table:style-name="ce2" table:formula="of:=10535.553463971*[.D37]^{9}+-319121.746562075*[.D37]^{8}+4273352.7667569*[.D37]^{7}+-33191395.1386817*[.D37]^{6}+164712219.536065*[.D37]^{5}+-541285617.88981*[.D37]^{4}+1177170416.03934*[.D37]^{3}+-1632354970.82301*[.D37]^{2}+1308301555.25165*[.D37]^{1}+-461154428.901083" office:value-type="float" office:value="78.8605604171753" calcext:value-type="float">
            <text:p>78.8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7]+0.5" office:value-type="float" office:value="18" calcext:value-type="float">
            <text:p>18.0</text:p>
          </table:table-cell>
          <table:table-cell table:style-name="ce1" table:formula="of:=[.B37]-100/[.$I$2]" office:value-type="float" office:value="77.5" calcext:value-type="float">
            <text:p>77.5</text:p>
          </table:table-cell>
          <table:table-cell office:value-type="float" office:value="2352" calcext:value-type="float">
            <text:p>2352</text:p>
          </table:table-cell>
          <table:table-cell table:formula="of:=[.C38]/1000*(3.3/2)" office:value-type="float" office:value="3.8808" calcext:value-type="float">
            <text:p>3.88</text:p>
          </table:table-cell>
          <table:table-cell/>
          <table:table-cell table:formula="of:=-125.8413615096*[.D38]^{3}+1389.086024793*[.D38]^{2}-4970.1339315306*[.D38]+5802.31005866" office:value-type="float" office:value="79.6187997667394" calcext:value-type="float">
            <text:p>79.62</text:p>
          </table:table-cell>
          <table:table-cell table:style-name="ce2" table:formula="of:=10535.553463971*[.D38]^{9}+-319121.746562075*[.D38]^{8}+4273352.7667569*[.D38]^{7}+-33191395.1386817*[.D38]^{6}+164712219.536065*[.D38]^{5}+-541285617.88981*[.D38]^{4}+1177170416.03934*[.D38]^{3}+-1632354970.82301*[.D38]^{2}+1308301555.25165*[.D38]^{1}+-461154428.901083" office:value-type="float" office:value="78.565634727478" calcext:value-type="float">
            <text:p>78.5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8]+0.5" office:value-type="float" office:value="18.5" calcext:value-type="float">
            <text:p>18.5</text:p>
          </table:table-cell>
          <table:table-cell table:style-name="ce1" table:formula="of:=[.B38]-100/[.$I$2]" office:value-type="float" office:value="76.875" calcext:value-type="float">
            <text:p>76.9</text:p>
          </table:table-cell>
          <table:table-cell office:value-type="float" office:value="2350" calcext:value-type="float">
            <text:p>2350</text:p>
          </table:table-cell>
          <table:table-cell table:formula="of:=[.C39]/1000*(3.3/2)" office:value-type="float" office:value="3.8775" calcext:value-type="float">
            <text:p>3.88</text:p>
          </table:table-cell>
          <table:table-cell/>
          <table:table-cell table:formula="of:=-125.8413615096*[.D39]^{3}+1389.086024793*[.D39]^{2}-4970.1339315306*[.D39]+5802.31005866" office:value-type="float" office:value="79.2033194377827" calcext:value-type="float">
            <text:p>79.20</text:p>
          </table:table-cell>
          <table:table-cell table:style-name="ce2" table:formula="of:=10535.553463971*[.D39]^{9}+-319121.746562075*[.D39]^{8}+4273352.7667569*[.D39]^{7}+-33191395.1386817*[.D39]^{6}+164712219.536065*[.D39]^{5}+-541285617.88981*[.D39]^{4}+1177170416.03934*[.D39]^{3}+-1632354970.82301*[.D39]^{2}+1308301555.25165*[.D39]^{1}+-461154428.901083" office:value-type="float" office:value="77.977933883667" calcext:value-type="float">
            <text:p>77.9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39]+0.5" office:value-type="float" office:value="19" calcext:value-type="float">
            <text:p>19.0</text:p>
          </table:table-cell>
          <table:table-cell table:style-name="ce1" table:formula="of:=[.B39]-100/[.$I$2]" office:value-type="float" office:value="76.25" calcext:value-type="float">
            <text:p>76.3</text:p>
          </table:table-cell>
          <table:table-cell office:value-type="float" office:value="2346" calcext:value-type="float">
            <text:p>2346</text:p>
          </table:table-cell>
          <table:table-cell table:formula="of:=[.C40]/1000*(3.3/2)" office:value-type="float" office:value="3.8709" calcext:value-type="float">
            <text:p>3.87</text:p>
          </table:table-cell>
          <table:table-cell/>
          <table:table-cell table:formula="of:=-125.8413615096*[.D40]^{3}+1389.086024793*[.D40]^{2}-4970.1339315306*[.D40]+5802.31005866" office:value-type="float" office:value="78.3675008595556" calcext:value-type="float">
            <text:p>78.37</text:p>
          </table:table-cell>
          <table:table-cell table:style-name="ce2" table:formula="of:=10535.553463971*[.D40]^{9}+-319121.746562075*[.D40]^{8}+4273352.7667569*[.D40]^{7}+-33191395.1386817*[.D40]^{6}+164712219.536065*[.D40]^{5}+-541285617.88981*[.D40]^{4}+1177170416.03934*[.D40]^{3}+-1632354970.82301*[.D40]^{2}+1308301555.25165*[.D40]^{1}+-461154428.901083" office:value-type="float" office:value="76.8129386901856" calcext:value-type="float">
            <text:p>76.8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0]+0.5" office:value-type="float" office:value="19.5" calcext:value-type="float">
            <text:p>19.5</text:p>
          </table:table-cell>
          <table:table-cell table:style-name="ce1" table:formula="of:=[.B40]-100/[.$I$2]" office:value-type="float" office:value="75.625" calcext:value-type="float">
            <text:p>75.6</text:p>
          </table:table-cell>
          <table:table-cell office:value-type="float" office:value="2344" calcext:value-type="float">
            <text:p>2344</text:p>
          </table:table-cell>
          <table:table-cell table:formula="of:=[.C41]/1000*(3.3/2)" office:value-type="float" office:value="3.8676" calcext:value-type="float">
            <text:p>3.87</text:p>
          </table:table-cell>
          <table:table-cell/>
          <table:table-cell table:formula="of:=-125.8413615096*[.D41]^{3}+1389.086024793*[.D41]^{2}-4970.1339315306*[.D41]+5802.31005866" office:value-type="float" office:value="77.9472168786224" calcext:value-type="float">
            <text:p>77.95</text:p>
          </table:table-cell>
          <table:table-cell table:style-name="ce2" table:formula="of:=10535.553463971*[.D41]^{9}+-319121.746562075*[.D41]^{8}+4273352.7667569*[.D41]^{7}+-33191395.1386817*[.D41]^{6}+164712219.536065*[.D41]^{5}+-541285617.88981*[.D41]^{4}+1177170416.03934*[.D41]^{3}+-1632354970.82301*[.D41]^{2}+1308301555.25165*[.D41]^{1}+-461154428.901083" office:value-type="float" office:value="76.2363023757935" calcext:value-type="float">
            <text:p>76.2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1]+0.5" office:value-type="float" office:value="20" calcext:value-type="float">
            <text:p>20.0</text:p>
          </table:table-cell>
          <table:table-cell table:style-name="ce1" table:formula="of:=[.B41]-100/[.$I$2]" office:value-type="float" office:value="75" calcext:value-type="float">
            <text:p>75.0</text:p>
          </table:table-cell>
          <table:table-cell office:value-type="float" office:value="2338" calcext:value-type="float">
            <text:p>2338</text:p>
          </table:table-cell>
          <table:table-cell table:formula="of:=[.C42]/1000*(3.3/2)" office:value-type="float" office:value="3.8577" calcext:value-type="float">
            <text:p>3.86</text:p>
          </table:table-cell>
          <table:table-cell/>
          <table:table-cell table:formula="of:=-125.8413615096*[.D42]^{3}+1389.086024793*[.D42]^{2}-4970.1339315306*[.D42]+5802.31005866" office:value-type="float" office:value="76.6771917785327" calcext:value-type="float">
            <text:p>76.68</text:p>
          </table:table-cell>
          <table:table-cell table:style-name="ce2" table:formula="of:=10535.553463971*[.D42]^{9}+-319121.746562075*[.D42]^{8}+4273352.7667569*[.D42]^{7}+-33191395.1386817*[.D42]^{6}+164712219.536065*[.D42]^{5}+-541285617.88981*[.D42]^{4}+1177170416.03934*[.D42]^{3}+-1632354970.82301*[.D42]^{2}+1308301555.25165*[.D42]^{1}+-461154428.901083" office:value-type="float" office:value="74.5336322784424" calcext:value-type="float">
            <text:p>74.5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2]+0.5" office:value-type="float" office:value="20.5" calcext:value-type="float">
            <text:p>20.5</text:p>
          </table:table-cell>
          <table:table-cell table:style-name="ce1" table:formula="of:=[.B42]-100/[.$I$2]" office:value-type="float" office:value="74.375" calcext:value-type="float">
            <text:p>74.4</text:p>
          </table:table-cell>
          <table:table-cell office:value-type="float" office:value="2336" calcext:value-type="float">
            <text:p>2336</text:p>
          </table:table-cell>
          <table:table-cell table:formula="of:=[.C43]/1000*(3.3/2)" office:value-type="float" office:value="3.8544" calcext:value-type="float">
            <text:p>3.85</text:p>
          </table:table-cell>
          <table:table-cell/>
          <table:table-cell table:formula="of:=-125.8413615096*[.D43]^{3}+1389.086024793*[.D43]^{2}-4970.1339315306*[.D43]+5802.31005866" office:value-type="float" office:value="76.2508828066284" calcext:value-type="float">
            <text:p>76.25</text:p>
          </table:table-cell>
          <table:table-cell table:style-name="ce2" table:formula="of:=10535.553463971*[.D43]^{9}+-319121.746562075*[.D43]^{8}+4273352.7667569*[.D43]^{7}+-33191395.1386817*[.D43]^{6}+164712219.536065*[.D43]^{5}+-541285617.88981*[.D43]^{4}+1177170416.03934*[.D43]^{3}+-1632354970.82301*[.D43]^{2}+1308301555.25165*[.D43]^{1}+-461154428.901083" office:value-type="float" office:value="73.9760618209839" calcext:value-type="float">
            <text:p>73.9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3]+0.5" office:value-type="float" office:value="21" calcext:value-type="float">
            <text:p>21.0</text:p>
          </table:table-cell>
          <table:table-cell table:style-name="ce1" table:formula="of:=[.B43]-100/[.$I$2]" office:value-type="float" office:value="73.75" calcext:value-type="float">
            <text:p>73.8</text:p>
          </table:table-cell>
          <table:table-cell office:value-type="float" office:value="2333" calcext:value-type="float">
            <text:p>2333</text:p>
          </table:table-cell>
          <table:table-cell table:formula="of:=[.C44]/1000*(3.3/2)" office:value-type="float" office:value="3.84945" calcext:value-type="float">
            <text:p>3.85</text:p>
          </table:table-cell>
          <table:table-cell/>
          <table:table-cell table:formula="of:=-125.8413615096*[.D44]^{3}+1389.086024793*[.D44]^{2}-4970.1339315306*[.D44]+5802.31005866" office:value-type="float" office:value="75.6087308050819" calcext:value-type="float">
            <text:p>75.61</text:p>
          </table:table-cell>
          <table:table-cell table:style-name="ce2" table:formula="of:=10535.553463971*[.D44]^{9}+-319121.746562075*[.D44]^{8}+4273352.7667569*[.D44]^{7}+-33191395.1386817*[.D44]^{6}+164712219.536065*[.D44]^{5}+-541285617.88981*[.D44]^{4}+1177170416.03934*[.D44]^{3}+-1632354970.82301*[.D44]^{2}+1308301555.25165*[.D44]^{1}+-461154428.901083" office:value-type="float" office:value="73.1499195098877" calcext:value-type="float">
            <text:p>73.1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4]+0.5" office:value-type="float" office:value="21.5" calcext:value-type="float">
            <text:p>21.5</text:p>
          </table:table-cell>
          <table:table-cell table:style-name="ce1" table:formula="of:=[.B44]-100/[.$I$2]" office:value-type="float" office:value="73.125" calcext:value-type="float">
            <text:p>73.1</text:p>
          </table:table-cell>
          <table:table-cell office:value-type="float" office:value="2326" calcext:value-type="float">
            <text:p>2326</text:p>
          </table:table-cell>
          <table:table-cell table:formula="of:=[.C45]/1000*(3.3/2)" office:value-type="float" office:value="3.8379" calcext:value-type="float">
            <text:p>3.84</text:p>
          </table:table-cell>
          <table:table-cell/>
          <table:table-cell table:formula="of:=-125.8413615096*[.D45]^{3}+1389.086024793*[.D45]^{2}-4970.1339315306*[.D45]+5802.31005866" office:value-type="float" office:value="74.0983044454961" calcext:value-type="float">
            <text:p>74.10</text:p>
          </table:table-cell>
          <table:table-cell table:style-name="ce2" table:formula="of:=10535.553463971*[.D45]^{9}+-319121.746562075*[.D45]^{8}+4273352.7667569*[.D45]^{7}+-33191395.1386817*[.D45]^{6}+164712219.536065*[.D45]^{5}+-541285617.88981*[.D45]^{4}+1177170416.03934*[.D45]^{3}+-1632354970.82301*[.D45]^{2}+1308301555.25165*[.D45]^{1}+-461154428.901083" office:value-type="float" office:value="71.2734060287476" calcext:value-type="float">
            <text:p>71.2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5]+0.5" office:value-type="float" office:value="22" calcext:value-type="float">
            <text:p>22.0</text:p>
          </table:table-cell>
          <table:table-cell table:style-name="ce1" table:formula="of:=[.B45]-100/[.$I$2]" office:value-type="float" office:value="72.5" calcext:value-type="float">
            <text:p>72.5</text:p>
          </table:table-cell>
          <table:table-cell office:value-type="float" office:value="2323" calcext:value-type="float">
            <text:p>2323</text:p>
          </table:table-cell>
          <table:table-cell table:formula="of:=[.C46]/1000*(3.3/2)" office:value-type="float" office:value="3.83295" calcext:value-type="float">
            <text:p>3.83</text:p>
          </table:table-cell>
          <table:table-cell/>
          <table:table-cell table:formula="of:=-125.8413615096*[.D46]^{3}+1389.086024793*[.D46]^{2}-4970.1339315306*[.D46]+5802.31005866" office:value-type="float" office:value="73.4460257467863" calcext:value-type="float">
            <text:p>73.45</text:p>
          </table:table-cell>
          <table:table-cell table:style-name="ce2" table:formula="of:=10535.553463971*[.D46]^{9}+-319121.746562075*[.D46]^{8}+4273352.7667569*[.D46]^{7}+-33191395.1386817*[.D46]^{6}+164712219.536065*[.D46]^{5}+-541285617.88981*[.D46]^{4}+1177170416.03934*[.D46]^{3}+-1632354970.82301*[.D46]^{2}+1308301555.25165*[.D46]^{1}+-461154428.901083" office:value-type="float" office:value="70.4924173355103" calcext:value-type="float">
            <text:p>70.4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6]+0.5" office:value-type="float" office:value="22.5" calcext:value-type="float">
            <text:p>22.5</text:p>
          </table:table-cell>
          <table:table-cell table:style-name="ce1" table:formula="of:=[.B46]-100/[.$I$2]" office:value-type="float" office:value="71.875" calcext:value-type="float">
            <text:p>71.9</text:p>
          </table:table-cell>
          <table:table-cell office:value-type="float" office:value="2320" calcext:value-type="float">
            <text:p>2320</text:p>
          </table:table-cell>
          <table:table-cell table:formula="of:=[.C47]/1000*(3.3/2)" office:value-type="float" office:value="3.828" calcext:value-type="float">
            <text:p>3.83</text:p>
          </table:table-cell>
          <table:table-cell/>
          <table:table-cell table:formula="of:=-125.8413615096*[.D47]^{3}+1389.086024793*[.D47]^{2}-4970.1339315306*[.D47]+5802.31005866" office:value-type="float" office:value="72.7909074575173" calcext:value-type="float">
            <text:p>72.79</text:p>
          </table:table-cell>
          <table:table-cell table:style-name="ce2" table:formula="of:=10535.553463971*[.D47]^{9}+-319121.746562075*[.D47]^{8}+4273352.7667569*[.D47]^{7}+-33191395.1386817*[.D47]^{6}+164712219.536065*[.D47]^{5}+-541285617.88981*[.D47]^{4}+1177170416.03934*[.D47]^{3}+-1632354970.82301*[.D47]^{2}+1308301555.25165*[.D47]^{1}+-461154428.901083" office:value-type="float" office:value="69.725977897644" calcext:value-type="float">
            <text:p>69.7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7]+0.5" office:value-type="float" office:value="23" calcext:value-type="float">
            <text:p>23.0</text:p>
          </table:table-cell>
          <table:table-cell table:style-name="ce1" table:formula="of:=[.B47]-100/[.$I$2]" office:value-type="float" office:value="71.25" calcext:value-type="float">
            <text:p>71.3</text:p>
          </table:table-cell>
          <table:table-cell office:value-type="float" office:value="2319" calcext:value-type="float">
            <text:p>2319</text:p>
          </table:table-cell>
          <table:table-cell table:formula="of:=[.C48]/1000*(3.3/2)" office:value-type="float" office:value="3.82635" calcext:value-type="float">
            <text:p>3.83</text:p>
          </table:table-cell>
          <table:table-cell/>
          <table:table-cell table:formula="of:=-125.8413615096*[.D48]^{3}+1389.086024793*[.D48]^{2}-4970.1339315306*[.D48]+5802.31005866" office:value-type="float" office:value="72.5719195025658" calcext:value-type="float">
            <text:p>72.57</text:p>
          </table:table-cell>
          <table:table-cell table:style-name="ce2" table:formula="of:=10535.553463971*[.D48]^{9}+-319121.746562075*[.D48]^{8}+4273352.7667569*[.D48]^{7}+-33191395.1386817*[.D48]^{6}+164712219.536065*[.D48]^{5}+-541285617.88981*[.D48]^{4}+1177170416.03934*[.D48]^{3}+-1632354970.82301*[.D48]^{2}+1308301555.25165*[.D48]^{1}+-461154428.901083" office:value-type="float" office:value="69.4737930297852" calcext:value-type="float">
            <text:p>69.4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8]+0.5" office:value-type="float" office:value="23.5" calcext:value-type="float">
            <text:p>23.5</text:p>
          </table:table-cell>
          <table:table-cell table:style-name="ce1" table:formula="of:=[.B48]-100/[.$I$2]" office:value-type="float" office:value="70.625" calcext:value-type="float">
            <text:p>70.6</text:p>
          </table:table-cell>
          <table:table-cell office:value-type="float" office:value="2318" calcext:value-type="float">
            <text:p>2318</text:p>
          </table:table-cell>
          <table:table-cell table:formula="of:=[.C49]/1000*(3.3/2)" office:value-type="float" office:value="3.8247" calcext:value-type="float">
            <text:p>3.82</text:p>
          </table:table-cell>
          <table:table-cell/>
          <table:table-cell table:formula="of:=-125.8413615096*[.D49]^{3}+1389.086024793*[.D49]^{2}-4970.1339315306*[.D49]+5802.31005866" office:value-type="float" office:value="72.3526296046357" calcext:value-type="float">
            <text:p>72.35</text:p>
          </table:table-cell>
          <table:table-cell table:style-name="ce2" table:formula="of:=10535.553463971*[.D49]^{9}+-319121.746562075*[.D49]^{8}+4273352.7667569*[.D49]^{7}+-33191395.1386817*[.D49]^{6}+164712219.536065*[.D49]^{5}+-541285617.88981*[.D49]^{4}+1177170416.03934*[.D49]^{3}+-1632354970.82301*[.D49]^{2}+1308301555.25165*[.D49]^{1}+-461154428.901083" office:value-type="float" office:value="69.2233095169067" calcext:value-type="float">
            <text:p>69.2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49]+0.5" office:value-type="float" office:value="24" calcext:value-type="float">
            <text:p>24.0</text:p>
          </table:table-cell>
          <table:table-cell table:style-name="ce1" table:formula="of:=[.B49]-100/[.$I$2]" office:value-type="float" office:value="70" calcext:value-type="float">
            <text:p>70.0</text:p>
          </table:table-cell>
          <table:table-cell office:value-type="float" office:value="2313" calcext:value-type="float">
            <text:p>2313</text:p>
          </table:table-cell>
          <table:table-cell table:formula="of:=[.C50]/1000*(3.3/2)" office:value-type="float" office:value="3.81645" calcext:value-type="float">
            <text:p>3.82</text:p>
          </table:table-cell>
          <table:table-cell/>
          <table:table-cell table:formula="of:=-125.8413615096*[.D50]^{3}+1389.086024793*[.D50]^{2}-4970.1339315306*[.D50]+5802.31005866" office:value-type="float" office:value="71.2517696822752" calcext:value-type="float">
            <text:p>71.25</text:p>
          </table:table-cell>
          <table:table-cell table:style-name="ce2" table:formula="of:=10535.553463971*[.D50]^{9}+-319121.746562075*[.D50]^{8}+4273352.7667569*[.D50]^{7}+-33191395.1386817*[.D50]^{6}+164712219.536065*[.D50]^{5}+-541285617.88981*[.D50]^{4}+1177170416.03934*[.D50]^{3}+-1632354970.82301*[.D50]^{2}+1308301555.25165*[.D50]^{1}+-461154428.901083" office:value-type="float" office:value="67.9958810806274" calcext:value-type="float">
            <text:p>68.0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0]+0.5" office:value-type="float" office:value="24.5" calcext:value-type="float">
            <text:p>24.5</text:p>
          </table:table-cell>
          <table:table-cell table:style-name="ce1" table:formula="of:=[.B50]-100/[.$I$2]" office:value-type="float" office:value="69.375" calcext:value-type="float">
            <text:p>69.4</text:p>
          </table:table-cell>
          <table:table-cell office:value-type="float" office:value="2309" calcext:value-type="float">
            <text:p>2309</text:p>
          </table:table-cell>
          <table:table-cell table:formula="of:=[.C51]/1000*(3.3/2)" office:value-type="float" office:value="3.80985" calcext:value-type="float">
            <text:p>3.81</text:p>
          </table:table-cell>
          <table:table-cell/>
          <table:table-cell table:formula="of:=-125.8413615096*[.D51]^{3}+1389.086024793*[.D51]^{2}-4970.1339315306*[.D51]+5802.31005866" office:value-type="float" office:value="70.3659927313811" calcext:value-type="float">
            <text:p>70.37</text:p>
          </table:table-cell>
          <table:table-cell table:style-name="ce2" table:formula="of:=10535.553463971*[.D51]^{9}+-319121.746562075*[.D51]^{8}+4273352.7667569*[.D51]^{7}+-33191395.1386817*[.D51]^{6}+164712219.536065*[.D51]^{5}+-541285617.88981*[.D51]^{4}+1177170416.03934*[.D51]^{3}+-1632354970.82301*[.D51]^{2}+1308301555.25165*[.D51]^{1}+-461154428.901083" office:value-type="float" office:value="67.044361114502" calcext:value-type="float">
            <text:p>67.0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1]+0.5" office:value-type="float" office:value="25" calcext:value-type="float">
            <text:p>25.0</text:p>
          </table:table-cell>
          <table:table-cell table:style-name="ce1" table:formula="of:=[.B51]-100/[.$I$2]" office:value-type="float" office:value="68.75" calcext:value-type="float">
            <text:p>68.8</text:p>
          </table:table-cell>
          <table:table-cell office:value-type="float" office:value="2309" calcext:value-type="float">
            <text:p>2309</text:p>
          </table:table-cell>
          <table:table-cell table:formula="of:=[.C52]/1000*(3.3/2)" office:value-type="float" office:value="3.80985" calcext:value-type="float">
            <text:p>3.81</text:p>
          </table:table-cell>
          <table:table-cell/>
          <table:table-cell table:formula="of:=-125.8413615096*[.D52]^{3}+1389.086024793*[.D52]^{2}-4970.1339315306*[.D52]+5802.31005866" office:value-type="float" office:value="70.3659927313811" calcext:value-type="float">
            <text:p>70.37</text:p>
          </table:table-cell>
          <table:table-cell table:style-name="ce2" table:formula="of:=10535.553463971*[.D52]^{9}+-319121.746562075*[.D52]^{8}+4273352.7667569*[.D52]^{7}+-33191395.1386817*[.D52]^{6}+164712219.536065*[.D52]^{5}+-541285617.88981*[.D52]^{4}+1177170416.03934*[.D52]^{3}+-1632354970.82301*[.D52]^{2}+1308301555.25165*[.D52]^{1}+-461154428.901083" office:value-type="float" office:value="67.044361114502" calcext:value-type="float">
            <text:p>67.0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2]+0.5" office:value-type="float" office:value="25.5" calcext:value-type="float">
            <text:p>25.5</text:p>
          </table:table-cell>
          <table:table-cell table:style-name="ce1" table:formula="of:=[.B52]-100/[.$I$2]" office:value-type="float" office:value="68.125" calcext:value-type="float">
            <text:p>68.1</text:p>
          </table:table-cell>
          <table:table-cell office:value-type="float" office:value="2308" calcext:value-type="float">
            <text:p>2308</text:p>
          </table:table-cell>
          <table:table-cell table:formula="of:=[.C53]/1000*(3.3/2)" office:value-type="float" office:value="3.8082" calcext:value-type="float">
            <text:p>3.81</text:p>
          </table:table-cell>
          <table:table-cell/>
          <table:table-cell table:formula="of:=-125.8413615096*[.D53]^{3}+1389.086024793*[.D53]^{2}-4970.1339315306*[.D53]+5802.31005866" office:value-type="float" office:value="70.1438699510536" calcext:value-type="float">
            <text:p>70.14</text:p>
          </table:table-cell>
          <table:table-cell table:style-name="ce2" table:formula="of:=10535.553463971*[.D53]^{9}+-319121.746562075*[.D53]^{8}+4273352.7667569*[.D53]^{7}+-33191395.1386817*[.D53]^{6}+164712219.536065*[.D53]^{5}+-541285617.88981*[.D53]^{4}+1177170416.03934*[.D53]^{3}+-1632354970.82301*[.D53]^{2}+1308301555.25165*[.D53]^{1}+-461154428.901083" office:value-type="float" office:value="66.8106994628906" calcext:value-type="float">
            <text:p>66.8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3]+0.5" office:value-type="float" office:value="26" calcext:value-type="float">
            <text:p>26.0</text:p>
          </table:table-cell>
          <table:table-cell table:style-name="ce1" table:formula="of:=[.B53]-100/[.$I$2]" office:value-type="float" office:value="67.5" calcext:value-type="float">
            <text:p>67.5</text:p>
          </table:table-cell>
          <table:table-cell office:value-type="float" office:value="2304" calcext:value-type="float">
            <text:p>2304</text:p>
          </table:table-cell>
          <table:table-cell table:formula="of:=[.C54]/1000*(3.3/2)" office:value-type="float" office:value="3.8016" calcext:value-type="float">
            <text:p>3.80</text:p>
          </table:table-cell>
          <table:table-cell/>
          <table:table-cell table:formula="of:=-125.8413615096*[.D54]^{3}+1389.086024793*[.D54]^{2}-4970.1339315306*[.D54]+5802.31005866" office:value-type="float" office:value="69.2527664124327" calcext:value-type="float">
            <text:p>69.25</text:p>
          </table:table-cell>
          <table:table-cell table:style-name="ce2" table:formula="of:=10535.553463971*[.D54]^{9}+-319121.746562075*[.D54]^{8}+4273352.7667569*[.D54]^{7}+-33191395.1386817*[.D54]^{6}+164712219.536065*[.D54]^{5}+-541285617.88981*[.D54]^{4}+1177170416.03934*[.D54]^{3}+-1632354970.82301*[.D54]^{2}+1308301555.25165*[.D54]^{1}+-461154428.901083" office:value-type="float" office:value="65.8929510116577" calcext:value-type="float">
            <text:p>65.8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4]+0.5" office:value-type="float" office:value="26.5" calcext:value-type="float">
            <text:p>26.5</text:p>
          </table:table-cell>
          <table:table-cell table:style-name="ce1" table:formula="of:=[.B54]-100/[.$I$2]" office:value-type="float" office:value="66.875" calcext:value-type="float">
            <text:p>66.9</text:p>
          </table:table-cell>
          <table:table-cell office:value-type="float" office:value="2304" calcext:value-type="float">
            <text:p>2304</text:p>
          </table:table-cell>
          <table:table-cell table:formula="of:=[.C55]/1000*(3.3/2)" office:value-type="float" office:value="3.8016" calcext:value-type="float">
            <text:p>3.80</text:p>
          </table:table-cell>
          <table:table-cell/>
          <table:table-cell table:formula="of:=-125.8413615096*[.D55]^{3}+1389.086024793*[.D55]^{2}-4970.1339315306*[.D55]+5802.31005866" office:value-type="float" office:value="69.2527664124327" calcext:value-type="float">
            <text:p>69.25</text:p>
          </table:table-cell>
          <table:table-cell table:style-name="ce2" table:formula="of:=10535.553463971*[.D55]^{9}+-319121.746562075*[.D55]^{8}+4273352.7667569*[.D55]^{7}+-33191395.1386817*[.D55]^{6}+164712219.536065*[.D55]^{5}+-541285617.88981*[.D55]^{4}+1177170416.03934*[.D55]^{3}+-1632354970.82301*[.D55]^{2}+1308301555.25165*[.D55]^{1}+-461154428.901083" office:value-type="float" office:value="65.8929510116577" calcext:value-type="float">
            <text:p>65.8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5]+0.5" office:value-type="float" office:value="27" calcext:value-type="float">
            <text:p>27.0</text:p>
          </table:table-cell>
          <table:table-cell table:style-name="ce1" table:formula="of:=[.B55]-100/[.$I$2]" office:value-type="float" office:value="66.25" calcext:value-type="float">
            <text:p>66.3</text:p>
          </table:table-cell>
          <table:table-cell office:value-type="float" office:value="2301" calcext:value-type="float">
            <text:p>2301</text:p>
          </table:table-cell>
          <table:table-cell table:formula="of:=[.C56]/1000*(3.3/2)" office:value-type="float" office:value="3.79665" calcext:value-type="float">
            <text:p>3.80</text:p>
          </table:table-cell>
          <table:table-cell/>
          <table:table-cell table:formula="of:=-125.8413615096*[.D56]^{3}+1389.086024793*[.D56]^{2}-4970.1339315306*[.D56]+5802.31005866" office:value-type="float" office:value="68.5817906898801" calcext:value-type="float">
            <text:p>68.58</text:p>
          </table:table-cell>
          <table:table-cell table:style-name="ce2" table:formula="of:=10535.553463971*[.D56]^{9}+-319121.746562075*[.D56]^{8}+4273352.7667569*[.D56]^{7}+-33191395.1386817*[.D56]^{6}+164712219.536065*[.D56]^{5}+-541285617.88981*[.D56]^{4}+1177170416.03934*[.D56]^{3}+-1632354970.82301*[.D56]^{2}+1308301555.25165*[.D56]^{1}+-461154428.901083" office:value-type="float" office:value="65.2222118377686" calcext:value-type="float">
            <text:p>65.2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6]+0.5" office:value-type="float" office:value="27.5" calcext:value-type="float">
            <text:p>27.5</text:p>
          </table:table-cell>
          <table:table-cell table:style-name="ce1" table:formula="of:=[.B56]-100/[.$I$2]" office:value-type="float" office:value="65.625" calcext:value-type="float">
            <text:p>65.6</text:p>
          </table:table-cell>
          <table:table-cell office:value-type="float" office:value="2301" calcext:value-type="float">
            <text:p>2301</text:p>
          </table:table-cell>
          <table:table-cell table:formula="of:=[.C57]/1000*(3.3/2)" office:value-type="float" office:value="3.79665" calcext:value-type="float">
            <text:p>3.80</text:p>
          </table:table-cell>
          <table:table-cell/>
          <table:table-cell table:formula="of:=-125.8413615096*[.D57]^{3}+1389.086024793*[.D57]^{2}-4970.1339315306*[.D57]+5802.31005866" office:value-type="float" office:value="68.5817906898801" calcext:value-type="float">
            <text:p>68.58</text:p>
          </table:table-cell>
          <table:table-cell table:style-name="ce2" table:formula="of:=10535.553463971*[.D57]^{9}+-319121.746562075*[.D57]^{8}+4273352.7667569*[.D57]^{7}+-33191395.1386817*[.D57]^{6}+164712219.536065*[.D57]^{5}+-541285617.88981*[.D57]^{4}+1177170416.03934*[.D57]^{3}+-1632354970.82301*[.D57]^{2}+1308301555.25165*[.D57]^{1}+-461154428.901083" office:value-type="float" office:value="65.2222118377686" calcext:value-type="float">
            <text:p>65.2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7]+0.5" office:value-type="float" office:value="28" calcext:value-type="float">
            <text:p>28.0</text:p>
          </table:table-cell>
          <table:table-cell table:style-name="ce1" table:formula="of:=[.B57]-100/[.$I$2]" office:value-type="float" office:value="65" calcext:value-type="float">
            <text:p>65.0</text:p>
          </table:table-cell>
          <table:table-cell office:value-type="float" office:value="2297" calcext:value-type="float">
            <text:p>2297</text:p>
          </table:table-cell>
          <table:table-cell table:formula="of:=[.C58]/1000*(3.3/2)" office:value-type="float" office:value="3.79005" calcext:value-type="float">
            <text:p>3.79</text:p>
          </table:table-cell>
          <table:table-cell/>
          <table:table-cell table:formula="of:=-125.8413615096*[.D58]^{3}+1389.086024793*[.D58]^{2}-4970.1339315306*[.D58]+5802.31005866" office:value-type="float" office:value="67.6837997459306" calcext:value-type="float">
            <text:p>67.68</text:p>
          </table:table-cell>
          <table:table-cell table:style-name="ce2" table:formula="of:=10535.553463971*[.D58]^{9}+-319121.746562075*[.D58]^{8}+4273352.7667569*[.D58]^{7}+-33191395.1386817*[.D58]^{6}+164712219.536065*[.D58]^{5}+-541285617.88981*[.D58]^{4}+1177170416.03934*[.D58]^{3}+-1632354970.82301*[.D58]^{2}+1308301555.25165*[.D58]^{1}+-461154428.901083" office:value-type="float" office:value="64.3508262634277" calcext:value-type="float">
            <text:p>64.3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8]+0.5" office:value-type="float" office:value="28.5" calcext:value-type="float">
            <text:p>28.5</text:p>
          </table:table-cell>
          <table:table-cell table:style-name="ce1" table:formula="of:=[.B58]-100/[.$I$2]" office:value-type="float" office:value="64.375" calcext:value-type="float">
            <text:p>64.4</text:p>
          </table:table-cell>
          <table:table-cell office:value-type="float" office:value="2295" calcext:value-type="float">
            <text:p>2295</text:p>
          </table:table-cell>
          <table:table-cell table:formula="of:=[.C59]/1000*(3.3/2)" office:value-type="float" office:value="3.78675" calcext:value-type="float">
            <text:p>3.79</text:p>
          </table:table-cell>
          <table:table-cell/>
          <table:table-cell table:formula="of:=-125.8413615096*[.D59]^{3}+1389.086024793*[.D59]^{2}-4970.1339315306*[.D59]+5802.31005866" office:value-type="float" office:value="67.2334267627402" calcext:value-type="float">
            <text:p>67.23</text:p>
          </table:table-cell>
          <table:table-cell table:style-name="ce2" table:formula="of:=10535.553463971*[.D59]^{9}+-319121.746562075*[.D59]^{8}+4273352.7667569*[.D59]^{7}+-33191395.1386817*[.D59]^{6}+164712219.536065*[.D59]^{5}+-541285617.88981*[.D59]^{4}+1177170416.03934*[.D59]^{3}+-1632354970.82301*[.D59]^{2}+1308301555.25165*[.D59]^{1}+-461154428.901083" office:value-type="float" office:value="63.9247951507568" calcext:value-type="float">
            <text:p>63.9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59]+0.5" office:value-type="float" office:value="29" calcext:value-type="float">
            <text:p>29.0</text:p>
          </table:table-cell>
          <table:table-cell table:style-name="ce1" table:formula="of:=[.B59]-100/[.$I$2]" office:value-type="float" office:value="63.75" calcext:value-type="float">
            <text:p>63.8</text:p>
          </table:table-cell>
          <table:table-cell office:value-type="float" office:value="2294" calcext:value-type="float">
            <text:p>2294</text:p>
          </table:table-cell>
          <table:table-cell table:formula="of:=[.C60]/1000*(3.3/2)" office:value-type="float" office:value="3.7851" calcext:value-type="float">
            <text:p>3.79</text:p>
          </table:table-cell>
          <table:table-cell/>
          <table:table-cell table:formula="of:=-125.8413615096*[.D60]^{3}+1389.086024793*[.D60]^{2}-4970.1339315306*[.D60]+5802.31005866" office:value-type="float" office:value="67.0079077645396" calcext:value-type="float">
            <text:p>67.01</text:p>
          </table:table-cell>
          <table:table-cell table:style-name="ce2" table:formula="of:=10535.553463971*[.D60]^{9}+-319121.746562075*[.D60]^{8}+4273352.7667569*[.D60]^{7}+-33191395.1386817*[.D60]^{6}+164712219.536065*[.D60]^{5}+-541285617.88981*[.D60]^{4}+1177170416.03934*[.D60]^{3}+-1632354970.82301*[.D60]^{2}+1308301555.25165*[.D60]^{1}+-461154428.901083" office:value-type="float" office:value="63.7141637802124" calcext:value-type="float">
            <text:p>63.7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0]+0.5" office:value-type="float" office:value="29.5" calcext:value-type="float">
            <text:p>29.5</text:p>
          </table:table-cell>
          <table:table-cell table:style-name="ce1" table:formula="of:=[.B60]-100/[.$I$2]" office:value-type="float" office:value="63.125" calcext:value-type="float">
            <text:p>63.1</text:p>
          </table:table-cell>
          <table:table-cell office:value-type="float" office:value="2290" calcext:value-type="float">
            <text:p>2290</text:p>
          </table:table-cell>
          <table:table-cell table:formula="of:=[.C61]/1000*(3.3/2)" office:value-type="float" office:value="3.7785" calcext:value-type="float">
            <text:p>3.78</text:p>
          </table:table-cell>
          <table:table-cell/>
          <table:table-cell table:formula="of:=-125.8413615096*[.D61]^{3}+1389.086024793*[.D61]^{2}-4970.1339315306*[.D61]+5802.31005866" office:value-type="float" office:value="66.1036942023338" calcext:value-type="float">
            <text:p>66.10</text:p>
          </table:table-cell>
          <table:table-cell table:style-name="ce2" table:formula="of:=10535.553463971*[.D61]^{9}+-319121.746562075*[.D61]^{8}+4273352.7667569*[.D61]^{7}+-33191395.1386817*[.D61]^{6}+164712219.536065*[.D61]^{5}+-541285617.88981*[.D61]^{4}+1177170416.03934*[.D61]^{3}+-1632354970.82301*[.D61]^{2}+1308301555.25165*[.D61]^{1}+-461154428.901083" office:value-type="float" office:value="62.8869562149048" calcext:value-type="float">
            <text:p>62.8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1]+0.5" office:value-type="float" office:value="30" calcext:value-type="float">
            <text:p>30.0</text:p>
          </table:table-cell>
          <table:table-cell table:style-name="ce1" table:formula="of:=[.B61]-100/[.$I$2]" office:value-type="float" office:value="62.5" calcext:value-type="float">
            <text:p>62.5</text:p>
          </table:table-cell>
          <table:table-cell office:value-type="float" office:value="2290" calcext:value-type="float">
            <text:p>2290</text:p>
          </table:table-cell>
          <table:table-cell table:formula="of:=[.C62]/1000*(3.3/2)" office:value-type="float" office:value="3.7785" calcext:value-type="float">
            <text:p>3.78</text:p>
          </table:table-cell>
          <table:table-cell/>
          <table:table-cell table:formula="of:=-125.8413615096*[.D62]^{3}+1389.086024793*[.D62]^{2}-4970.1339315306*[.D62]+5802.31005866" office:value-type="float" office:value="66.1036942023338" calcext:value-type="float">
            <text:p>66.10</text:p>
          </table:table-cell>
          <table:table-cell table:style-name="ce2" table:formula="of:=10535.553463971*[.D62]^{9}+-319121.746562075*[.D62]^{8}+4273352.7667569*[.D62]^{7}+-33191395.1386817*[.D62]^{6}+164712219.536065*[.D62]^{5}+-541285617.88981*[.D62]^{4}+1177170416.03934*[.D62]^{3}+-1632354970.82301*[.D62]^{2}+1308301555.25165*[.D62]^{1}+-461154428.901083" office:value-type="float" office:value="62.8869562149048" calcext:value-type="float">
            <text:p>62.8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2]+0.5" office:value-type="float" office:value="30.5" calcext:value-type="float">
            <text:p>30.5</text:p>
          </table:table-cell>
          <table:table-cell table:style-name="ce1" table:formula="of:=[.B62]-100/[.$I$2]" office:value-type="float" office:value="61.875" calcext:value-type="float">
            <text:p>61.9</text:p>
          </table:table-cell>
          <table:table-cell office:value-type="float" office:value="2288" calcext:value-type="float">
            <text:p>2288</text:p>
          </table:table-cell>
          <table:table-cell table:formula="of:=[.C63]/1000*(3.3/2)" office:value-type="float" office:value="3.7752" calcext:value-type="float">
            <text:p>3.78</text:p>
          </table:table-cell>
          <table:table-cell/>
          <table:table-cell table:formula="of:=-125.8413615096*[.D63]^{3}+1389.086024793*[.D63]^{2}-4970.1339315306*[.D63]+5802.31005866" office:value-type="float" office:value="65.6503523643833" calcext:value-type="float">
            <text:p>65.65</text:p>
          </table:table-cell>
          <table:table-cell table:style-name="ce2" table:formula="of:=10535.553463971*[.D63]^{9}+-319121.746562075*[.D63]^{8}+4273352.7667569*[.D63]^{7}+-33191395.1386817*[.D63]^{6}+164712219.536065*[.D63]^{5}+-541285617.88981*[.D63]^{4}+1177170416.03934*[.D63]^{3}+-1632354970.82301*[.D63]^{2}+1308301555.25165*[.D63]^{1}+-461154428.901083" office:value-type="float" office:value="62.4823741912842" calcext:value-type="float">
            <text:p>62.4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3]+0.5" office:value-type="float" office:value="31" calcext:value-type="float">
            <text:p>31.0</text:p>
          </table:table-cell>
          <table:table-cell table:style-name="ce1" table:formula="of:=[.B63]-100/[.$I$2]" office:value-type="float" office:value="61.25" calcext:value-type="float">
            <text:p>61.3</text:p>
          </table:table-cell>
          <table:table-cell office:value-type="float" office:value="2288" calcext:value-type="float">
            <text:p>2288</text:p>
          </table:table-cell>
          <table:table-cell table:formula="of:=[.C64]/1000*(3.3/2)" office:value-type="float" office:value="3.7752" calcext:value-type="float">
            <text:p>3.78</text:p>
          </table:table-cell>
          <table:table-cell/>
          <table:table-cell table:formula="of:=-125.8413615096*[.D64]^{3}+1389.086024793*[.D64]^{2}-4970.1339315306*[.D64]+5802.31005866" office:value-type="float" office:value="65.6503523643833" calcext:value-type="float">
            <text:p>65.65</text:p>
          </table:table-cell>
          <table:table-cell table:style-name="ce2" table:formula="of:=10535.553463971*[.D64]^{9}+-319121.746562075*[.D64]^{8}+4273352.7667569*[.D64]^{7}+-33191395.1386817*[.D64]^{6}+164712219.536065*[.D64]^{5}+-541285617.88981*[.D64]^{4}+1177170416.03934*[.D64]^{3}+-1632354970.82301*[.D64]^{2}+1308301555.25165*[.D64]^{1}+-461154428.901083" office:value-type="float" office:value="62.4823741912842" calcext:value-type="float">
            <text:p>62.4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4]+0.5" office:value-type="float" office:value="31.5" calcext:value-type="float">
            <text:p>31.5</text:p>
          </table:table-cell>
          <table:table-cell table:style-name="ce1" table:formula="of:=[.B64]-100/[.$I$2]" office:value-type="float" office:value="60.625" calcext:value-type="float">
            <text:p>60.6</text:p>
          </table:table-cell>
          <table:table-cell office:value-type="float" office:value="2286" calcext:value-type="float">
            <text:p>2286</text:p>
          </table:table-cell>
          <table:table-cell table:formula="of:=[.C65]/1000*(3.3/2)" office:value-type="float" office:value="3.7719" calcext:value-type="float">
            <text:p>3.77</text:p>
          </table:table-cell>
          <table:table-cell/>
          <table:table-cell table:formula="of:=-125.8413615096*[.D65]^{3}+1389.086024793*[.D65]^{2}-4970.1339315306*[.D65]+5802.31005866" office:value-type="float" office:value="65.1962233340919" calcext:value-type="float">
            <text:p>65.20</text:p>
          </table:table-cell>
          <table:table-cell table:style-name="ce2" table:formula="of:=10535.553463971*[.D65]^{9}+-319121.746562075*[.D65]^{8}+4273352.7667569*[.D65]^{7}+-33191395.1386817*[.D65]^{6}+164712219.536065*[.D65]^{5}+-541285617.88981*[.D65]^{4}+1177170416.03934*[.D65]^{3}+-1632354970.82301*[.D65]^{2}+1308301555.25165*[.D65]^{1}+-461154428.901083" office:value-type="float" office:value="62.0835733413696" calcext:value-type="float">
            <text:p>62.0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5]+0.5" office:value-type="float" office:value="32" calcext:value-type="float">
            <text:p>32.0</text:p>
          </table:table-cell>
          <table:table-cell table:style-name="ce1" table:formula="of:=[.B65]-100/[.$I$2]" office:value-type="float" office:value="60" calcext:value-type="float">
            <text:p>60.0</text:p>
          </table:table-cell>
          <table:table-cell office:value-type="float" office:value="2281" calcext:value-type="float">
            <text:p>2281</text:p>
          </table:table-cell>
          <table:table-cell table:formula="of:=[.C66]/1000*(3.3/2)" office:value-type="float" office:value="3.76365" calcext:value-type="float">
            <text:p>3.76</text:p>
          </table:table-cell>
          <table:table-cell/>
          <table:table-cell table:formula="of:=-125.8413615096*[.D66]^{3}+1389.086024793*[.D66]^{2}-4970.1339315306*[.D66]+5802.31005866" office:value-type="float" office:value="64.057634859827" calcext:value-type="float">
            <text:p>64.06</text:p>
          </table:table-cell>
          <table:table-cell table:style-name="ce2" table:formula="of:=10535.553463971*[.D66]^{9}+-319121.746562075*[.D66]^{8}+4273352.7667569*[.D66]^{7}+-33191395.1386817*[.D66]^{6}+164712219.536065*[.D66]^{5}+-541285617.88981*[.D66]^{4}+1177170416.03934*[.D66]^{3}+-1632354970.82301*[.D66]^{2}+1308301555.25165*[.D66]^{1}+-461154428.901083" office:value-type="float" office:value="61.1109743118286" calcext:value-type="float">
            <text:p>61.1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6]+0.5" office:value-type="float" office:value="32.5" calcext:value-type="float">
            <text:p>32.5</text:p>
          </table:table-cell>
          <table:table-cell table:style-name="ce1" table:formula="of:=[.B66]-100/[.$I$2]" office:value-type="float" office:value="59.375" calcext:value-type="float">
            <text:p>59.4</text:p>
          </table:table-cell>
          <table:table-cell office:value-type="float" office:value="2278" calcext:value-type="float">
            <text:p>2278</text:p>
          </table:table-cell>
          <table:table-cell table:formula="of:=[.C67]/1000*(3.3/2)" office:value-type="float" office:value="3.7587" calcext:value-type="float">
            <text:p>3.76</text:p>
          </table:table-cell>
          <table:table-cell/>
          <table:table-cell table:formula="of:=-125.8413615096*[.D67]^{3}+1389.086024793*[.D67]^{2}-4970.1339315306*[.D67]+5802.31005866" office:value-type="float" office:value="63.3723779728161" calcext:value-type="float">
            <text:p>63.37</text:p>
          </table:table-cell>
          <table:table-cell table:style-name="ce2" table:formula="of:=10535.553463971*[.D67]^{9}+-319121.746562075*[.D67]^{8}+4273352.7667569*[.D67]^{7}+-33191395.1386817*[.D67]^{6}+164712219.536065*[.D67]^{5}+-541285617.88981*[.D67]^{4}+1177170416.03934*[.D67]^{3}+-1632354970.82301*[.D67]^{2}+1308301555.25165*[.D67]^{1}+-461154428.901083" office:value-type="float" office:value="60.5431842803955" calcext:value-type="float">
            <text:p>60.5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7]+0.5" office:value-type="float" office:value="33" calcext:value-type="float">
            <text:p>33.0</text:p>
          </table:table-cell>
          <table:table-cell table:style-name="ce1" table:formula="of:=[.B67]-100/[.$I$2]" office:value-type="float" office:value="58.75" calcext:value-type="float">
            <text:p>58.8</text:p>
          </table:table-cell>
          <table:table-cell office:value-type="float" office:value="2275" calcext:value-type="float">
            <text:p>2275</text:p>
          </table:table-cell>
          <table:table-cell table:formula="of:=[.C68]/1000*(3.3/2)" office:value-type="float" office:value="3.75375" calcext:value-type="float">
            <text:p>3.75</text:p>
          </table:table-cell>
          <table:table-cell/>
          <table:table-cell table:formula="of:=-125.8413615096*[.D68]^{3}+1389.086024793*[.D68]^{2}-4970.1339315306*[.D68]+5802.31005866" office:value-type="float" office:value="62.6856551623996" calcext:value-type="float">
            <text:p>62.69</text:p>
          </table:table-cell>
          <table:table-cell table:style-name="ce2" table:formula="of:=10535.553463971*[.D68]^{9}+-319121.746562075*[.D68]^{8}+4273352.7667569*[.D68]^{7}+-33191395.1386817*[.D68]^{6}+164712219.536065*[.D68]^{5}+-541285617.88981*[.D68]^{4}+1177170416.03934*[.D68]^{3}+-1632354970.82301*[.D68]^{2}+1308301555.25165*[.D68]^{1}+-461154428.901083" office:value-type="float" office:value="59.9864349365234" calcext:value-type="float">
            <text:p>59.9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8]+0.5" office:value-type="float" office:value="33.5" calcext:value-type="float">
            <text:p>33.5</text:p>
          </table:table-cell>
          <table:table-cell table:style-name="ce1" table:formula="of:=[.B68]-100/[.$I$2]" office:value-type="float" office:value="58.125" calcext:value-type="float">
            <text:p>58.1</text:p>
          </table:table-cell>
          <table:table-cell office:value-type="float" office:value="2275" calcext:value-type="float">
            <text:p>2275</text:p>
          </table:table-cell>
          <table:table-cell table:formula="of:=[.C69]/1000*(3.3/2)" office:value-type="float" office:value="3.75375" calcext:value-type="float">
            <text:p>3.75</text:p>
          </table:table-cell>
          <table:table-cell/>
          <table:table-cell table:formula="of:=-125.8413615096*[.D69]^{3}+1389.086024793*[.D69]^{2}-4970.1339315306*[.D69]+5802.31005866" office:value-type="float" office:value="62.6856551623996" calcext:value-type="float">
            <text:p>62.69</text:p>
          </table:table-cell>
          <table:table-cell table:style-name="ce2" table:formula="of:=10535.553463971*[.D69]^{9}+-319121.746562075*[.D69]^{8}+4273352.7667569*[.D69]^{7}+-33191395.1386817*[.D69]^{6}+164712219.536065*[.D69]^{5}+-541285617.88981*[.D69]^{4}+1177170416.03934*[.D69]^{3}+-1632354970.82301*[.D69]^{2}+1308301555.25165*[.D69]^{1}+-461154428.901083" office:value-type="float" office:value="59.9864349365234" calcext:value-type="float">
            <text:p>59.9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69]+0.5" office:value-type="float" office:value="34" calcext:value-type="float">
            <text:p>34.0</text:p>
          </table:table-cell>
          <table:table-cell table:style-name="ce1" table:formula="of:=[.B69]-100/[.$I$2]" office:value-type="float" office:value="57.5" calcext:value-type="float">
            <text:p>57.5</text:p>
          </table:table-cell>
          <table:table-cell office:value-type="float" office:value="2271" calcext:value-type="float">
            <text:p>2271</text:p>
          </table:table-cell>
          <table:table-cell table:formula="of:=[.C70]/1000*(3.3/2)" office:value-type="float" office:value="3.74715" calcext:value-type="float">
            <text:p>3.75</text:p>
          </table:table-cell>
          <table:table-cell/>
          <table:table-cell table:formula="of:=-125.8413615096*[.D70]^{3}+1389.086024793*[.D70]^{2}-4970.1339315306*[.D70]+5802.31005866" office:value-type="float" office:value="61.7679027058575" calcext:value-type="float">
            <text:p>61.77</text:p>
          </table:table-cell>
          <table:table-cell table:style-name="ce2" table:formula="of:=10535.553463971*[.D70]^{9}+-319121.746562075*[.D70]^{8}+4273352.7667569*[.D70]^{7}+-33191395.1386817*[.D70]^{6}+164712219.536065*[.D70]^{5}+-541285617.88981*[.D70]^{4}+1177170416.03934*[.D70]^{3}+-1632354970.82301*[.D70]^{2}+1308301555.25165*[.D70]^{1}+-461154428.901083" office:value-type="float" office:value="59.2600317001343" calcext:value-type="float">
            <text:p>59.2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0]+0.5" office:value-type="float" office:value="34.5" calcext:value-type="float">
            <text:p>34.5</text:p>
          </table:table-cell>
          <table:table-cell table:style-name="ce1" table:formula="of:=[.B70]-100/[.$I$2]" office:value-type="float" office:value="56.875" calcext:value-type="float">
            <text:p>56.9</text:p>
          </table:table-cell>
          <table:table-cell office:value-type="float" office:value="2266" calcext:value-type="float">
            <text:p>2266</text:p>
          </table:table-cell>
          <table:table-cell table:formula="of:=[.C71]/1000*(3.3/2)" office:value-type="float" office:value="3.7389" calcext:value-type="float">
            <text:p>3.74</text:p>
          </table:table-cell>
          <table:table-cell/>
          <table:table-cell table:formula="of:=-125.8413615096*[.D71]^{3}+1389.086024793*[.D71]^{2}-4970.1339315306*[.D71]+5802.31005866" office:value-type="float" office:value="60.6176069688436" calcext:value-type="float">
            <text:p>60.62</text:p>
          </table:table-cell>
          <table:table-cell table:style-name="ce2" table:formula="of:=10535.553463971*[.D71]^{9}+-319121.746562075*[.D71]^{8}+4273352.7667569*[.D71]^{7}+-33191395.1386817*[.D71]^{6}+164712219.536065*[.D71]^{5}+-541285617.88981*[.D71]^{4}+1177170416.03934*[.D71]^{3}+-1632354970.82301*[.D71]^{2}+1308301555.25165*[.D71]^{1}+-461154428.901083" office:value-type="float" office:value="58.3751974105835" calcext:value-type="float">
            <text:p>58.3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1]+0.5" office:value-type="float" office:value="35" calcext:value-type="float">
            <text:p>35.0</text:p>
          </table:table-cell>
          <table:table-cell table:style-name="ce1" table:formula="of:=[.B71]-100/[.$I$2]" office:value-type="float" office:value="56.25" calcext:value-type="float">
            <text:p>56.3</text:p>
          </table:table-cell>
          <table:table-cell office:value-type="float" office:value="2262" calcext:value-type="float">
            <text:p>2262</text:p>
          </table:table-cell>
          <table:table-cell table:formula="of:=[.C72]/1000*(3.3/2)" office:value-type="float" office:value="3.7323" calcext:value-type="float">
            <text:p>3.73</text:p>
          </table:table-cell>
          <table:table-cell/>
          <table:table-cell table:formula="of:=-125.8413615096*[.D72]^{3}+1389.086024793*[.D72]^{2}-4970.1339315306*[.D72]+5802.31005866" office:value-type="float" office:value="59.6951508042848" calcext:value-type="float">
            <text:p>59.70</text:p>
          </table:table-cell>
          <table:table-cell table:style-name="ce2" table:formula="of:=10535.553463971*[.D72]^{9}+-319121.746562075*[.D72]^{8}+4273352.7667569*[.D72]^{7}+-33191395.1386817*[.D72]^{6}+164712219.536065*[.D72]^{5}+-541285617.88981*[.D72]^{4}+1177170416.03934*[.D72]^{3}+-1632354970.82301*[.D72]^{2}+1308301555.25165*[.D72]^{1}+-461154428.901083" office:value-type="float" office:value="57.6835422515869" calcext:value-type="float">
            <text:p>57.6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2]+0.5" office:value-type="float" office:value="35.5" calcext:value-type="float">
            <text:p>35.5</text:p>
          </table:table-cell>
          <table:table-cell table:style-name="ce1" table:formula="of:=[.B72]-100/[.$I$2]" office:value-type="float" office:value="55.625" calcext:value-type="float">
            <text:p>55.6</text:p>
          </table:table-cell>
          <table:table-cell office:value-type="float" office:value="2260" calcext:value-type="float">
            <text:p>2260</text:p>
          </table:table-cell>
          <table:table-cell table:formula="of:=[.C73]/1000*(3.3/2)" office:value-type="float" office:value="3.729" calcext:value-type="float">
            <text:p>3.73</text:p>
          </table:table-cell>
          <table:table-cell/>
          <table:table-cell table:formula="of:=-125.8413615096*[.D73]^{3}+1389.086024793*[.D73]^{2}-4970.1339315306*[.D73]+5802.31005866" office:value-type="float" office:value="59.2332574826496" calcext:value-type="float">
            <text:p>59.23</text:p>
          </table:table-cell>
          <table:table-cell table:style-name="ce2" table:formula="of:=10535.553463971*[.D73]^{9}+-319121.746562075*[.D73]^{8}+4273352.7667569*[.D73]^{7}+-33191395.1386817*[.D73]^{6}+164712219.536065*[.D73]^{5}+-541285617.88981*[.D73]^{4}+1177170416.03934*[.D73]^{3}+-1632354970.82301*[.D73]^{2}+1308301555.25165*[.D73]^{1}+-461154428.901083" office:value-type="float" office:value="57.3424558639526" calcext:value-type="float">
            <text:p>57.3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3]+0.5" office:value-type="float" office:value="36" calcext:value-type="float">
            <text:p>36.0</text:p>
          </table:table-cell>
          <table:table-cell table:style-name="ce1" table:formula="of:=[.B73]-100/[.$I$2]" office:value-type="float" office:value="55" calcext:value-type="float">
            <text:p>55.0</text:p>
          </table:table-cell>
          <table:table-cell office:value-type="float" office:value="2256" calcext:value-type="float">
            <text:p>2256</text:p>
          </table:table-cell>
          <table:table-cell table:formula="of:=[.C74]/1000*(3.3/2)" office:value-type="float" office:value="3.7224" calcext:value-type="float">
            <text:p>3.72</text:p>
          </table:table-cell>
          <table:table-cell/>
          <table:table-cell table:formula="of:=-125.8413615096*[.D74]^{3}+1389.086024793*[.D74]^{2}-4970.1339315306*[.D74]+5802.31005866" office:value-type="float" office:value="58.3082760314801" calcext:value-type="float">
            <text:p>58.31</text:p>
          </table:table-cell>
          <table:table-cell table:style-name="ce2" table:formula="of:=10535.553463971*[.D74]^{9}+-319121.746562075*[.D74]^{8}+4273352.7667569*[.D74]^{7}+-33191395.1386817*[.D74]^{6}+164712219.536065*[.D74]^{5}+-541285617.88981*[.D74]^{4}+1177170416.03934*[.D74]^{3}+-1632354970.82301*[.D74]^{2}+1308301555.25165*[.D74]^{1}+-461154428.901083" office:value-type="float" office:value="56.6684818267822" calcext:value-type="float">
            <text:p>56.6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4]+0.5" office:value-type="float" office:value="36.5" calcext:value-type="float">
            <text:p>36.5</text:p>
          </table:table-cell>
          <table:table-cell table:style-name="ce1" table:formula="of:=[.B74]-100/[.$I$2]" office:value-type="float" office:value="54.375" calcext:value-type="float">
            <text:p>54.4</text:p>
          </table:table-cell>
          <table:table-cell office:value-type="float" office:value="2252" calcext:value-type="float">
            <text:p>2252</text:p>
          </table:table-cell>
          <table:table-cell table:formula="of:=[.C75]/1000*(3.3/2)" office:value-type="float" office:value="3.7158" calcext:value-type="float">
            <text:p>3.72</text:p>
          </table:table-cell>
          <table:table-cell/>
          <table:table-cell table:formula="of:=-125.8413615096*[.D75]^{3}+1389.086024793*[.D75]^{2}-4970.1339315306*[.D75]+5802.31005866" office:value-type="float" office:value="57.3818823975735" calcext:value-type="float">
            <text:p>57.38</text:p>
          </table:table-cell>
          <table:table-cell table:style-name="ce2" table:formula="of:=10535.553463971*[.D75]^{9}+-319121.746562075*[.D75]^{8}+4273352.7667569*[.D75]^{7}+-33191395.1386817*[.D75]^{6}+164712219.536065*[.D75]^{5}+-541285617.88981*[.D75]^{4}+1177170416.03934*[.D75]^{3}+-1632354970.82301*[.D75]^{2}+1308301555.25165*[.D75]^{1}+-461154428.901083" office:value-type="float" office:value="56.0038385391235" calcext:value-type="float">
            <text:p>56.0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5]+0.5" office:value-type="float" office:value="37" calcext:value-type="float">
            <text:p>37.0</text:p>
          </table:table-cell>
          <table:table-cell table:style-name="ce1" table:formula="of:=[.B75]-100/[.$I$2]" office:value-type="float" office:value="53.75" calcext:value-type="float">
            <text:p>53.8</text:p>
          </table:table-cell>
          <table:table-cell office:value-type="float" office:value="2247" calcext:value-type="float">
            <text:p>2247</text:p>
          </table:table-cell>
          <table:table-cell table:formula="of:=[.C76]/1000*(3.3/2)" office:value-type="float" office:value="3.70755" calcext:value-type="float">
            <text:p>3.71</text:p>
          </table:table-cell>
          <table:table-cell/>
          <table:table-cell table:formula="of:=-125.8413615096*[.D76]^{3}+1389.086024793*[.D76]^{2}-4970.1339315306*[.D76]+5802.31005866" office:value-type="float" office:value="56.2222351708506" calcext:value-type="float">
            <text:p>56.22</text:p>
          </table:table-cell>
          <table:table-cell table:style-name="ce2" table:formula="of:=10535.553463971*[.D76]^{9}+-319121.746562075*[.D76]^{8}+4273352.7667569*[.D76]^{7}+-33191395.1386817*[.D76]^{6}+164712219.536065*[.D76]^{5}+-541285617.88981*[.D76]^{4}+1177170416.03934*[.D76]^{3}+-1632354970.82301*[.D76]^{2}+1308301555.25165*[.D76]^{1}+-461154428.901083" office:value-type="float" office:value="55.1829423904419" calcext:value-type="float">
            <text:p>55.1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6]+0.5" office:value-type="float" office:value="37.5" calcext:value-type="float">
            <text:p>37.5</text:p>
          </table:table-cell>
          <table:table-cell table:style-name="ce1" table:formula="of:=[.B76]-100/[.$I$2]" office:value-type="float" office:value="53.125" calcext:value-type="float">
            <text:p>53.1</text:p>
          </table:table-cell>
          <table:table-cell office:value-type="float" office:value="2243" calcext:value-type="float">
            <text:p>2243</text:p>
          </table:table-cell>
          <table:table-cell table:formula="of:=[.C77]/1000*(3.3/2)" office:value-type="float" office:value="3.70095" calcext:value-type="float">
            <text:p>3.70</text:p>
          </table:table-cell>
          <table:table-cell/>
          <table:table-cell table:formula="of:=-125.8413615096*[.D77]^{3}+1389.086024793*[.D77]^{2}-4970.1339315306*[.D77]+5802.31005866" office:value-type="float" office:value="55.2934578001286" calcext:value-type="float">
            <text:p>55.29</text:p>
          </table:table-cell>
          <table:table-cell table:style-name="ce2" table:formula="of:=10535.553463971*[.D77]^{9}+-319121.746562075*[.D77]^{8}+4273352.7667569*[.D77]^{7}+-33191395.1386817*[.D77]^{6}+164712219.536065*[.D77]^{5}+-541285617.88981*[.D77]^{4}+1177170416.03934*[.D77]^{3}+-1632354970.82301*[.D77]^{2}+1308301555.25165*[.D77]^{1}+-461154428.901083" office:value-type="float" office:value="54.5316047668457" calcext:value-type="float">
            <text:p>54.5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7]+0.5" office:value-type="float" office:value="38" calcext:value-type="float">
            <text:p>38.0</text:p>
          </table:table-cell>
          <table:table-cell table:style-name="ce1" table:formula="of:=[.B77]-100/[.$I$2]" office:value-type="float" office:value="52.5" calcext:value-type="float">
            <text:p>52.5</text:p>
          </table:table-cell>
          <table:table-cell office:value-type="float" office:value="2236" calcext:value-type="float">
            <text:p>2236</text:p>
          </table:table-cell>
          <table:table-cell table:formula="of:=[.C78]/1000*(3.3/2)" office:value-type="float" office:value="3.6894" calcext:value-type="float">
            <text:p>3.69</text:p>
          </table:table-cell>
          <table:table-cell/>
          <table:table-cell table:formula="of:=-125.8413615096*[.D78]^{3}+1389.086024793*[.D78]^{2}-4970.1339315306*[.D78]+5802.31005866" office:value-type="float" office:value="53.6665275010664" calcext:value-type="float">
            <text:p>53.67</text:p>
          </table:table-cell>
          <table:table-cell table:style-name="ce2" table:formula="of:=10535.553463971*[.D78]^{9}+-319121.746562075*[.D78]^{8}+4273352.7667569*[.D78]^{7}+-33191395.1386817*[.D78]^{6}+164712219.536065*[.D78]^{5}+-541285617.88981*[.D78]^{4}+1177170416.03934*[.D78]^{3}+-1632354970.82301*[.D78]^{2}+1308301555.25165*[.D78]^{1}+-461154428.901083" office:value-type="float" office:value="53.396710395813" calcext:value-type="float">
            <text:p>53.4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8]+0.5" office:value-type="float" office:value="38.5" calcext:value-type="float">
            <text:p>38.5</text:p>
          </table:table-cell>
          <table:table-cell table:style-name="ce1" table:formula="of:=[.B78]-100/[.$I$2]" office:value-type="float" office:value="51.875" calcext:value-type="float">
            <text:p>51.9</text:p>
          </table:table-cell>
          <table:table-cell office:value-type="float" office:value="2229" calcext:value-type="float">
            <text:p>2229</text:p>
          </table:table-cell>
          <table:table-cell table:formula="of:=[.C79]/1000*(3.3/2)" office:value-type="float" office:value="3.67785" calcext:value-type="float">
            <text:p>3.68</text:p>
          </table:table-cell>
          <table:table-cell/>
          <table:table-cell table:formula="of:=-125.8413615096*[.D79]^{3}+1389.086024793*[.D79]^{2}-4970.1339315306*[.D79]+5802.31005866" office:value-type="float" office:value="52.0385963276922" calcext:value-type="float">
            <text:p>52.04</text:p>
          </table:table-cell>
          <table:table-cell table:style-name="ce2" table:formula="of:=10535.553463971*[.D79]^{9}+-319121.746562075*[.D79]^{8}+4273352.7667569*[.D79]^{7}+-33191395.1386817*[.D79]^{6}+164712219.536065*[.D79]^{5}+-541285617.88981*[.D79]^{4}+1177170416.03934*[.D79]^{3}+-1632354970.82301*[.D79]^{2}+1308301555.25165*[.D79]^{1}+-461154428.901083" office:value-type="float" office:value="52.2587833404541" calcext:value-type="float">
            <text:p>52.2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79]+0.5" office:value-type="float" office:value="39" calcext:value-type="float">
            <text:p>39.0</text:p>
          </table:table-cell>
          <table:table-cell table:style-name="ce1" table:formula="of:=[.B79]-100/[.$I$2]" office:value-type="float" office:value="51.25" calcext:value-type="float">
            <text:p>51.3</text:p>
          </table:table-cell>
          <table:table-cell office:value-type="float" office:value="2226" calcext:value-type="float">
            <text:p>2226</text:p>
          </table:table-cell>
          <table:table-cell table:formula="of:=[.C80]/1000*(3.3/2)" office:value-type="float" office:value="3.6729" calcext:value-type="float">
            <text:p>3.67</text:p>
          </table:table-cell>
          <table:table-cell/>
          <table:table-cell table:formula="of:=-125.8413615096*[.D80]^{3}+1389.086024793*[.D80]^{2}-4970.1339315306*[.D80]+5802.31005866" office:value-type="float" office:value="51.340893449521" calcext:value-type="float">
            <text:p>51.34</text:p>
          </table:table-cell>
          <table:table-cell table:style-name="ce2" table:formula="of:=10535.553463971*[.D80]^{9}+-319121.746562075*[.D80]^{8}+4273352.7667569*[.D80]^{7}+-33191395.1386817*[.D80]^{6}+164712219.536065*[.D80]^{5}+-541285617.88981*[.D80]^{4}+1177170416.03934*[.D80]^{3}+-1632354970.82301*[.D80]^{2}+1308301555.25165*[.D80]^{1}+-461154428.901083" office:value-type="float" office:value="51.767560005188" calcext:value-type="float">
            <text:p>51.7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0]+0.5" office:value-type="float" office:value="39.5" calcext:value-type="float">
            <text:p>39.5</text:p>
          </table:table-cell>
          <table:table-cell table:style-name="ce1" table:formula="of:=[.B80]-100/[.$I$2]" office:value-type="float" office:value="50.625" calcext:value-type="float">
            <text:p>50.6</text:p>
          </table:table-cell>
          <table:table-cell office:value-type="float" office:value="2222" calcext:value-type="float">
            <text:p>2222</text:p>
          </table:table-cell>
          <table:table-cell table:formula="of:=[.C81]/1000*(3.3/2)" office:value-type="float" office:value="3.6663" calcext:value-type="float">
            <text:p>3.67</text:p>
          </table:table-cell>
          <table:table-cell/>
          <table:table-cell table:formula="of:=-125.8413615096*[.D81]^{3}+1389.086024793*[.D81]^{2}-4970.1339315306*[.D81]+5802.31005866" office:value-type="float" office:value="50.4108276573725" calcext:value-type="float">
            <text:p>50.41</text:p>
          </table:table-cell>
          <table:table-cell table:style-name="ce2" table:formula="of:=10535.553463971*[.D81]^{9}+-319121.746562075*[.D81]^{8}+4273352.7667569*[.D81]^{7}+-33191395.1386817*[.D81]^{6}+164712219.536065*[.D81]^{5}+-541285617.88981*[.D81]^{4}+1177170416.03934*[.D81]^{3}+-1632354970.82301*[.D81]^{2}+1308301555.25165*[.D81]^{1}+-461154428.901083" office:value-type="float" office:value="51.107367515564" calcext:value-type="float">
            <text:p>51.1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1]+0.5" office:value-type="float" office:value="40" calcext:value-type="float">
            <text:p>40.0</text:p>
          </table:table-cell>
          <table:table-cell table:style-name="ce1" table:formula="of:=[.B81]-100/[.$I$2]" office:value-type="float" office:value="50" calcext:value-type="float">
            <text:p>50.0</text:p>
          </table:table-cell>
          <table:table-cell office:value-type="float" office:value="2219" calcext:value-type="float">
            <text:p>2219</text:p>
          </table:table-cell>
          <table:table-cell table:formula="of:=[.C82]/1000*(3.3/2)" office:value-type="float" office:value="3.66135" calcext:value-type="float">
            <text:p>3.66</text:p>
          </table:table-cell>
          <table:table-cell/>
          <table:table-cell table:formula="of:=-125.8413615096*[.D82]^{3}+1389.086024793*[.D82]^{2}-4970.1339315306*[.D82]+5802.31005866" office:value-type="float" office:value="49.7135505593023" calcext:value-type="float">
            <text:p>49.71</text:p>
          </table:table-cell>
          <table:table-cell table:style-name="ce2" table:formula="of:=10535.553463971*[.D82]^{9}+-319121.746562075*[.D82]^{8}+4273352.7667569*[.D82]^{7}+-33191395.1386817*[.D82]^{6}+164712219.536065*[.D82]^{5}+-541285617.88981*[.D82]^{4}+1177170416.03934*[.D82]^{3}+-1632354970.82301*[.D82]^{2}+1308301555.25165*[.D82]^{1}+-461154428.901083" office:value-type="float" office:value="50.6073007583618" calcext:value-type="float">
            <text:p>50.6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2]+0.5" office:value-type="float" office:value="40.5" calcext:value-type="float">
            <text:p>40.5</text:p>
          </table:table-cell>
          <table:table-cell table:style-name="ce1" table:formula="of:=[.B82]-100/[.$I$2]" office:value-type="float" office:value="49.375" calcext:value-type="float">
            <text:p>49.4</text:p>
          </table:table-cell>
          <table:table-cell office:value-type="float" office:value="2215" calcext:value-type="float">
            <text:p>2215</text:p>
          </table:table-cell>
          <table:table-cell table:formula="of:=[.C83]/1000*(3.3/2)" office:value-type="float" office:value="3.65475" calcext:value-type="float">
            <text:p>3.65</text:p>
          </table:table-cell>
          <table:table-cell/>
          <table:table-cell table:formula="of:=-125.8413615096*[.D83]^{3}+1389.086024793*[.D83]^{2}-4970.1339315306*[.D83]+5802.31005866" office:value-type="float" office:value="48.7843848674847" calcext:value-type="float">
            <text:p>48.78</text:p>
          </table:table-cell>
          <table:table-cell table:style-name="ce2" table:formula="of:=10535.553463971*[.D83]^{9}+-319121.746562075*[.D83]^{8}+4273352.7667569*[.D83]^{7}+-33191395.1386817*[.D83]^{6}+164712219.536065*[.D83]^{5}+-541285617.88981*[.D83]^{4}+1177170416.03934*[.D83]^{3}+-1632354970.82301*[.D83]^{2}+1308301555.25165*[.D83]^{1}+-461154428.901083" office:value-type="float" office:value="49.9326591491699" calcext:value-type="float">
            <text:p>49.9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3]+0.5" office:value-type="float" office:value="41" calcext:value-type="float">
            <text:p>41.0</text:p>
          </table:table-cell>
          <table:table-cell table:style-name="ce1" table:formula="of:=[.B83]-100/[.$I$2]" office:value-type="float" office:value="48.75" calcext:value-type="float">
            <text:p>48.8</text:p>
          </table:table-cell>
          <table:table-cell office:value-type="float" office:value="2209" calcext:value-type="float">
            <text:p>2209</text:p>
          </table:table-cell>
          <table:table-cell table:formula="of:=[.C84]/1000*(3.3/2)" office:value-type="float" office:value="3.64485" calcext:value-type="float">
            <text:p>3.64</text:p>
          </table:table-cell>
          <table:table-cell/>
          <table:table-cell table:formula="of:=-125.8413615096*[.D84]^{3}+1389.086024793*[.D84]^{2}-4970.1339315306*[.D84]+5802.31005866" office:value-type="float" office:value="47.3922282005615" calcext:value-type="float">
            <text:p>47.39</text:p>
          </table:table-cell>
          <table:table-cell table:style-name="ce2" table:formula="of:=10535.553463971*[.D84]^{9}+-319121.746562075*[.D84]^{8}+4273352.7667569*[.D84]^{7}+-33191395.1386817*[.D84]^{6}+164712219.536065*[.D84]^{5}+-541285617.88981*[.D84]^{4}+1177170416.03934*[.D84]^{3}+-1632354970.82301*[.D84]^{2}+1308301555.25165*[.D84]^{1}+-461154428.901083" office:value-type="float" office:value="48.9004411697388" calcext:value-type="float">
            <text:p>48.9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4]+0.5" office:value-type="float" office:value="41.5" calcext:value-type="float">
            <text:p>41.5</text:p>
          </table:table-cell>
          <table:table-cell table:style-name="ce1" table:formula="of:=[.B84]-100/[.$I$2]" office:value-type="float" office:value="48.125" calcext:value-type="float">
            <text:p>48.1</text:p>
          </table:table-cell>
          <table:table-cell office:value-type="float" office:value="2203" calcext:value-type="float">
            <text:p>2203</text:p>
          </table:table-cell>
          <table:table-cell table:formula="of:=[.C85]/1000*(3.3/2)" office:value-type="float" office:value="3.63495" calcext:value-type="float">
            <text:p>3.63</text:p>
          </table:table-cell>
          <table:table-cell/>
          <table:table-cell table:formula="of:=-125.8413615096*[.D85]^{3}+1389.086024793*[.D85]^{2}-4970.1339315306*[.D85]+5802.31005866" office:value-type="float" office:value="46.0026329985767" calcext:value-type="float">
            <text:p>46.00</text:p>
          </table:table-cell>
          <table:table-cell table:style-name="ce2" table:formula="of:=10535.553463971*[.D85]^{9}+-319121.746562075*[.D85]^{8}+4273352.7667569*[.D85]^{7}+-33191395.1386817*[.D85]^{6}+164712219.536065*[.D85]^{5}+-541285617.88981*[.D85]^{4}+1177170416.03934*[.D85]^{3}+-1632354970.82301*[.D85]^{2}+1308301555.25165*[.D85]^{1}+-461154428.901083" office:value-type="float" office:value="47.8395509719849" calcext:value-type="float">
            <text:p>47.8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5]+0.5" office:value-type="float" office:value="42" calcext:value-type="float">
            <text:p>42.0</text:p>
          </table:table-cell>
          <table:table-cell table:style-name="ce1" table:formula="of:=[.B85]-100/[.$I$2]" office:value-type="float" office:value="47.5" calcext:value-type="float">
            <text:p>47.5</text:p>
          </table:table-cell>
          <table:table-cell office:value-type="float" office:value="2199" calcext:value-type="float">
            <text:p>2199</text:p>
          </table:table-cell>
          <table:table-cell table:formula="of:=[.C86]/1000*(3.3/2)" office:value-type="float" office:value="3.62835" calcext:value-type="float">
            <text:p>3.63</text:p>
          </table:table-cell>
          <table:table-cell/>
          <table:table-cell table:formula="of:=-125.8413615096*[.D86]^{3}+1389.086024793*[.D86]^{2}-4970.1339315306*[.D86]+5802.31005866" office:value-type="float" office:value="45.078021022221" calcext:value-type="float">
            <text:p>45.08</text:p>
          </table:table-cell>
          <table:table-cell table:style-name="ce2" table:formula="of:=10535.553463971*[.D86]^{9}+-319121.746562075*[.D86]^{8}+4273352.7667569*[.D86]^{7}+-33191395.1386817*[.D86]^{6}+164712219.536065*[.D86]^{5}+-541285617.88981*[.D86]^{4}+1177170416.03934*[.D86]^{3}+-1632354970.82301*[.D86]^{2}+1308301555.25165*[.D86]^{1}+-461154428.901083" office:value-type="float" office:value="47.1141166687012" calcext:value-type="float">
            <text:p>47.1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6]+0.5" office:value-type="float" office:value="42.5" calcext:value-type="float">
            <text:p>42.5</text:p>
          </table:table-cell>
          <table:table-cell table:style-name="ce1" table:formula="of:=[.B86]-100/[.$I$2]" office:value-type="float" office:value="46.875" calcext:value-type="float">
            <text:p>46.9</text:p>
          </table:table-cell>
          <table:table-cell office:value-type="float" office:value="2193" calcext:value-type="float">
            <text:p>2193</text:p>
          </table:table-cell>
          <table:table-cell table:formula="of:=[.C87]/1000*(3.3/2)" office:value-type="float" office:value="3.61845" calcext:value-type="float">
            <text:p>3.62</text:p>
          </table:table-cell>
          <table:table-cell/>
          <table:table-cell table:formula="of:=-125.8413615096*[.D87]^{3}+1389.086024793*[.D87]^{2}-4970.1339315306*[.D87]+5802.31005866" office:value-type="float" office:value="43.6943229784511" calcext:value-type="float">
            <text:p>43.69</text:p>
          </table:table-cell>
          <table:table-cell table:style-name="ce2" table:formula="of:=10535.553463971*[.D87]^{9}+-319121.746562075*[.D87]^{8}+4273352.7667569*[.D87]^{7}+-33191395.1386817*[.D87]^{6}+164712219.536065*[.D87]^{5}+-541285617.88981*[.D87]^{4}+1177170416.03934*[.D87]^{3}+-1632354970.82301*[.D87]^{2}+1308301555.25165*[.D87]^{1}+-461154428.901083" office:value-type="float" office:value="45.9959878921509" calcext:value-type="float">
            <text:p>46.0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7]+0.5" office:value-type="float" office:value="43" calcext:value-type="float">
            <text:p>43.0</text:p>
          </table:table-cell>
          <table:table-cell table:style-name="ce1" table:formula="of:=[.B87]-100/[.$I$2]" office:value-type="float" office:value="46.25" calcext:value-type="float">
            <text:p>46.3</text:p>
          </table:table-cell>
          <table:table-cell office:value-type="float" office:value="2192" calcext:value-type="float">
            <text:p>2192</text:p>
          </table:table-cell>
          <table:table-cell table:formula="of:=[.C88]/1000*(3.3/2)" office:value-type="float" office:value="3.6168" calcext:value-type="float">
            <text:p>3.62</text:p>
          </table:table-cell>
          <table:table-cell/>
          <table:table-cell table:formula="of:=-125.8413615096*[.D88]^{3}+1389.086024793*[.D88]^{2}-4970.1339315306*[.D88]+5802.31005866" office:value-type="float" office:value="43.4641258229667" calcext:value-type="float">
            <text:p>43.46</text:p>
          </table:table-cell>
          <table:table-cell table:style-name="ce2" table:formula="of:=10535.553463971*[.D88]^{9}+-319121.746562075*[.D88]^{8}+4273352.7667569*[.D88]^{7}+-33191395.1386817*[.D88]^{6}+164712219.536065*[.D88]^{5}+-541285617.88981*[.D88]^{4}+1177170416.03934*[.D88]^{3}+-1632354970.82301*[.D88]^{2}+1308301555.25165*[.D88]^{1}+-461154428.901083" office:value-type="float" office:value="45.8059253692627" calcext:value-type="float">
            <text:p>45.8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8]+0.5" office:value-type="float" office:value="43.5" calcext:value-type="float">
            <text:p>43.5</text:p>
          </table:table-cell>
          <table:table-cell table:style-name="ce1" table:formula="of:=[.B88]-100/[.$I$2]" office:value-type="float" office:value="45.625" calcext:value-type="float">
            <text:p>45.6</text:p>
          </table:table-cell>
          <table:table-cell office:value-type="float" office:value="2191" calcext:value-type="float">
            <text:p>2191</text:p>
          </table:table-cell>
          <table:table-cell table:formula="of:=[.C89]/1000*(3.3/2)" office:value-type="float" office:value="3.61515" calcext:value-type="float">
            <text:p>3.62</text:p>
          </table:table-cell>
          <table:table-cell/>
          <table:table-cell table:formula="of:=-125.8413615096*[.D89]^{3}+1389.086024793*[.D89]^{2}-4970.1339315306*[.D89]+5802.31005866" office:value-type="float" office:value="43.2340574793952" calcext:value-type="float">
            <text:p>43.23</text:p>
          </table:table-cell>
          <table:table-cell table:style-name="ce2" table:formula="of:=10535.553463971*[.D89]^{9}+-319121.746562075*[.D89]^{8}+4273352.7667569*[.D89]^{7}+-33191395.1386817*[.D89]^{6}+164712219.536065*[.D89]^{5}+-541285617.88981*[.D89]^{4}+1177170416.03934*[.D89]^{3}+-1632354970.82301*[.D89]^{2}+1308301555.25165*[.D89]^{1}+-461154428.901083" office:value-type="float" office:value="45.6147403717041" calcext:value-type="float">
            <text:p>45.6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89]+0.5" office:value-type="float" office:value="44" calcext:value-type="float">
            <text:p>44.0</text:p>
          </table:table-cell>
          <table:table-cell table:style-name="ce1" table:formula="of:=[.B89]-100/[.$I$2]" office:value-type="float" office:value="45" calcext:value-type="float">
            <text:p>45.0</text:p>
          </table:table-cell>
          <table:table-cell office:value-type="float" office:value="2183" calcext:value-type="float">
            <text:p>2183</text:p>
          </table:table-cell>
          <table:table-cell table:formula="of:=[.C90]/1000*(3.3/2)" office:value-type="float" office:value="3.60195" calcext:value-type="float">
            <text:p>3.60</text:p>
          </table:table-cell>
          <table:table-cell/>
          <table:table-cell table:formula="of:=-125.8413615096*[.D90]^{3}+1389.086024793*[.D90]^{2}-4970.1339315306*[.D90]+5802.31005866" office:value-type="float" office:value="41.3985549719355" calcext:value-type="float">
            <text:p>41.40</text:p>
          </table:table-cell>
          <table:table-cell table:style-name="ce2" table:formula="of:=10535.553463971*[.D90]^{9}+-319121.746562075*[.D90]^{8}+4273352.7667569*[.D90]^{7}+-33191395.1386817*[.D90]^{6}+164712219.536065*[.D90]^{5}+-541285617.88981*[.D90]^{4}+1177170416.03934*[.D90]^{3}+-1632354970.82301*[.D90]^{2}+1308301555.25165*[.D90]^{1}+-461154428.901083" office:value-type="float" office:value="44.0447654724121" calcext:value-type="float">
            <text:p>44.0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0]+0.5" office:value-type="float" office:value="44.5" calcext:value-type="float">
            <text:p>44.5</text:p>
          </table:table-cell>
          <table:table-cell table:style-name="ce1" table:formula="of:=[.B90]-100/[.$I$2]" office:value-type="float" office:value="44.375" calcext:value-type="float">
            <text:p>44.4</text:p>
          </table:table-cell>
          <table:table-cell office:value-type="float" office:value="2178" calcext:value-type="float">
            <text:p>2178</text:p>
          </table:table-cell>
          <table:table-cell table:formula="of:=[.C91]/1000*(3.3/2)" office:value-type="float" office:value="3.5937" calcext:value-type="float">
            <text:p>3.59</text:p>
          </table:table-cell>
          <table:table-cell/>
          <table:table-cell table:formula="of:=-125.8413615096*[.D91]^{3}+1389.086024793*[.D91]^{2}-4970.1339315306*[.D91]+5802.31005866" office:value-type="float" office:value="40.2564341521456" calcext:value-type="float">
            <text:p>40.26</text:p>
          </table:table-cell>
          <table:table-cell table:style-name="ce2" table:formula="of:=10535.553463971*[.D91]^{9}+-319121.746562075*[.D91]^{8}+4273352.7667569*[.D91]^{7}+-33191395.1386817*[.D91]^{6}+164712219.536065*[.D91]^{5}+-541285617.88981*[.D91]^{4}+1177170416.03934*[.D91]^{3}+-1632354970.82301*[.D91]^{2}+1308301555.25165*[.D91]^{1}+-461154428.901083" office:value-type="float" office:value="43.0254020690918" calcext:value-type="float">
            <text:p>43.0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1]+0.5" office:value-type="float" office:value="45" calcext:value-type="float">
            <text:p>45.0</text:p>
          </table:table-cell>
          <table:table-cell table:style-name="ce1" table:formula="of:=[.B91]-100/[.$I$2]" office:value-type="float" office:value="43.75" calcext:value-type="float">
            <text:p>43.8</text:p>
          </table:table-cell>
          <table:table-cell office:value-type="float" office:value="2176" calcext:value-type="float">
            <text:p>2176</text:p>
          </table:table-cell>
          <table:table-cell table:formula="of:=[.C92]/1000*(3.3/2)" office:value-type="float" office:value="3.5904" calcext:value-type="float">
            <text:p>3.59</text:p>
          </table:table-cell>
          <table:table-cell/>
          <table:table-cell table:formula="of:=-125.8413615096*[.D92]^{3}+1389.086024793*[.D92]^{2}-4970.1339315306*[.D92]+5802.31005866" office:value-type="float" office:value="39.8007961587164" calcext:value-type="float">
            <text:p>39.80</text:p>
          </table:table-cell>
          <table:table-cell table:style-name="ce2" table:formula="of:=10535.553463971*[.D92]^{9}+-319121.746562075*[.D92]^{8}+4273352.7667569*[.D92]^{7}+-33191395.1386817*[.D92]^{6}+164712219.536065*[.D92]^{5}+-541285617.88981*[.D92]^{4}+1177170416.03934*[.D92]^{3}+-1632354970.82301*[.D92]^{2}+1308301555.25165*[.D92]^{1}+-461154428.901083" office:value-type="float" office:value="42.6092357635498" calcext:value-type="float">
            <text:p>42.6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2]+0.5" office:value-type="float" office:value="45.5" calcext:value-type="float">
            <text:p>45.5</text:p>
          </table:table-cell>
          <table:table-cell table:style-name="ce1" table:formula="of:=[.B92]-100/[.$I$2]" office:value-type="float" office:value="43.125" calcext:value-type="float">
            <text:p>43.1</text:p>
          </table:table-cell>
          <table:table-cell office:value-type="float" office:value="2174" calcext:value-type="float">
            <text:p>2174</text:p>
          </table:table-cell>
          <table:table-cell table:formula="of:=[.C93]/1000*(3.3/2)" office:value-type="float" office:value="3.5871" calcext:value-type="float">
            <text:p>3.59</text:p>
          </table:table-cell>
          <table:table-cell/>
          <table:table-cell table:formula="of:=-125.8413615096*[.D93]^{3}+1389.086024793*[.D93]^{2}-4970.1339315306*[.D93]+5802.31005866" office:value-type="float" office:value="39.3458904862428" calcext:value-type="float">
            <text:p>39.35</text:p>
          </table:table-cell>
          <table:table-cell table:style-name="ce2" table:formula="of:=10535.553463971*[.D93]^{9}+-319121.746562075*[.D93]^{8}+4273352.7667569*[.D93]^{7}+-33191395.1386817*[.D93]^{6}+164712219.536065*[.D93]^{5}+-541285617.88981*[.D93]^{4}+1177170416.03934*[.D93]^{3}+-1632354970.82301*[.D93]^{2}+1308301555.25165*[.D93]^{1}+-461154428.901083" office:value-type="float" office:value="42.1881542205811" calcext:value-type="float">
            <text:p>42.1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3]+0.5" office:value-type="float" office:value="46" calcext:value-type="float">
            <text:p>46.0</text:p>
          </table:table-cell>
          <table:table-cell table:style-name="ce1" table:formula="of:=[.B93]-100/[.$I$2]" office:value-type="float" office:value="42.5" calcext:value-type="float">
            <text:p>42.5</text:p>
          </table:table-cell>
          <table:table-cell office:value-type="float" office:value="2167" calcext:value-type="float">
            <text:p>2167</text:p>
          </table:table-cell>
          <table:table-cell table:formula="of:=[.C94]/1000*(3.3/2)" office:value-type="float" office:value="3.57555" calcext:value-type="float">
            <text:p>3.58</text:p>
          </table:table-cell>
          <table:table-cell/>
          <table:table-cell table:formula="of:=-125.8413615096*[.D94]^{3}+1389.086024793*[.D94]^{2}-4970.1339315306*[.D94]+5802.31005866" office:value-type="float" office:value="37.7598794096384" calcext:value-type="float">
            <text:p>37.76</text:p>
          </table:table-cell>
          <table:table-cell table:style-name="ce2" table:formula="of:=10535.553463971*[.D94]^{9}+-319121.746562075*[.D94]^{8}+4273352.7667569*[.D94]^{7}+-33191395.1386817*[.D94]^{6}+164712219.536065*[.D94]^{5}+-541285617.88981*[.D94]^{4}+1177170416.03934*[.D94]^{3}+-1632354970.82301*[.D94]^{2}+1308301555.25165*[.D94]^{1}+-461154428.901083" office:value-type="float" office:value="40.6760778427124" calcext:value-type="float">
            <text:p>40.6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4]+0.5" office:value-type="float" office:value="46.5" calcext:value-type="float">
            <text:p>46.5</text:p>
          </table:table-cell>
          <table:table-cell table:style-name="ce1" table:formula="of:=[.B94]-100/[.$I$2]" office:value-type="float" office:value="41.875" calcext:value-type="float">
            <text:p>41.9</text:p>
          </table:table-cell>
          <table:table-cell office:value-type="float" office:value="2165" calcext:value-type="float">
            <text:p>2165</text:p>
          </table:table-cell>
          <table:table-cell table:formula="of:=[.C95]/1000*(3.3/2)" office:value-type="float" office:value="3.57225" calcext:value-type="float">
            <text:p>3.57</text:p>
          </table:table-cell>
          <table:table-cell/>
          <table:table-cell table:formula="of:=-125.8413615096*[.D95]^{3}+1389.086024793*[.D95]^{2}-4970.1339315306*[.D95]+5802.31005866" office:value-type="float" office:value="37.3086049667754" calcext:value-type="float">
            <text:p>37.31</text:p>
          </table:table-cell>
          <table:table-cell table:style-name="ce2" table:formula="of:=10535.553463971*[.D95]^{9}+-319121.746562075*[.D95]^{8}+4273352.7667569*[.D95]^{7}+-33191395.1386817*[.D95]^{6}+164712219.536065*[.D95]^{5}+-541285617.88981*[.D95]^{4}+1177170416.03934*[.D95]^{3}+-1632354970.82301*[.D95]^{2}+1308301555.25165*[.D95]^{1}+-461154428.901083" office:value-type="float" office:value="40.2330799102783" calcext:value-type="float">
            <text:p>40.2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5]+0.5" office:value-type="float" office:value="47" calcext:value-type="float">
            <text:p>47.0</text:p>
          </table:table-cell>
          <table:table-cell table:style-name="ce1" table:formula="of:=[.B95]-100/[.$I$2]" office:value-type="float" office:value="41.25" calcext:value-type="float">
            <text:p>41.3</text:p>
          </table:table-cell>
          <table:table-cell office:value-type="float" office:value="2160" calcext:value-type="float">
            <text:p>2160</text:p>
          </table:table-cell>
          <table:table-cell table:formula="of:=[.C96]/1000*(3.3/2)" office:value-type="float" office:value="3.564" calcext:value-type="float">
            <text:p>3.56</text:p>
          </table:table-cell>
          <table:table-cell/>
          <table:table-cell table:formula="of:=-125.8413615096*[.D96]^{3}+1389.086024793*[.D96]^{2}-4970.1339315306*[.D96]+5802.31005866" office:value-type="float" office:value="36.1843350356494" calcext:value-type="float">
            <text:p>36.18</text:p>
          </table:table-cell>
          <table:table-cell table:style-name="ce2" table:formula="of:=10535.553463971*[.D96]^{9}+-319121.746562075*[.D96]^{8}+4273352.7667569*[.D96]^{7}+-33191395.1386817*[.D96]^{6}+164712219.536065*[.D96]^{5}+-541285617.88981*[.D96]^{4}+1177170416.03934*[.D96]^{3}+-1632354970.82301*[.D96]^{2}+1308301555.25165*[.D96]^{1}+-461154428.901083" office:value-type="float" office:value="39.1045923233032" calcext:value-type="float">
            <text:p>39.1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6]+0.5" office:value-type="float" office:value="47.5" calcext:value-type="float">
            <text:p>47.5</text:p>
          </table:table-cell>
          <table:table-cell table:style-name="ce1" table:formula="of:=[.B96]-100/[.$I$2]" office:value-type="float" office:value="40.625" calcext:value-type="float">
            <text:p>40.6</text:p>
          </table:table-cell>
          <table:table-cell office:value-type="float" office:value="2160" calcext:value-type="float">
            <text:p>2160</text:p>
          </table:table-cell>
          <table:table-cell table:formula="of:=[.C97]/1000*(3.3/2)" office:value-type="float" office:value="3.564" calcext:value-type="float">
            <text:p>3.56</text:p>
          </table:table-cell>
          <table:table-cell/>
          <table:table-cell table:formula="of:=-125.8413615096*[.D97]^{3}+1389.086024793*[.D97]^{2}-4970.1339315306*[.D97]+5802.31005866" office:value-type="float" office:value="36.1843350356494" calcext:value-type="float">
            <text:p>36.18</text:p>
          </table:table-cell>
          <table:table-cell table:style-name="ce2" table:formula="of:=10535.553463971*[.D97]^{9}+-319121.746562075*[.D97]^{8}+4273352.7667569*[.D97]^{7}+-33191395.1386817*[.D97]^{6}+164712219.536065*[.D97]^{5}+-541285617.88981*[.D97]^{4}+1177170416.03934*[.D97]^{3}+-1632354970.82301*[.D97]^{2}+1308301555.25165*[.D97]^{1}+-461154428.901083" office:value-type="float" office:value="39.1045923233032" calcext:value-type="float">
            <text:p>39.1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7]+0.5" office:value-type="float" office:value="48" calcext:value-type="float">
            <text:p>48.0</text:p>
          </table:table-cell>
          <table:table-cell table:style-name="ce1" table:formula="of:=[.B97]-100/[.$I$2]" office:value-type="float" office:value="40" calcext:value-type="float">
            <text:p>40.0</text:p>
          </table:table-cell>
          <table:table-cell office:value-type="float" office:value="2160" calcext:value-type="float">
            <text:p>2160</text:p>
          </table:table-cell>
          <table:table-cell table:formula="of:=[.C98]/1000*(3.3/2)" office:value-type="float" office:value="3.564" calcext:value-type="float">
            <text:p>3.56</text:p>
          </table:table-cell>
          <table:table-cell/>
          <table:table-cell table:formula="of:=-125.8413615096*[.D98]^{3}+1389.086024793*[.D98]^{2}-4970.1339315306*[.D98]+5802.31005866" office:value-type="float" office:value="36.1843350356494" calcext:value-type="float">
            <text:p>36.18</text:p>
          </table:table-cell>
          <table:table-cell table:style-name="ce2" table:formula="of:=10535.553463971*[.D98]^{9}+-319121.746562075*[.D98]^{8}+4273352.7667569*[.D98]^{7}+-33191395.1386817*[.D98]^{6}+164712219.536065*[.D98]^{5}+-541285617.88981*[.D98]^{4}+1177170416.03934*[.D98]^{3}+-1632354970.82301*[.D98]^{2}+1308301555.25165*[.D98]^{1}+-461154428.901083" office:value-type="float" office:value="39.1045923233032" calcext:value-type="float">
            <text:p>39.1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8]+0.5" office:value-type="float" office:value="48.5" calcext:value-type="float">
            <text:p>48.5</text:p>
          </table:table-cell>
          <table:table-cell table:style-name="ce1" table:formula="of:=[.B98]-100/[.$I$2]" office:value-type="float" office:value="39.375" calcext:value-type="float">
            <text:p>39.4</text:p>
          </table:table-cell>
          <table:table-cell office:value-type="float" office:value="2155" calcext:value-type="float">
            <text:p>2155</text:p>
          </table:table-cell>
          <table:table-cell table:formula="of:=[.C99]/1000*(3.3/2)" office:value-type="float" office:value="3.55575" calcext:value-type="float">
            <text:p>3.56</text:p>
          </table:table-cell>
          <table:table-cell/>
          <table:table-cell table:formula="of:=-125.8413615096*[.D99]^{3}+1389.086024793*[.D99]^{2}-4970.1339315306*[.D99]+5802.31005866" office:value-type="float" office:value="35.0659988188045" calcext:value-type="float">
            <text:p>35.07</text:p>
          </table:table-cell>
          <table:table-cell table:style-name="ce2" table:formula="of:=10535.553463971*[.D99]^{9}+-319121.746562075*[.D99]^{8}+4273352.7667569*[.D99]^{7}+-33191395.1386817*[.D99]^{6}+164712219.536065*[.D99]^{5}+-541285617.88981*[.D99]^{4}+1177170416.03934*[.D99]^{3}+-1632354970.82301*[.D99]^{2}+1308301555.25165*[.D99]^{1}+-461154428.901083" office:value-type="float" office:value="37.9467277526855" calcext:value-type="float">
            <text:p>37.9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99]+0.5" office:value-type="float" office:value="49" calcext:value-type="float">
            <text:p>49.0</text:p>
          </table:table-cell>
          <table:table-cell table:style-name="ce1" table:formula="of:=[.B99]-100/[.$I$2]" office:value-type="float" office:value="38.75" calcext:value-type="float">
            <text:p>38.8</text:p>
          </table:table-cell>
          <table:table-cell office:value-type="float" office:value="2155" calcext:value-type="float">
            <text:p>2155</text:p>
          </table:table-cell>
          <table:table-cell table:formula="of:=[.C100]/1000*(3.3/2)" office:value-type="float" office:value="3.55575" calcext:value-type="float">
            <text:p>3.56</text:p>
          </table:table-cell>
          <table:table-cell/>
          <table:table-cell table:formula="of:=-125.8413615096*[.D100]^{3}+1389.086024793*[.D100]^{2}-4970.1339315306*[.D100]+5802.31005866" office:value-type="float" office:value="35.0659988188045" calcext:value-type="float">
            <text:p>35.07</text:p>
          </table:table-cell>
          <table:table-cell table:style-name="ce2" table:formula="of:=10535.553463971*[.D100]^{9}+-319121.746562075*[.D100]^{8}+4273352.7667569*[.D100]^{7}+-33191395.1386817*[.D100]^{6}+164712219.536065*[.D100]^{5}+-541285617.88981*[.D100]^{4}+1177170416.03934*[.D100]^{3}+-1632354970.82301*[.D100]^{2}+1308301555.25165*[.D100]^{1}+-461154428.901083" office:value-type="float" office:value="37.9467277526855" calcext:value-type="float">
            <text:p>37.9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0]+0.5" office:value-type="float" office:value="49.5" calcext:value-type="float">
            <text:p>49.5</text:p>
          </table:table-cell>
          <table:table-cell table:style-name="ce1" table:formula="of:=[.B100]-100/[.$I$2]" office:value-type="float" office:value="38.125" calcext:value-type="float">
            <text:p>38.1</text:p>
          </table:table-cell>
          <table:table-cell office:value-type="float" office:value="2150" calcext:value-type="float">
            <text:p>2150</text:p>
          </table:table-cell>
          <table:table-cell table:formula="of:=[.C101]/1000*(3.3/2)" office:value-type="float" office:value="3.5475" calcext:value-type="float">
            <text:p>3.55</text:p>
          </table:table-cell>
          <table:table-cell/>
          <table:table-cell table:formula="of:=-125.8413615096*[.D101]^{3}+1389.086024793*[.D101]^{2}-4970.1339315306*[.D101]+5802.31005866" office:value-type="float" office:value="33.9540202875824" calcext:value-type="float">
            <text:p>33.95</text:p>
          </table:table-cell>
          <table:table-cell table:style-name="ce2" table:formula="of:=10535.553463971*[.D101]^{9}+-319121.746562075*[.D101]^{8}+4273352.7667569*[.D101]^{7}+-33191395.1386817*[.D101]^{6}+164712219.536065*[.D101]^{5}+-541285617.88981*[.D101]^{4}+1177170416.03934*[.D101]^{3}+-1632354970.82301*[.D101]^{2}+1308301555.25165*[.D101]^{1}+-461154428.901083" office:value-type="float" office:value="36.7606287002563" calcext:value-type="float">
            <text:p>36.7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1]+0.5" office:value-type="float" office:value="50" calcext:value-type="float">
            <text:p>50.0</text:p>
          </table:table-cell>
          <table:table-cell table:style-name="ce1" table:formula="of:=[.B101]-100/[.$I$2]" office:value-type="float" office:value="37.5" calcext:value-type="float">
            <text:p>37.5</text:p>
          </table:table-cell>
          <table:table-cell office:value-type="float" office:value="2148" calcext:value-type="float">
            <text:p>2148</text:p>
          </table:table-cell>
          <table:table-cell table:formula="of:=[.C102]/1000*(3.3/2)" office:value-type="float" office:value="3.5442" calcext:value-type="float">
            <text:p>3.54</text:p>
          </table:table-cell>
          <table:table-cell/>
          <table:table-cell table:formula="of:=-125.8413615096*[.D102]^{3}+1389.086024793*[.D102]^{2}-4970.1339315306*[.D102]+5802.31005866" office:value-type="float" office:value="33.5111039966459" calcext:value-type="float">
            <text:p>33.51</text:p>
          </table:table-cell>
          <table:table-cell table:style-name="ce2" table:formula="of:=10535.553463971*[.D102]^{9}+-319121.746562075*[.D102]^{8}+4273352.7667569*[.D102]^{7}+-33191395.1386817*[.D102]^{6}+164712219.536065*[.D102]^{5}+-541285617.88981*[.D102]^{4}+1177170416.03934*[.D102]^{3}+-1632354970.82301*[.D102]^{2}+1308301555.25165*[.D102]^{1}+-461154428.901083" office:value-type="float" office:value="36.2786045074463" calcext:value-type="float">
            <text:p>36.2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2]+0.5" office:value-type="float" office:value="50.5" calcext:value-type="float">
            <text:p>50.5</text:p>
          </table:table-cell>
          <table:table-cell table:style-name="ce1" table:formula="of:=[.B102]-100/[.$I$2]" office:value-type="float" office:value="36.875" calcext:value-type="float">
            <text:p>36.9</text:p>
          </table:table-cell>
          <table:table-cell office:value-type="float" office:value="2147" calcext:value-type="float">
            <text:p>2147</text:p>
          </table:table-cell>
          <table:table-cell table:formula="of:=[.C103]/1000*(3.3/2)" office:value-type="float" office:value="3.54255" calcext:value-type="float">
            <text:p>3.54</text:p>
          </table:table-cell>
          <table:table-cell/>
          <table:table-cell table:formula="of:=-125.8413615096*[.D103]^{3}+1389.086024793*[.D103]^{2}-4970.1339315306*[.D103]+5802.31005866" office:value-type="float" office:value="33.2900612300245" calcext:value-type="float">
            <text:p>33.29</text:p>
          </table:table-cell>
          <table:table-cell table:style-name="ce2" table:formula="of:=10535.553463971*[.D103]^{9}+-319121.746562075*[.D103]^{8}+4273352.7667569*[.D103]^{7}+-33191395.1386817*[.D103]^{6}+164712219.536065*[.D103]^{5}+-541285617.88981*[.D103]^{4}+1177170416.03934*[.D103]^{3}+-1632354970.82301*[.D103]^{2}+1308301555.25165*[.D103]^{1}+-461154428.901083" office:value-type="float" office:value="36.0360507965088" calcext:value-type="float">
            <text:p>36.0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3]+0.5" office:value-type="float" office:value="51" calcext:value-type="float">
            <text:p>51.0</text:p>
          </table:table-cell>
          <table:table-cell table:style-name="ce1" table:formula="of:=[.B103]-100/[.$I$2]" office:value-type="float" office:value="36.25" calcext:value-type="float">
            <text:p>36.3</text:p>
          </table:table-cell>
          <table:table-cell office:value-type="float" office:value="2143" calcext:value-type="float">
            <text:p>2143</text:p>
          </table:table-cell>
          <table:table-cell table:formula="of:=[.C104]/1000*(3.3/2)" office:value-type="float" office:value="3.53595" calcext:value-type="float">
            <text:p>3.54</text:p>
          </table:table-cell>
          <table:table-cell/>
          <table:table-cell table:formula="of:=-125.8413615096*[.D104]^{3}+1389.086024793*[.D104]^{2}-4970.1339315306*[.D104]+5802.31005866" office:value-type="float" office:value="32.4087384971581" calcext:value-type="float">
            <text:p>32.41</text:p>
          </table:table-cell>
          <table:table-cell table:style-name="ce2" table:formula="of:=10535.553463971*[.D104]^{9}+-319121.746562075*[.D104]^{8}+4273352.7667569*[.D104]^{7}+-33191395.1386817*[.D104]^{6}+164712219.536065*[.D104]^{5}+-541285617.88981*[.D104]^{4}+1177170416.03934*[.D104]^{3}+-1632354970.82301*[.D104]^{2}+1308301555.25165*[.D104]^{1}+-461154428.901083" office:value-type="float" office:value="35.0556192398071" calcext:value-type="float">
            <text:p>35.0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4]+0.5" office:value-type="float" office:value="51.5" calcext:value-type="float">
            <text:p>51.5</text:p>
          </table:table-cell>
          <table:table-cell table:style-name="ce1" table:formula="of:=[.B104]-100/[.$I$2]" office:value-type="float" office:value="35.625" calcext:value-type="float">
            <text:p>35.6</text:p>
          </table:table-cell>
          <table:table-cell office:value-type="float" office:value="2140" calcext:value-type="float">
            <text:p>2140</text:p>
          </table:table-cell>
          <table:table-cell table:formula="of:=[.C105]/1000*(3.3/2)" office:value-type="float" office:value="3.531" calcext:value-type="float">
            <text:p>3.53</text:p>
          </table:table-cell>
          <table:table-cell/>
          <table:table-cell table:formula="of:=-125.8413615096*[.D105]^{3}+1389.086024793*[.D105]^{2}-4970.1339315306*[.D105]+5802.31005866" office:value-type="float" office:value="31.7508321673804" calcext:value-type="float">
            <text:p>31.75</text:p>
          </table:table-cell>
          <table:table-cell table:style-name="ce2" table:formula="of:=10535.553463971*[.D105]^{9}+-319121.746562075*[.D105]^{8}+4273352.7667569*[.D105]^{7}+-33191395.1386817*[.D105]^{6}+164712219.536065*[.D105]^{5}+-541285617.88981*[.D105]^{4}+1177170416.03934*[.D105]^{3}+-1632354970.82301*[.D105]^{2}+1308301555.25165*[.D105]^{1}+-461154428.901083" office:value-type="float" office:value="34.3101692199707" calcext:value-type="float">
            <text:p>34.3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5]+0.5" office:value-type="float" office:value="52" calcext:value-type="float">
            <text:p>52.0</text:p>
          </table:table-cell>
          <table:table-cell table:style-name="ce1" table:formula="of:=[.B105]-100/[.$I$2]" office:value-type="float" office:value="35" calcext:value-type="float">
            <text:p>35.0</text:p>
          </table:table-cell>
          <table:table-cell office:value-type="float" office:value="2135" calcext:value-type="float">
            <text:p>2135</text:p>
          </table:table-cell>
          <table:table-cell table:formula="of:=[.C106]/1000*(3.3/2)" office:value-type="float" office:value="3.52275" calcext:value-type="float">
            <text:p>3.52</text:p>
          </table:table-cell>
          <table:table-cell/>
          <table:table-cell table:formula="of:=-125.8413615096*[.D106]^{3}+1389.086024793*[.D106]^{2}-4970.1339315306*[.D106]+5802.31005866" office:value-type="float" office:value="30.6604705210948" calcext:value-type="float">
            <text:p>30.66</text:p>
          </table:table-cell>
          <table:table-cell table:style-name="ce2" table:formula="of:=10535.553463971*[.D106]^{9}+-319121.746562075*[.D106]^{8}+4273352.7667569*[.D106]^{7}+-33191395.1386817*[.D106]^{6}+164712219.536065*[.D106]^{5}+-541285617.88981*[.D106]^{4}+1177170416.03934*[.D106]^{3}+-1632354970.82301*[.D106]^{2}+1308301555.25165*[.D106]^{1}+-461154428.901083" office:value-type="float" office:value="33.0499601364136" calcext:value-type="float">
            <text:p>33.0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6]+0.5" office:value-type="float" office:value="52.5" calcext:value-type="float">
            <text:p>52.5</text:p>
          </table:table-cell>
          <table:table-cell table:style-name="ce1" table:formula="of:=[.B106]-100/[.$I$2]" office:value-type="float" office:value="34.375" calcext:value-type="float">
            <text:p>34.4</text:p>
          </table:table-cell>
          <table:table-cell office:value-type="float" office:value="2134" calcext:value-type="float">
            <text:p>2134</text:p>
          </table:table-cell>
          <table:table-cell table:formula="of:=[.C107]/1000*(3.3/2)" office:value-type="float" office:value="3.5211" calcext:value-type="float">
            <text:p>3.52</text:p>
          </table:table-cell>
          <table:table-cell/>
          <table:table-cell table:formula="of:=-125.8413615096*[.D107]^{3}+1389.086024793*[.D107]^{2}-4970.1339315306*[.D107]+5802.31005866" office:value-type="float" office:value="30.4433510532754" calcext:value-type="float">
            <text:p>30.44</text:p>
          </table:table-cell>
          <table:table-cell table:style-name="ce2" table:formula="of:=10535.553463971*[.D107]^{9}+-319121.746562075*[.D107]^{8}+4273352.7667569*[.D107]^{7}+-33191395.1386817*[.D107]^{6}+164712219.536065*[.D107]^{5}+-541285617.88981*[.D107]^{4}+1177170416.03934*[.D107]^{3}+-1632354970.82301*[.D107]^{2}+1308301555.25165*[.D107]^{1}+-461154428.901083" office:value-type="float" office:value="32.7953987121582" calcext:value-type="float">
            <text:p>32.8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7]+0.5" office:value-type="float" office:value="53" calcext:value-type="float">
            <text:p>53.0</text:p>
          </table:table-cell>
          <table:table-cell table:style-name="ce1" table:formula="of:=[.B107]-100/[.$I$2]" office:value-type="float" office:value="33.75" calcext:value-type="float">
            <text:p>33.8</text:p>
          </table:table-cell>
          <table:table-cell office:value-type="float" office:value="2135" calcext:value-type="float">
            <text:p>2135</text:p>
          </table:table-cell>
          <table:table-cell table:formula="of:=[.C108]/1000*(3.3/2)" office:value-type="float" office:value="3.52275" calcext:value-type="float">
            <text:p>3.52</text:p>
          </table:table-cell>
          <table:table-cell/>
          <table:table-cell table:formula="of:=-125.8413615096*[.D108]^{3}+1389.086024793*[.D108]^{2}-4970.1339315306*[.D108]+5802.31005866" office:value-type="float" office:value="30.6604705210948" calcext:value-type="float">
            <text:p>30.66</text:p>
          </table:table-cell>
          <table:table-cell table:style-name="ce2" table:formula="of:=10535.553463971*[.D108]^{9}+-319121.746562075*[.D108]^{8}+4273352.7667569*[.D108]^{7}+-33191395.1386817*[.D108]^{6}+164712219.536065*[.D108]^{5}+-541285617.88981*[.D108]^{4}+1177170416.03934*[.D108]^{3}+-1632354970.82301*[.D108]^{2}+1308301555.25165*[.D108]^{1}+-461154428.901083" office:value-type="float" office:value="33.0499601364136" calcext:value-type="float">
            <text:p>33.0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8]+0.5" office:value-type="float" office:value="53.5" calcext:value-type="float">
            <text:p>53.5</text:p>
          </table:table-cell>
          <table:table-cell table:style-name="ce1" table:formula="of:=[.B108]-100/[.$I$2]" office:value-type="float" office:value="33.125" calcext:value-type="float">
            <text:p>33.1</text:p>
          </table:table-cell>
          <table:table-cell office:value-type="float" office:value="2130" calcext:value-type="float">
            <text:p>2130</text:p>
          </table:table-cell>
          <table:table-cell table:formula="of:=[.C109]/1000*(3.3/2)" office:value-type="float" office:value="3.5145" calcext:value-type="float">
            <text:p>3.51</text:p>
          </table:table-cell>
          <table:table-cell/>
          <table:table-cell table:formula="of:=-125.8413615096*[.D109]^{3}+1389.086024793*[.D109]^{2}-4970.1339315306*[.D109]+5802.31005866" office:value-type="float" office:value="29.5781624458023" calcext:value-type="float">
            <text:p>29.58</text:p>
          </table:table-cell>
          <table:table-cell table:style-name="ce2" table:formula="of:=10535.553463971*[.D109]^{9}+-319121.746562075*[.D109]^{8}+4273352.7667569*[.D109]^{7}+-33191395.1386817*[.D109]^{6}+164712219.536065*[.D109]^{5}+-541285617.88981*[.D109]^{4}+1177170416.03934*[.D109]^{3}+-1632354970.82301*[.D109]^{2}+1308301555.25165*[.D109]^{1}+-461154428.901083" office:value-type="float" office:value="31.7696828842163" calcext:value-type="float">
            <text:p>31.7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09]+0.5" office:value-type="float" office:value="54" calcext:value-type="float">
            <text:p>54.0</text:p>
          </table:table-cell>
          <table:table-cell table:style-name="ce1" table:formula="of:=[.B109]-100/[.$I$2]" office:value-type="float" office:value="32.5" calcext:value-type="float">
            <text:p>32.5</text:p>
          </table:table-cell>
          <table:table-cell office:value-type="float" office:value="2130" calcext:value-type="float">
            <text:p>2130</text:p>
          </table:table-cell>
          <table:table-cell table:formula="of:=[.C110]/1000*(3.3/2)" office:value-type="float" office:value="3.5145" calcext:value-type="float">
            <text:p>3.51</text:p>
          </table:table-cell>
          <table:table-cell/>
          <table:table-cell table:formula="of:=-125.8413615096*[.D110]^{3}+1389.086024793*[.D110]^{2}-4970.1339315306*[.D110]+5802.31005866" office:value-type="float" office:value="29.5781624458023" calcext:value-type="float">
            <text:p>29.58</text:p>
          </table:table-cell>
          <table:table-cell table:style-name="ce2" table:formula="of:=10535.553463971*[.D110]^{9}+-319121.746562075*[.D110]^{8}+4273352.7667569*[.D110]^{7}+-33191395.1386817*[.D110]^{6}+164712219.536065*[.D110]^{5}+-541285617.88981*[.D110]^{4}+1177170416.03934*[.D110]^{3}+-1632354970.82301*[.D110]^{2}+1308301555.25165*[.D110]^{1}+-461154428.901083" office:value-type="float" office:value="31.7696828842163" calcext:value-type="float">
            <text:p>31.7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0]+0.5" office:value-type="float" office:value="54.5" calcext:value-type="float">
            <text:p>54.5</text:p>
          </table:table-cell>
          <table:table-cell table:style-name="ce1" table:formula="of:=[.B110]-100/[.$I$2]" office:value-type="float" office:value="31.875" calcext:value-type="float">
            <text:p>31.9</text:p>
          </table:table-cell>
          <table:table-cell office:value-type="float" office:value="2129" calcext:value-type="float">
            <text:p>2129</text:p>
          </table:table-cell>
          <table:table-cell table:formula="of:=[.C111]/1000*(3.3/2)" office:value-type="float" office:value="3.51285" calcext:value-type="float">
            <text:p>3.51</text:p>
          </table:table-cell>
          <table:table-cell/>
          <table:table-cell table:formula="of:=-125.8413615096*[.D111]^{3}+1389.086024793*[.D111]^{2}-4970.1339315306*[.D111]+5802.31005866" office:value-type="float" office:value="29.3627045687454" calcext:value-type="float">
            <text:p>29.36</text:p>
          </table:table-cell>
          <table:table-cell table:style-name="ce2" table:formula="of:=10535.553463971*[.D111]^{9}+-319121.746562075*[.D111]^{8}+4273352.7667569*[.D111]^{7}+-33191395.1386817*[.D111]^{6}+164712219.536065*[.D111]^{5}+-541285617.88981*[.D111]^{4}+1177170416.03934*[.D111]^{3}+-1632354970.82301*[.D111]^{2}+1308301555.25165*[.D111]^{1}+-461154428.901083" office:value-type="float" office:value="31.5114707946777" calcext:value-type="float">
            <text:p>31.5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1]+0.5" office:value-type="float" office:value="55" calcext:value-type="float">
            <text:p>55.0</text:p>
          </table:table-cell>
          <table:table-cell table:style-name="ce1" table:formula="of:=[.B111]-100/[.$I$2]" office:value-type="float" office:value="31.25" calcext:value-type="float">
            <text:p>31.3</text:p>
          </table:table-cell>
          <table:table-cell office:value-type="float" office:value="2128" calcext:value-type="float">
            <text:p>2128</text:p>
          </table:table-cell>
          <table:table-cell table:formula="of:=[.C112]/1000*(3.3/2)" office:value-type="float" office:value="3.5112" calcext:value-type="float">
            <text:p>3.51</text:p>
          </table:table-cell>
          <table:table-cell/>
          <table:table-cell table:formula="of:=-125.8413615096*[.D112]^{3}+1389.086024793*[.D112]^{2}-4970.1339315306*[.D112]+5802.31005866" office:value-type="float" office:value="29.1475891851505" calcext:value-type="float">
            <text:p>29.15</text:p>
          </table:table-cell>
          <table:table-cell table:style-name="ce2" table:formula="of:=10535.553463971*[.D112]^{9}+-319121.746562075*[.D112]^{8}+4273352.7667569*[.D112]^{7}+-33191395.1386817*[.D112]^{6}+164712219.536065*[.D112]^{5}+-541285617.88981*[.D112]^{4}+1177170416.03934*[.D112]^{3}+-1632354970.82301*[.D112]^{2}+1308301555.25165*[.D112]^{1}+-461154428.901083" office:value-type="float" office:value="31.2525796890259" calcext:value-type="float">
            <text:p>31.2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2]+0.5" office:value-type="float" office:value="55.5" calcext:value-type="float">
            <text:p>55.5</text:p>
          </table:table-cell>
          <table:table-cell table:style-name="ce1" table:formula="of:=[.B112]-100/[.$I$2]" office:value-type="float" office:value="30.625" calcext:value-type="float">
            <text:p>30.6</text:p>
          </table:table-cell>
          <table:table-cell office:value-type="float" office:value="2128" calcext:value-type="float">
            <text:p>2128</text:p>
          </table:table-cell>
          <table:table-cell table:formula="of:=[.C113]/1000*(3.3/2)" office:value-type="float" office:value="3.5112" calcext:value-type="float">
            <text:p>3.51</text:p>
          </table:table-cell>
          <table:table-cell/>
          <table:table-cell table:formula="of:=-125.8413615096*[.D113]^{3}+1389.086024793*[.D113]^{2}-4970.1339315306*[.D113]+5802.31005866" office:value-type="float" office:value="29.1475891851505" calcext:value-type="float">
            <text:p>29.15</text:p>
          </table:table-cell>
          <table:table-cell table:style-name="ce2" table:formula="of:=10535.553463971*[.D113]^{9}+-319121.746562075*[.D113]^{8}+4273352.7667569*[.D113]^{7}+-33191395.1386817*[.D113]^{6}+164712219.536065*[.D113]^{5}+-541285617.88981*[.D113]^{4}+1177170416.03934*[.D113]^{3}+-1632354970.82301*[.D113]^{2}+1308301555.25165*[.D113]^{1}+-461154428.901083" office:value-type="float" office:value="31.2525796890259" calcext:value-type="float">
            <text:p>31.2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3]+0.5" office:value-type="float" office:value="56" calcext:value-type="float">
            <text:p>56.0</text:p>
          </table:table-cell>
          <table:table-cell table:style-name="ce1" table:formula="of:=[.B113]-100/[.$I$2]" office:value-type="float" office:value="30" calcext:value-type="float">
            <text:p>30.0</text:p>
          </table:table-cell>
          <table:table-cell office:value-type="float" office:value="2126" calcext:value-type="float">
            <text:p>2126</text:p>
          </table:table-cell>
          <table:table-cell table:formula="of:=[.C114]/1000*(3.3/2)" office:value-type="float" office:value="3.5079" calcext:value-type="float">
            <text:p>3.51</text:p>
          </table:table-cell>
          <table:table-cell/>
          <table:table-cell table:formula="of:=-125.8413615096*[.D114]^{3}+1389.086024793*[.D114]^{2}-4970.1339315306*[.D114]+5802.31005866" office:value-type="float" office:value="28.7183994654397" calcext:value-type="float">
            <text:p>28.72</text:p>
          </table:table-cell>
          <table:table-cell table:style-name="ce2" table:formula="of:=10535.553463971*[.D114]^{9}+-319121.746562075*[.D114]^{8}+4273352.7667569*[.D114]^{7}+-33191395.1386817*[.D114]^{6}+164712219.536065*[.D114]^{5}+-541285617.88981*[.D114]^{4}+1177170416.03934*[.D114]^{3}+-1632354970.82301*[.D114]^{2}+1308301555.25165*[.D114]^{1}+-461154428.901083" office:value-type="float" office:value="30.7329616546631" calcext:value-type="float">
            <text:p>30.7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4]+0.5" office:value-type="float" office:value="56.5" calcext:value-type="float">
            <text:p>56.5</text:p>
          </table:table-cell>
          <table:table-cell table:style-name="ce1" table:formula="of:=[.B114]-100/[.$I$2]" office:value-type="float" office:value="29.375" calcext:value-type="float">
            <text:p>29.4</text:p>
          </table:table-cell>
          <table:table-cell office:value-type="float" office:value="2121" calcext:value-type="float">
            <text:p>2121</text:p>
          </table:table-cell>
          <table:table-cell table:formula="of:=[.C115]/1000*(3.3/2)" office:value-type="float" office:value="3.49965" calcext:value-type="float">
            <text:p>3.50</text:p>
          </table:table-cell>
          <table:table-cell/>
          <table:table-cell table:formula="of:=-125.8413615096*[.D115]^{3}+1389.086024793*[.D115]^{2}-4970.1339315306*[.D115]+5802.31005866" office:value-type="float" office:value="27.6516562257411" calcext:value-type="float">
            <text:p>27.65</text:p>
          </table:table-cell>
          <table:table-cell table:style-name="ce2" table:formula="of:=10535.553463971*[.D115]^{9}+-319121.746562075*[.D115]^{8}+4273352.7667569*[.D115]^{7}+-33191395.1386817*[.D115]^{6}+164712219.536065*[.D115]^{5}+-541285617.88981*[.D115]^{4}+1177170416.03934*[.D115]^{3}+-1632354970.82301*[.D115]^{2}+1308301555.25165*[.D115]^{1}+-461154428.901083" office:value-type="float" office:value="29.4240741729736" calcext:value-type="float">
            <text:p>29.4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5]+0.5" office:value-type="float" office:value="57" calcext:value-type="float">
            <text:p>57.0</text:p>
          </table:table-cell>
          <table:table-cell table:style-name="ce1" table:formula="of:=[.B115]-100/[.$I$2]" office:value-type="float" office:value="28.75" calcext:value-type="float">
            <text:p>28.8</text:p>
          </table:table-cell>
          <table:table-cell office:value-type="float" office:value="2120" calcext:value-type="float">
            <text:p>2120</text:p>
          </table:table-cell>
          <table:table-cell table:formula="of:=[.C116]/1000*(3.3/2)" office:value-type="float" office:value="3.498" calcext:value-type="float">
            <text:p>3.50</text:p>
          </table:table-cell>
          <table:table-cell/>
          <table:table-cell table:formula="of:=-125.8413615096*[.D116]^{3}+1389.086024793*[.D116]^{2}-4970.1339315306*[.D116]+5802.31005866" office:value-type="float" office:value="27.4394028936067" calcext:value-type="float">
            <text:p>27.44</text:p>
          </table:table-cell>
          <table:table-cell table:style-name="ce2" table:formula="of:=10535.553463971*[.D116]^{9}+-319121.746562075*[.D116]^{8}+4273352.7667569*[.D116]^{7}+-33191395.1386817*[.D116]^{6}+164712219.536065*[.D116]^{5}+-541285617.88981*[.D116]^{4}+1177170416.03934*[.D116]^{3}+-1632354970.82301*[.D116]^{2}+1308301555.25165*[.D116]^{1}+-461154428.901083" office:value-type="float" office:value="29.1608409881592" calcext:value-type="float">
            <text:p>29.1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6]+0.5" office:value-type="float" office:value="57.5" calcext:value-type="float">
            <text:p>57.5</text:p>
          </table:table-cell>
          <table:table-cell table:style-name="ce1" table:formula="of:=[.B116]-100/[.$I$2]" office:value-type="float" office:value="28.125" calcext:value-type="float">
            <text:p>28.1</text:p>
          </table:table-cell>
          <table:table-cell office:value-type="float" office:value="2119" calcext:value-type="float">
            <text:p>2119</text:p>
          </table:table-cell>
          <table:table-cell table:formula="of:=[.C117]/1000*(3.3/2)" office:value-type="float" office:value="3.49635" calcext:value-type="float">
            <text:p>3.50</text:p>
          </table:table-cell>
          <table:table-cell/>
          <table:table-cell table:formula="of:=-125.8413615096*[.D117]^{3}+1389.086024793*[.D117]^{2}-4970.1339315306*[.D117]+5802.31005866" office:value-type="float" office:value="27.227522580878" calcext:value-type="float">
            <text:p>27.23</text:p>
          </table:table-cell>
          <table:table-cell table:style-name="ce2" table:formula="of:=10535.553463971*[.D117]^{9}+-319121.746562075*[.D117]^{8}+4273352.7667569*[.D117]^{7}+-33191395.1386817*[.D117]^{6}+164712219.536065*[.D117]^{5}+-541285617.88981*[.D117]^{4}+1177170416.03934*[.D117]^{3}+-1632354970.82301*[.D117]^{2}+1308301555.25165*[.D117]^{1}+-461154428.901083" office:value-type="float" office:value="28.8972015380859" calcext:value-type="float">
            <text:p>28.9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7]+0.5" office:value-type="float" office:value="58" calcext:value-type="float">
            <text:p>58.0</text:p>
          </table:table-cell>
          <table:table-cell table:style-name="ce1" table:formula="of:=[.B117]-100/[.$I$2]" office:value-type="float" office:value="27.5" calcext:value-type="float">
            <text:p>27.5</text:p>
          </table:table-cell>
          <table:table-cell office:value-type="float" office:value="2115" calcext:value-type="float">
            <text:p>2115</text:p>
          </table:table-cell>
          <table:table-cell table:formula="of:=[.C118]/1000*(3.3/2)" office:value-type="float" office:value="3.48975" calcext:value-type="float">
            <text:p>3.49</text:p>
          </table:table-cell>
          <table:table-cell/>
          <table:table-cell table:formula="of:=-125.8413615096*[.D118]^{3}+1389.086024793*[.D118]^{2}-4970.1339315306*[.D118]+5802.31005866" office:value-type="float" office:value="26.3837993593943" calcext:value-type="float">
            <text:p>26.38</text:p>
          </table:table-cell>
          <table:table-cell table:style-name="ce2" table:formula="of:=10535.553463971*[.D118]^{9}+-319121.746562075*[.D118]^{8}+4273352.7667569*[.D118]^{7}+-33191395.1386817*[.D118]^{6}+164712219.536065*[.D118]^{5}+-541285617.88981*[.D118]^{4}+1177170416.03934*[.D118]^{3}+-1632354970.82301*[.D118]^{2}+1308301555.25165*[.D118]^{1}+-461154428.901083" office:value-type="float" office:value="27.8388586044312" calcext:value-type="float">
            <text:p>27.8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8]+0.5" office:value-type="float" office:value="58.5" calcext:value-type="float">
            <text:p>58.5</text:p>
          </table:table-cell>
          <table:table-cell table:style-name="ce1" table:formula="of:=[.B118]-100/[.$I$2]" office:value-type="float" office:value="26.875" calcext:value-type="float">
            <text:p>26.9</text:p>
          </table:table-cell>
          <table:table-cell office:value-type="float" office:value="2115" calcext:value-type="float">
            <text:p>2115</text:p>
          </table:table-cell>
          <table:table-cell table:formula="of:=[.C119]/1000*(3.3/2)" office:value-type="float" office:value="3.48975" calcext:value-type="float">
            <text:p>3.49</text:p>
          </table:table-cell>
          <table:table-cell/>
          <table:table-cell table:formula="of:=-125.8413615096*[.D119]^{3}+1389.086024793*[.D119]^{2}-4970.1339315306*[.D119]+5802.31005866" office:value-type="float" office:value="26.3837993593943" calcext:value-type="float">
            <text:p>26.38</text:p>
          </table:table-cell>
          <table:table-cell table:style-name="ce2" table:formula="of:=10535.553463971*[.D119]^{9}+-319121.746562075*[.D119]^{8}+4273352.7667569*[.D119]^{7}+-33191395.1386817*[.D119]^{6}+164712219.536065*[.D119]^{5}+-541285617.88981*[.D119]^{4}+1177170416.03934*[.D119]^{3}+-1632354970.82301*[.D119]^{2}+1308301555.25165*[.D119]^{1}+-461154428.901083" office:value-type="float" office:value="27.8388586044312" calcext:value-type="float">
            <text:p>27.8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19]+0.5" office:value-type="float" office:value="59" calcext:value-type="float">
            <text:p>59.0</text:p>
          </table:table-cell>
          <table:table-cell table:style-name="ce1" table:formula="of:=[.B119]-100/[.$I$2]" office:value-type="float" office:value="26.25" calcext:value-type="float">
            <text:p>26.3</text:p>
          </table:table-cell>
          <table:table-cell office:value-type="float" office:value="2112" calcext:value-type="float">
            <text:p>2112</text:p>
          </table:table-cell>
          <table:table-cell table:formula="of:=[.C120]/1000*(3.3/2)" office:value-type="float" office:value="3.4848" calcext:value-type="float">
            <text:p>3.48</text:p>
          </table:table-cell>
          <table:table-cell/>
          <table:table-cell table:formula="of:=-125.8413615096*[.D120]^{3}+1389.086024793*[.D120]^{2}-4970.1339315306*[.D120]+5802.31005866" office:value-type="float" office:value="25.7550898437539" calcext:value-type="float">
            <text:p>25.76</text:p>
          </table:table-cell>
          <table:table-cell table:style-name="ce2" table:formula="of:=10535.553463971*[.D120]^{9}+-319121.746562075*[.D120]^{8}+4273352.7667569*[.D120]^{7}+-33191395.1386817*[.D120]^{6}+164712219.536065*[.D120]^{5}+-541285617.88981*[.D120]^{4}+1177170416.03934*[.D120]^{3}+-1632354970.82301*[.D120]^{2}+1308301555.25165*[.D120]^{1}+-461154428.901083" office:value-type="float" office:value="27.0420999526978" calcext:value-type="float">
            <text:p>27.0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0]+0.5" office:value-type="float" office:value="59.5" calcext:value-type="float">
            <text:p>59.5</text:p>
          </table:table-cell>
          <table:table-cell table:style-name="ce1" table:formula="of:=[.B120]-100/[.$I$2]" office:value-type="float" office:value="25.625" calcext:value-type="float">
            <text:p>25.6</text:p>
          </table:table-cell>
          <table:table-cell office:value-type="float" office:value="2111" calcext:value-type="float">
            <text:p>2111</text:p>
          </table:table-cell>
          <table:table-cell table:formula="of:=[.C121]/1000*(3.3/2)" office:value-type="float" office:value="3.48315" calcext:value-type="float">
            <text:p>3.48</text:p>
          </table:table-cell>
          <table:table-cell/>
          <table:table-cell table:formula="of:=-125.8413615096*[.D121]^{3}+1389.086024793*[.D121]^{2}-4970.1339315306*[.D121]+5802.31005866" office:value-type="float" office:value="25.5463157899821" calcext:value-type="float">
            <text:p>25.55</text:p>
          </table:table-cell>
          <table:table-cell table:style-name="ce2" table:formula="of:=10535.553463971*[.D121]^{9}+-319121.746562075*[.D121]^{8}+4273352.7667569*[.D121]^{7}+-33191395.1386817*[.D121]^{6}+164712219.536065*[.D121]^{5}+-541285617.88981*[.D121]^{4}+1177170416.03934*[.D121]^{3}+-1632354970.82301*[.D121]^{2}+1308301555.25165*[.D121]^{1}+-461154428.901083" office:value-type="float" office:value="26.7761096954346" calcext:value-type="float">
            <text:p>26.7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1]+0.5" office:value-type="float" office:value="60" calcext:value-type="float">
            <text:p>60.0</text:p>
          </table:table-cell>
          <table:table-cell table:style-name="ce1" table:formula="of:=[.B121]-100/[.$I$2]" office:value-type="float" office:value="25" calcext:value-type="float">
            <text:p>25.0</text:p>
          </table:table-cell>
          <table:table-cell office:value-type="float" office:value="2111" calcext:value-type="float">
            <text:p>2111</text:p>
          </table:table-cell>
          <table:table-cell table:formula="of:=[.C122]/1000*(3.3/2)" office:value-type="float" office:value="3.48315" calcext:value-type="float">
            <text:p>3.48</text:p>
          </table:table-cell>
          <table:table-cell/>
          <table:table-cell table:formula="of:=-125.8413615096*[.D122]^{3}+1389.086024793*[.D122]^{2}-4970.1339315306*[.D122]+5802.31005866" office:value-type="float" office:value="25.5463157899821" calcext:value-type="float">
            <text:p>25.55</text:p>
          </table:table-cell>
          <table:table-cell table:style-name="ce2" table:formula="of:=10535.553463971*[.D122]^{9}+-319121.746562075*[.D122]^{8}+4273352.7667569*[.D122]^{7}+-33191395.1386817*[.D122]^{6}+164712219.536065*[.D122]^{5}+-541285617.88981*[.D122]^{4}+1177170416.03934*[.D122]^{3}+-1632354970.82301*[.D122]^{2}+1308301555.25165*[.D122]^{1}+-461154428.901083" office:value-type="float" office:value="26.7761096954346" calcext:value-type="float">
            <text:p>26.7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2]+0.5" office:value-type="float" office:value="60.5" calcext:value-type="float">
            <text:p>60.5</text:p>
          </table:table-cell>
          <table:table-cell table:style-name="ce1" table:formula="of:=[.B122]-100/[.$I$2]" office:value-type="float" office:value="24.375" calcext:value-type="float">
            <text:p>24.4</text:p>
          </table:table-cell>
          <table:table-cell office:value-type="float" office:value="2111" calcext:value-type="float">
            <text:p>2111</text:p>
          </table:table-cell>
          <table:table-cell table:formula="of:=[.C123]/1000*(3.3/2)" office:value-type="float" office:value="3.48315" calcext:value-type="float">
            <text:p>3.48</text:p>
          </table:table-cell>
          <table:table-cell/>
          <table:table-cell table:formula="of:=-125.8413615096*[.D123]^{3}+1389.086024793*[.D123]^{2}-4970.1339315306*[.D123]+5802.31005866" office:value-type="float" office:value="25.5463157899821" calcext:value-type="float">
            <text:p>25.55</text:p>
          </table:table-cell>
          <table:table-cell table:style-name="ce2" table:formula="of:=10535.553463971*[.D123]^{9}+-319121.746562075*[.D123]^{8}+4273352.7667569*[.D123]^{7}+-33191395.1386817*[.D123]^{6}+164712219.536065*[.D123]^{5}+-541285617.88981*[.D123]^{4}+1177170416.03934*[.D123]^{3}+-1632354970.82301*[.D123]^{2}+1308301555.25165*[.D123]^{1}+-461154428.901083" office:value-type="float" office:value="26.7761096954346" calcext:value-type="float">
            <text:p>26.7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3]+0.5" office:value-type="float" office:value="61" calcext:value-type="float">
            <text:p>61.0</text:p>
          </table:table-cell>
          <table:table-cell table:style-name="ce1" table:formula="of:=[.B123]-100/[.$I$2]" office:value-type="float" office:value="23.75" calcext:value-type="float">
            <text:p>23.8</text:p>
          </table:table-cell>
          <table:table-cell office:value-type="float" office:value="2105" calcext:value-type="float">
            <text:p>2105</text:p>
          </table:table-cell>
          <table:table-cell table:formula="of:=[.C124]/1000*(3.3/2)" office:value-type="float" office:value="3.47325" calcext:value-type="float">
            <text:p>3.47</text:p>
          </table:table-cell>
          <table:table-cell/>
          <table:table-cell table:formula="of:=-125.8413615096*[.D124]^{3}+1389.086024793*[.D124]^{2}-4970.1339315306*[.D124]+5802.31005866" office:value-type="float" office:value="24.3022646314339" calcext:value-type="float">
            <text:p>24.30</text:p>
          </table:table-cell>
          <table:table-cell table:style-name="ce2" table:formula="of:=10535.553463971*[.D124]^{9}+-319121.746562075*[.D124]^{8}+4273352.7667569*[.D124]^{7}+-33191395.1386817*[.D124]^{6}+164712219.536065*[.D124]^{5}+-541285617.88981*[.D124]^{4}+1177170416.03934*[.D124]^{3}+-1632354970.82301*[.D124]^{2}+1308301555.25165*[.D124]^{1}+-461154428.901083" office:value-type="float" office:value="25.177960395813" calcext:value-type="float">
            <text:p>25.1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4]+0.5" office:value-type="float" office:value="61.5" calcext:value-type="float">
            <text:p>61.5</text:p>
          </table:table-cell>
          <table:table-cell table:style-name="ce1" table:formula="of:=[.B124]-100/[.$I$2]" office:value-type="float" office:value="23.125" calcext:value-type="float">
            <text:p>23.1</text:p>
          </table:table-cell>
          <table:table-cell office:value-type="float" office:value="2105" calcext:value-type="float">
            <text:p>2105</text:p>
          </table:table-cell>
          <table:table-cell table:formula="of:=[.C125]/1000*(3.3/2)" office:value-type="float" office:value="3.47325" calcext:value-type="float">
            <text:p>3.47</text:p>
          </table:table-cell>
          <table:table-cell/>
          <table:table-cell table:formula="of:=-125.8413615096*[.D125]^{3}+1389.086024793*[.D125]^{2}-4970.1339315306*[.D125]+5802.31005866" office:value-type="float" office:value="24.3022646314339" calcext:value-type="float">
            <text:p>24.30</text:p>
          </table:table-cell>
          <table:table-cell table:style-name="ce2" table:formula="of:=10535.553463971*[.D125]^{9}+-319121.746562075*[.D125]^{8}+4273352.7667569*[.D125]^{7}+-33191395.1386817*[.D125]^{6}+164712219.536065*[.D125]^{5}+-541285617.88981*[.D125]^{4}+1177170416.03934*[.D125]^{3}+-1632354970.82301*[.D125]^{2}+1308301555.25165*[.D125]^{1}+-461154428.901083" office:value-type="float" office:value="25.177960395813" calcext:value-type="float">
            <text:p>25.1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5]+0.5" office:value-type="float" office:value="62" calcext:value-type="float">
            <text:p>62.0</text:p>
          </table:table-cell>
          <table:table-cell table:style-name="ce1" table:formula="of:=[.B125]-100/[.$I$2]" office:value-type="float" office:value="22.5" calcext:value-type="float">
            <text:p>22.5</text:p>
          </table:table-cell>
          <table:table-cell office:value-type="float" office:value="2102" calcext:value-type="float">
            <text:p>2102</text:p>
          </table:table-cell>
          <table:table-cell table:formula="of:=[.C126]/1000*(3.3/2)" office:value-type="float" office:value="3.4683" calcext:value-type="float">
            <text:p>3.47</text:p>
          </table:table-cell>
          <table:table-cell/>
          <table:table-cell table:formula="of:=-125.8413615096*[.D126]^{3}+1389.086024793*[.D126]^{2}-4970.1339315306*[.D126]+5802.31005866" office:value-type="float" office:value="23.6859158587495" calcext:value-type="float">
            <text:p>23.69</text:p>
          </table:table-cell>
          <table:table-cell table:style-name="ce2" table:formula="of:=10535.553463971*[.D126]^{9}+-319121.746562075*[.D126]^{8}+4273352.7667569*[.D126]^{7}+-33191395.1386817*[.D126]^{6}+164712219.536065*[.D126]^{5}+-541285617.88981*[.D126]^{4}+1177170416.03934*[.D126]^{3}+-1632354970.82301*[.D126]^{2}+1308301555.25165*[.D126]^{1}+-461154428.901083" office:value-type="float" office:value="24.3789215087891" calcext:value-type="float">
            <text:p>24.3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6]+0.5" office:value-type="float" office:value="62.5" calcext:value-type="float">
            <text:p>62.5</text:p>
          </table:table-cell>
          <table:table-cell table:style-name="ce1" table:formula="of:=[.B126]-100/[.$I$2]" office:value-type="float" office:value="21.875" calcext:value-type="float">
            <text:p>21.9</text:p>
          </table:table-cell>
          <table:table-cell office:value-type="float" office:value="2098" calcext:value-type="float">
            <text:p>2098</text:p>
          </table:table-cell>
          <table:table-cell table:formula="of:=[.C127]/1000*(3.3/2)" office:value-type="float" office:value="3.4617" calcext:value-type="float">
            <text:p>3.46</text:p>
          </table:table-cell>
          <table:table-cell/>
          <table:table-cell table:formula="of:=-125.8413615096*[.D127]^{3}+1389.086024793*[.D127]^{2}-4970.1339315306*[.D127]+5802.31005866" office:value-type="float" office:value="22.8702103212881" calcext:value-type="float">
            <text:p>22.87</text:p>
          </table:table-cell>
          <table:table-cell table:style-name="ce2" table:formula="of:=10535.553463971*[.D127]^{9}+-319121.746562075*[.D127]^{8}+4273352.7667569*[.D127]^{7}+-33191395.1386817*[.D127]^{6}+164712219.536065*[.D127]^{5}+-541285617.88981*[.D127]^{4}+1177170416.03934*[.D127]^{3}+-1632354970.82301*[.D127]^{2}+1308301555.25165*[.D127]^{1}+-461154428.901083" office:value-type="float" office:value="23.3156185150146" calcext:value-type="float">
            <text:p>23.3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7]+0.5" office:value-type="float" office:value="63" calcext:value-type="float">
            <text:p>63.0</text:p>
          </table:table-cell>
          <table:table-cell table:style-name="ce1" table:formula="of:=[.B127]-100/[.$I$2]" office:value-type="float" office:value="21.25" calcext:value-type="float">
            <text:p>21.3</text:p>
          </table:table-cell>
          <table:table-cell office:value-type="float" office:value="2096" calcext:value-type="float">
            <text:p>2096</text:p>
          </table:table-cell>
          <table:table-cell table:formula="of:=[.C128]/1000*(3.3/2)" office:value-type="float" office:value="3.4584" calcext:value-type="float">
            <text:p>3.46</text:p>
          </table:table-cell>
          <table:table-cell/>
          <table:table-cell table:formula="of:=-125.8413615096*[.D128]^{3}+1389.086024793*[.D128]^{2}-4970.1339315306*[.D128]+5802.31005866" office:value-type="float" office:value="22.4650298156184" calcext:value-type="float">
            <text:p>22.47</text:p>
          </table:table-cell>
          <table:table-cell table:style-name="ce2" table:formula="of:=10535.553463971*[.D128]^{9}+-319121.746562075*[.D128]^{8}+4273352.7667569*[.D128]^{7}+-33191395.1386817*[.D128]^{6}+164712219.536065*[.D128]^{5}+-541285617.88981*[.D128]^{4}+1177170416.03934*[.D128]^{3}+-1632354970.82301*[.D128]^{2}+1308301555.25165*[.D128]^{1}+-461154428.901083" office:value-type="float" office:value="22.7854318618774" calcext:value-type="float">
            <text:p>22.7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8]+0.5" office:value-type="float" office:value="63.5" calcext:value-type="float">
            <text:p>63.5</text:p>
          </table:table-cell>
          <table:table-cell table:style-name="ce1" table:formula="of:=[.B128]-100/[.$I$2]" office:value-type="float" office:value="20.625" calcext:value-type="float">
            <text:p>20.6</text:p>
          </table:table-cell>
          <table:table-cell office:value-type="float" office:value="2096" calcext:value-type="float">
            <text:p>2096</text:p>
          </table:table-cell>
          <table:table-cell table:formula="of:=[.C129]/1000*(3.3/2)" office:value-type="float" office:value="3.4584" calcext:value-type="float">
            <text:p>3.46</text:p>
          </table:table-cell>
          <table:table-cell/>
          <table:table-cell table:formula="of:=-125.8413615096*[.D129]^{3}+1389.086024793*[.D129]^{2}-4970.1339315306*[.D129]+5802.31005866" office:value-type="float" office:value="22.4650298156184" calcext:value-type="float">
            <text:p>22.47</text:p>
          </table:table-cell>
          <table:table-cell table:style-name="ce2" table:formula="of:=10535.553463971*[.D129]^{9}+-319121.746562075*[.D129]^{8}+4273352.7667569*[.D129]^{7}+-33191395.1386817*[.D129]^{6}+164712219.536065*[.D129]^{5}+-541285617.88981*[.D129]^{4}+1177170416.03934*[.D129]^{3}+-1632354970.82301*[.D129]^{2}+1308301555.25165*[.D129]^{1}+-461154428.901083" office:value-type="float" office:value="22.7854318618774" calcext:value-type="float">
            <text:p>22.7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29]+0.5" office:value-type="float" office:value="64" calcext:value-type="float">
            <text:p>64.0</text:p>
          </table:table-cell>
          <table:table-cell table:style-name="ce1" table:formula="of:=[.B129]-100/[.$I$2]" office:value-type="float" office:value="20" calcext:value-type="float">
            <text:p>20.0</text:p>
          </table:table-cell>
          <table:table-cell office:value-type="float" office:value="2096" calcext:value-type="float">
            <text:p>2096</text:p>
          </table:table-cell>
          <table:table-cell table:formula="of:=[.C130]/1000*(3.3/2)" office:value-type="float" office:value="3.4584" calcext:value-type="float">
            <text:p>3.46</text:p>
          </table:table-cell>
          <table:table-cell/>
          <table:table-cell table:formula="of:=-125.8413615096*[.D130]^{3}+1389.086024793*[.D130]^{2}-4970.1339315306*[.D130]+5802.31005866" office:value-type="float" office:value="22.4650298156184" calcext:value-type="float">
            <text:p>22.47</text:p>
          </table:table-cell>
          <table:table-cell table:style-name="ce2" table:formula="of:=10535.553463971*[.D130]^{9}+-319121.746562075*[.D130]^{8}+4273352.7667569*[.D130]^{7}+-33191395.1386817*[.D130]^{6}+164712219.536065*[.D130]^{5}+-541285617.88981*[.D130]^{4}+1177170416.03934*[.D130]^{3}+-1632354970.82301*[.D130]^{2}+1308301555.25165*[.D130]^{1}+-461154428.901083" office:value-type="float" office:value="22.7854318618774" calcext:value-type="float">
            <text:p>22.7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0]+0.5" office:value-type="float" office:value="64.5" calcext:value-type="float">
            <text:p>64.5</text:p>
          </table:table-cell>
          <table:table-cell table:style-name="ce1" table:formula="of:=[.B130]-100/[.$I$2]" office:value-type="float" office:value="19.375" calcext:value-type="float">
            <text:p>19.4</text:p>
          </table:table-cell>
          <table:table-cell office:value-type="float" office:value="2090" calcext:value-type="float">
            <text:p>2090</text:p>
          </table:table-cell>
          <table:table-cell table:formula="of:=[.C131]/1000*(3.3/2)" office:value-type="float" office:value="3.4485" calcext:value-type="float">
            <text:p>3.45</text:p>
          </table:table-cell>
          <table:table-cell/>
          <table:table-cell table:formula="of:=-125.8413615096*[.D131]^{3}+1389.086024793*[.D131]^{2}-4970.1339315306*[.D131]+5802.31005866" office:value-type="float" office:value="21.2605029608703" calcext:value-type="float">
            <text:p>21.26</text:p>
          </table:table-cell>
          <table:table-cell table:style-name="ce2" table:formula="of:=10535.553463971*[.D131]^{9}+-319121.746562075*[.D131]^{8}+4273352.7667569*[.D131]^{7}+-33191395.1386817*[.D131]^{6}+164712219.536065*[.D131]^{5}+-541285617.88981*[.D131]^{4}+1177170416.03934*[.D131]^{3}+-1632354970.82301*[.D131]^{2}+1308301555.25165*[.D131]^{1}+-461154428.901083" office:value-type="float" office:value="21.2040214538574" calcext:value-type="float">
            <text:p>21.2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1]+0.5" office:value-type="float" office:value="65" calcext:value-type="float">
            <text:p>65.0</text:p>
          </table:table-cell>
          <table:table-cell table:style-name="ce1" table:formula="of:=[.B131]-100/[.$I$2]" office:value-type="float" office:value="18.75" calcext:value-type="float">
            <text:p>18.8</text:p>
          </table:table-cell>
          <table:table-cell office:value-type="float" office:value="2089" calcext:value-type="float">
            <text:p>2089</text:p>
          </table:table-cell>
          <table:table-cell table:formula="of:=[.C132]/1000*(3.3/2)" office:value-type="float" office:value="3.44685" calcext:value-type="float">
            <text:p>3.45</text:p>
          </table:table-cell>
          <table:table-cell/>
          <table:table-cell table:formula="of:=-125.8413615096*[.D132]^{3}+1389.086024793*[.D132]^{2}-4970.1339315306*[.D132]+5802.31005866" office:value-type="float" office:value="21.0613904035863" calcext:value-type="float">
            <text:p>21.06</text:p>
          </table:table-cell>
          <table:table-cell table:style-name="ce2" table:formula="of:=10535.553463971*[.D132]^{9}+-319121.746562075*[.D132]^{8}+4273352.7667569*[.D132]^{7}+-33191395.1386817*[.D132]^{6}+164712219.536065*[.D132]^{5}+-541285617.88981*[.D132]^{4}+1177170416.03934*[.D132]^{3}+-1632354970.82301*[.D132]^{2}+1308301555.25165*[.D132]^{1}+-461154428.901083" office:value-type="float" office:value="20.9421672821045" calcext:value-type="float">
            <text:p>20.9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2]+0.5" office:value-type="float" office:value="65.5" calcext:value-type="float">
            <text:p>65.5</text:p>
          </table:table-cell>
          <table:table-cell table:style-name="ce1" table:formula="of:=[.B132]-100/[.$I$2]" office:value-type="float" office:value="18.125" calcext:value-type="float">
            <text:p>18.1</text:p>
          </table:table-cell>
          <table:table-cell office:value-type="float" office:value="2083" calcext:value-type="float">
            <text:p>2083</text:p>
          </table:table-cell>
          <table:table-cell table:formula="of:=[.C133]/1000*(3.3/2)" office:value-type="float" office:value="3.43695" calcext:value-type="float">
            <text:p>3.44</text:p>
          </table:table-cell>
          <table:table-cell/>
          <table:table-cell table:formula="of:=-125.8413615096*[.D133]^{3}+1389.086024793*[.D133]^{2}-4970.1339315306*[.D133]+5802.31005866" office:value-type="float" office:value="19.8768752220321" calcext:value-type="float">
            <text:p>19.88</text:p>
          </table:table-cell>
          <table:table-cell table:style-name="ce2" table:formula="of:=10535.553463971*[.D133]^{9}+-319121.746562075*[.D133]^{8}+4273352.7667569*[.D133]^{7}+-33191395.1386817*[.D133]^{6}+164712219.536065*[.D133]^{5}+-541285617.88981*[.D133]^{4}+1177170416.03934*[.D133]^{3}+-1632354970.82301*[.D133]^{2}+1308301555.25165*[.D133]^{1}+-461154428.901083" office:value-type="float" office:value="19.3842372894287" calcext:value-type="float">
            <text:p>19.3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3]+0.5" office:value-type="float" office:value="66" calcext:value-type="float">
            <text:p>66.0</text:p>
          </table:table-cell>
          <table:table-cell table:style-name="ce1" table:formula="of:=[.B133]-100/[.$I$2]" office:value-type="float" office:value="17.5" calcext:value-type="float">
            <text:p>17.5</text:p>
          </table:table-cell>
          <table:table-cell office:value-type="float" office:value="2080" calcext:value-type="float">
            <text:p>2080</text:p>
          </table:table-cell>
          <table:table-cell table:formula="of:=[.C134]/1000*(3.3/2)" office:value-type="float" office:value="3.432" calcext:value-type="float">
            <text:p>3.43</text:p>
          </table:table-cell>
          <table:table-cell/>
          <table:table-cell table:formula="of:=-125.8413615096*[.D134]^{3}+1389.086024793*[.D134]^{2}-4970.1339315306*[.D134]+5802.31005866" office:value-type="float" office:value="19.2913017937635" calcext:value-type="float">
            <text:p>19.29</text:p>
          </table:table-cell>
          <table:table-cell table:style-name="ce2" table:formula="of:=10535.553463971*[.D134]^{9}+-319121.746562075*[.D134]^{8}+4273352.7667569*[.D134]^{7}+-33191395.1386817*[.D134]^{6}+164712219.536065*[.D134]^{5}+-541285617.88981*[.D134]^{4}+1177170416.03934*[.D134]^{3}+-1632354970.82301*[.D134]^{2}+1308301555.25165*[.D134]^{1}+-461154428.901083" office:value-type="float" office:value="18.6153869628906" calcext:value-type="float">
            <text:p>18.62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4]+0.5" office:value-type="float" office:value="66.5" calcext:value-type="float">
            <text:p>66.5</text:p>
          </table:table-cell>
          <table:table-cell table:style-name="ce1" table:formula="of:=[.B134]-100/[.$I$2]" office:value-type="float" office:value="16.875" calcext:value-type="float">
            <text:p>16.9</text:p>
          </table:table-cell>
          <table:table-cell office:value-type="float" office:value="2079" calcext:value-type="float">
            <text:p>2079</text:p>
          </table:table-cell>
          <table:table-cell table:formula="of:=[.C135]/1000*(3.3/2)" office:value-type="float" office:value="3.43035" calcext:value-type="float">
            <text:p>3.43</text:p>
          </table:table-cell>
          <table:table-cell/>
          <table:table-cell table:formula="of:=-125.8413615096*[.D135]^{3}+1389.086024793*[.D135]^{2}-4970.1339315306*[.D135]+5802.31005866" office:value-type="float" office:value="19.0971235091083" calcext:value-type="float">
            <text:p>19.10</text:p>
          </table:table-cell>
          <table:table-cell table:style-name="ce2" table:formula="of:=10535.553463971*[.D135]^{9}+-319121.746562075*[.D135]^{8}+4273352.7667569*[.D135]^{7}+-33191395.1386817*[.D135]^{6}+164712219.536065*[.D135]^{5}+-541285617.88981*[.D135]^{4}+1177170416.03934*[.D135]^{3}+-1632354970.82301*[.D135]^{2}+1308301555.25165*[.D135]^{1}+-461154428.901083" office:value-type="float" office:value="18.3608140945435" calcext:value-type="float">
            <text:p>18.3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5]+0.5" office:value-type="float" office:value="67" calcext:value-type="float">
            <text:p>67.0</text:p>
          </table:table-cell>
          <table:table-cell table:style-name="ce1" table:formula="of:=[.B135]-100/[.$I$2]" office:value-type="float" office:value="16.25" calcext:value-type="float">
            <text:p>16.3</text:p>
          </table:table-cell>
          <table:table-cell office:value-type="float" office:value="2073" calcext:value-type="float">
            <text:p>2073</text:p>
          </table:table-cell>
          <table:table-cell table:formula="of:=[.C136]/1000*(3.3/2)" office:value-type="float" office:value="3.42045" calcext:value-type="float">
            <text:p>3.42</text:p>
          </table:table-cell>
          <table:table-cell/>
          <table:table-cell table:formula="of:=-125.8413615096*[.D136]^{3}+1389.086024793*[.D136]^{2}-4970.1339315306*[.D136]+5802.31005866" office:value-type="float" office:value="17.9429262352087" calcext:value-type="float">
            <text:p>17.94</text:p>
          </table:table-cell>
          <table:table-cell table:style-name="ce2" table:formula="of:=10535.553463971*[.D136]^{9}+-319121.746562075*[.D136]^{8}+4273352.7667569*[.D136]^{7}+-33191395.1386817*[.D136]^{6}+164712219.536065*[.D136]^{5}+-541285617.88981*[.D136]^{4}+1177170416.03934*[.D136]^{3}+-1632354970.82301*[.D136]^{2}+1308301555.25165*[.D136]^{1}+-461154428.901083" office:value-type="float" office:value="16.8538789749146" calcext:value-type="float">
            <text:p>16.8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6]+0.5" office:value-type="float" office:value="67.5" calcext:value-type="float">
            <text:p>67.5</text:p>
          </table:table-cell>
          <table:table-cell table:style-name="ce1" table:formula="of:=[.B136]-100/[.$I$2]" office:value-type="float" office:value="15.625" calcext:value-type="float">
            <text:p>15.6</text:p>
          </table:table-cell>
          <table:table-cell office:value-type="float" office:value="2071" calcext:value-type="float">
            <text:p>2071</text:p>
          </table:table-cell>
          <table:table-cell table:formula="of:=[.C137]/1000*(3.3/2)" office:value-type="float" office:value="3.41715" calcext:value-type="float">
            <text:p>3.42</text:p>
          </table:table-cell>
          <table:table-cell/>
          <table:table-cell table:formula="of:=-125.8413615096*[.D137]^{3}+1389.086024793*[.D137]^{2}-4970.1339315306*[.D137]+5802.31005866" office:value-type="float" office:value="17.5624170927013" calcext:value-type="float">
            <text:p>17.56</text:p>
          </table:table-cell>
          <table:table-cell table:style-name="ce2" table:formula="of:=10535.553463971*[.D137]^{9}+-319121.746562075*[.D137]^{8}+4273352.7667569*[.D137]^{7}+-33191395.1386817*[.D137]^{6}+164712219.536065*[.D137]^{5}+-541285617.88981*[.D137]^{4}+1177170416.03934*[.D137]^{3}+-1632354970.82301*[.D137]^{2}+1308301555.25165*[.D137]^{1}+-461154428.901083" office:value-type="float" office:value="16.3601446151733" calcext:value-type="float">
            <text:p>16.3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7]+0.5" office:value-type="float" office:value="68" calcext:value-type="float">
            <text:p>68.0</text:p>
          </table:table-cell>
          <table:table-cell table:style-name="ce1" table:formula="of:=[.B137]-100/[.$I$2]" office:value-type="float" office:value="15" calcext:value-type="float">
            <text:p>15.0</text:p>
          </table:table-cell>
          <table:table-cell office:value-type="float" office:value="2067" calcext:value-type="float">
            <text:p>2067</text:p>
          </table:table-cell>
          <table:table-cell table:formula="of:=[.C138]/1000*(3.3/2)" office:value-type="float" office:value="3.41055" calcext:value-type="float">
            <text:p>3.41</text:p>
          </table:table-cell>
          <table:table-cell/>
          <table:table-cell table:formula="of:=-125.8413615096*[.D138]^{3}+1389.086024793*[.D138]^{2}-4970.1339315306*[.D138]+5802.31005866" office:value-type="float" office:value="16.8078965358773" calcext:value-type="float">
            <text:p>16.81</text:p>
          </table:table-cell>
          <table:table-cell table:style-name="ce2" table:formula="of:=10535.553463971*[.D138]^{9}+-319121.746562075*[.D138]^{8}+4273352.7667569*[.D138]^{7}+-33191395.1386817*[.D138]^{6}+164712219.536065*[.D138]^{5}+-541285617.88981*[.D138]^{4}+1177170416.03934*[.D138]^{3}+-1632354970.82301*[.D138]^{2}+1308301555.25165*[.D138]^{1}+-461154428.901083" office:value-type="float" office:value="15.3872127532959" calcext:value-type="float">
            <text:p>15.3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8]+0.5" office:value-type="float" office:value="68.5" calcext:value-type="float">
            <text:p>68.5</text:p>
          </table:table-cell>
          <table:table-cell table:style-name="ce1" table:formula="of:=[.B138]-100/[.$I$2]" office:value-type="float" office:value="14.375" calcext:value-type="float">
            <text:p>14.4</text:p>
          </table:table-cell>
          <table:table-cell office:value-type="float" office:value="2065" calcext:value-type="float">
            <text:p>2065</text:p>
          </table:table-cell>
          <table:table-cell table:formula="of:=[.C139]/1000*(3.3/2)" office:value-type="float" office:value="3.40725" calcext:value-type="float">
            <text:p>3.41</text:p>
          </table:table-cell>
          <table:table-cell/>
          <table:table-cell table:formula="of:=-125.8413615096*[.D139]^{3}+1389.086024793*[.D139]^{2}-4970.1339315306*[.D139]+5802.31005866" office:value-type="float" office:value="16.4339393898908" calcext:value-type="float">
            <text:p>16.43</text:p>
          </table:table-cell>
          <table:table-cell table:style-name="ce2" table:formula="of:=10535.553463971*[.D139]^{9}+-319121.746562075*[.D139]^{8}+4273352.7667569*[.D139]^{7}+-33191395.1386817*[.D139]^{6}+164712219.536065*[.D139]^{5}+-541285617.88981*[.D139]^{4}+1177170416.03934*[.D139]^{3}+-1632354970.82301*[.D139]^{2}+1308301555.25165*[.D139]^{1}+-461154428.901083" office:value-type="float" office:value="14.9084692001343" calcext:value-type="float">
            <text:p>14.9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39]+0.5" office:value-type="float" office:value="69" calcext:value-type="float">
            <text:p>69.0</text:p>
          </table:table-cell>
          <table:table-cell table:style-name="ce1" table:formula="of:=[.B139]-100/[.$I$2]" office:value-type="float" office:value="13.75" calcext:value-type="float">
            <text:p>13.8</text:p>
          </table:table-cell>
          <table:table-cell office:value-type="float" office:value="2063" calcext:value-type="float">
            <text:p>2063</text:p>
          </table:table-cell>
          <table:table-cell table:formula="of:=[.C140]/1000*(3.3/2)" office:value-type="float" office:value="3.40395" calcext:value-type="float">
            <text:p>3.40</text:p>
          </table:table-cell>
          <table:table-cell/>
          <table:table-cell table:formula="of:=-125.8413615096*[.D140]^{3}+1389.086024793*[.D140]^{2}-4970.1339315306*[.D140]+5802.31005866" office:value-type="float" office:value="16.0622205110767" calcext:value-type="float">
            <text:p>16.06</text:p>
          </table:table-cell>
          <table:table-cell table:style-name="ce2" table:formula="of:=10535.553463971*[.D140]^{9}+-319121.746562075*[.D140]^{8}+4273352.7667569*[.D140]^{7}+-33191395.1386817*[.D140]^{6}+164712219.536065*[.D140]^{5}+-541285617.88981*[.D140]^{4}+1177170416.03934*[.D140]^{3}+-1632354970.82301*[.D140]^{2}+1308301555.25165*[.D140]^{1}+-461154428.901083" office:value-type="float" office:value="14.4352426528931" calcext:value-type="float">
            <text:p>14.4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0]+0.5" office:value-type="float" office:value="69.5" calcext:value-type="float">
            <text:p>69.5</text:p>
          </table:table-cell>
          <table:table-cell table:style-name="ce1" table:formula="of:=[.B140]-100/[.$I$2]" office:value-type="float" office:value="13.125" calcext:value-type="float">
            <text:p>13.1</text:p>
          </table:table-cell>
          <table:table-cell office:value-type="float" office:value="2061" calcext:value-type="float">
            <text:p>2061</text:p>
          </table:table-cell>
          <table:table-cell table:formula="of:=[.C141]/1000*(3.3/2)" office:value-type="float" office:value="3.40065" calcext:value-type="float">
            <text:p>3.40</text:p>
          </table:table-cell>
          <table:table-cell/>
          <table:table-cell table:formula="of:=-125.8413615096*[.D141]^{3}+1389.086024793*[.D141]^{2}-4970.1339315306*[.D141]+5802.31005866" office:value-type="float" office:value="15.6927670335999" calcext:value-type="float">
            <text:p>15.69</text:p>
          </table:table-cell>
          <table:table-cell table:style-name="ce2" table:formula="of:=10535.553463971*[.D141]^{9}+-319121.746562075*[.D141]^{8}+4273352.7667569*[.D141]^{7}+-33191395.1386817*[.D141]^{6}+164712219.536065*[.D141]^{5}+-541285617.88981*[.D141]^{4}+1177170416.03934*[.D141]^{3}+-1632354970.82301*[.D141]^{2}+1308301555.25165*[.D141]^{1}+-461154428.901083" office:value-type="float" office:value="13.9677906036377" calcext:value-type="float">
            <text:p>13.9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1]+0.5" office:value-type="float" office:value="70" calcext:value-type="float">
            <text:p>70.0</text:p>
          </table:table-cell>
          <table:table-cell table:style-name="ce1" table:formula="of:=[.B141]-100/[.$I$2]" office:value-type="float" office:value="12.5" calcext:value-type="float">
            <text:p>12.5</text:p>
          </table:table-cell>
          <table:table-cell office:value-type="float" office:value="2054" calcext:value-type="float">
            <text:p>2054</text:p>
          </table:table-cell>
          <table:table-cell table:formula="of:=[.C142]/1000*(3.3/2)" office:value-type="float" office:value="3.3891" calcext:value-type="float">
            <text:p>3.39</text:p>
          </table:table-cell>
          <table:table-cell/>
          <table:table-cell table:formula="of:=-125.8413615096*[.D142]^{3}+1389.086024793*[.D142]^{2}-4970.1339315306*[.D142]+5802.31005866" office:value-type="float" office:value="14.417911647487" calcext:value-type="float">
            <text:p>14.42</text:p>
          </table:table-cell>
          <table:table-cell table:style-name="ce2" table:formula="of:=10535.553463971*[.D142]^{9}+-319121.746562075*[.D142]^{8}+4273352.7667569*[.D142]^{7}+-33191395.1386817*[.D142]^{6}+164712219.536065*[.D142]^{5}+-541285617.88981*[.D142]^{4}+1177170416.03934*[.D142]^{3}+-1632354970.82301*[.D142]^{2}+1308301555.25165*[.D142]^{1}+-461154428.901083" office:value-type="float" office:value="12.3803625106812" calcext:value-type="float">
            <text:p>12.3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2]+0.5" office:value-type="float" office:value="70.5" calcext:value-type="float">
            <text:p>70.5</text:p>
          </table:table-cell>
          <table:table-cell table:style-name="ce1" table:formula="of:=[.B142]-100/[.$I$2]" office:value-type="float" office:value="11.875" calcext:value-type="float">
            <text:p>11.9</text:p>
          </table:table-cell>
          <table:table-cell office:value-type="float" office:value="2054" calcext:value-type="float">
            <text:p>2054</text:p>
          </table:table-cell>
          <table:table-cell table:formula="of:=[.C143]/1000*(3.3/2)" office:value-type="float" office:value="3.3891" calcext:value-type="float">
            <text:p>3.39</text:p>
          </table:table-cell>
          <table:table-cell/>
          <table:table-cell table:formula="of:=-125.8413615096*[.D143]^{3}+1389.086024793*[.D143]^{2}-4970.1339315306*[.D143]+5802.31005866" office:value-type="float" office:value="14.417911647487" calcext:value-type="float">
            <text:p>14.42</text:p>
          </table:table-cell>
          <table:table-cell table:style-name="ce2" table:formula="of:=10535.553463971*[.D143]^{9}+-319121.746562075*[.D143]^{8}+4273352.7667569*[.D143]^{7}+-33191395.1386817*[.D143]^{6}+164712219.536065*[.D143]^{5}+-541285617.88981*[.D143]^{4}+1177170416.03934*[.D143]^{3}+-1632354970.82301*[.D143]^{2}+1308301555.25165*[.D143]^{1}+-461154428.901083" office:value-type="float" office:value="12.3803625106812" calcext:value-type="float">
            <text:p>12.38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3]+0.5" office:value-type="float" office:value="71" calcext:value-type="float">
            <text:p>71.0</text:p>
          </table:table-cell>
          <table:table-cell table:style-name="ce1" table:formula="of:=[.B143]-100/[.$I$2]" office:value-type="float" office:value="11.25" calcext:value-type="float">
            <text:p>11.3</text:p>
          </table:table-cell>
          <table:table-cell office:value-type="float" office:value="2043" calcext:value-type="float">
            <text:p>2043</text:p>
          </table:table-cell>
          <table:table-cell table:formula="of:=[.C144]/1000*(3.3/2)" office:value-type="float" office:value="3.37095" calcext:value-type="float">
            <text:p>3.37</text:p>
          </table:table-cell>
          <table:table-cell/>
          <table:table-cell table:formula="of:=-125.8413615096*[.D144]^{3}+1389.086024793*[.D144]^{2}-4970.1339315306*[.D144]+5802.31005866" office:value-type="float" office:value="12.4741059339167" calcext:value-type="float">
            <text:p>12.47</text:p>
          </table:table-cell>
          <table:table-cell table:style-name="ce2" table:formula="of:=10535.553463971*[.D144]^{9}+-319121.746562075*[.D144]^{8}+4273352.7667569*[.D144]^{7}+-33191395.1386817*[.D144]^{6}+164712219.536065*[.D144]^{5}+-541285617.88981*[.D144]^{4}+1177170416.03934*[.D144]^{3}+-1632354970.82301*[.D144]^{2}+1308301555.25165*[.D144]^{1}+-461154428.901083" office:value-type="float" office:value="10.0572128295898" calcext:value-type="float">
            <text:p>10.0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4]+0.5" office:value-type="float" office:value="71.5" calcext:value-type="float">
            <text:p>71.5</text:p>
          </table:table-cell>
          <table:table-cell table:style-name="ce1" table:formula="of:=[.B144]-100/[.$I$2]" office:value-type="float" office:value="10.625" calcext:value-type="float">
            <text:p>10.6</text:p>
          </table:table-cell>
          <table:table-cell office:value-type="float" office:value="2037" calcext:value-type="float">
            <text:p>2037</text:p>
          </table:table-cell>
          <table:table-cell table:formula="of:=[.C145]/1000*(3.3/2)" office:value-type="float" office:value="3.36105" calcext:value-type="float">
            <text:p>3.36</text:p>
          </table:table-cell>
          <table:table-cell/>
          <table:table-cell table:formula="of:=-125.8413615096*[.D145]^{3}+1389.086024793*[.D145]^{2}-4970.1339315306*[.D145]+5802.31005866" office:value-type="float" office:value="11.4459034446818" calcext:value-type="float">
            <text:p>11.45</text:p>
          </table:table-cell>
          <table:table-cell table:style-name="ce2" table:formula="of:=10535.553463971*[.D145]^{9}+-319121.746562075*[.D145]^{8}+4273352.7667569*[.D145]^{7}+-33191395.1386817*[.D145]^{6}+164712219.536065*[.D145]^{5}+-541285617.88981*[.D145]^{4}+1177170416.03934*[.D145]^{3}+-1632354970.82301*[.D145]^{2}+1308301555.25165*[.D145]^{1}+-461154428.901083" office:value-type="float" office:value="8.88840389251709" calcext:value-type="float">
            <text:p>8.89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5]+0.5" office:value-type="float" office:value="72" calcext:value-type="float">
            <text:p>72.0</text:p>
          </table:table-cell>
          <table:table-cell table:style-name="ce1" table:formula="of:=[.B145]-100/[.$I$2]" office:value-type="float" office:value="10" calcext:value-type="float">
            <text:p>10.0</text:p>
          </table:table-cell>
          <table:table-cell office:value-type="float" office:value="2033" calcext:value-type="float">
            <text:p>2033</text:p>
          </table:table-cell>
          <table:table-cell table:formula="of:=[.C146]/1000*(3.3/2)" office:value-type="float" office:value="3.35445" calcext:value-type="float">
            <text:p>3.35</text:p>
          </table:table-cell>
          <table:table-cell/>
          <table:table-cell table:formula="of:=-125.8413615096*[.D146]^{3}+1389.086024793*[.D146]^{2}-4970.1339315306*[.D146]+5802.31005866" office:value-type="float" office:value="10.7734806223989" calcext:value-type="float">
            <text:p>10.77</text:p>
          </table:table-cell>
          <table:table-cell table:style-name="ce2" table:formula="of:=10535.553463971*[.D146]^{9}+-319121.746562075*[.D146]^{8}+4273352.7667569*[.D146]^{7}+-33191395.1386817*[.D146]^{6}+164712219.536065*[.D146]^{5}+-541285617.88981*[.D146]^{4}+1177170416.03934*[.D146]^{3}+-1632354970.82301*[.D146]^{2}+1308301555.25165*[.D146]^{1}+-461154428.901083" office:value-type="float" office:value="8.15080451965332" calcext:value-type="float">
            <text:p>8.1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6]+0.5" office:value-type="float" office:value="72.5" calcext:value-type="float">
            <text:p>72.5</text:p>
          </table:table-cell>
          <table:table-cell table:style-name="ce1" table:formula="of:=[.B146]-100/[.$I$2]" office:value-type="float" office:value="9.375" calcext:value-type="float">
            <text:p>9.4</text:p>
          </table:table-cell>
          <table:table-cell office:value-type="float" office:value="2032" calcext:value-type="float">
            <text:p>2032</text:p>
          </table:table-cell>
          <table:table-cell table:formula="of:=[.C147]/1000*(3.3/2)" office:value-type="float" office:value="3.3528" calcext:value-type="float">
            <text:p>3.35</text:p>
          </table:table-cell>
          <table:table-cell/>
          <table:table-cell table:formula="of:=-125.8413615096*[.D147]^{3}+1389.086024793*[.D147]^{2}-4970.1339315306*[.D147]+5802.31005866" office:value-type="float" office:value="10.6070366960439" calcext:value-type="float">
            <text:p>10.61</text:p>
          </table:table-cell>
          <table:table-cell table:style-name="ce2" table:formula="of:=10535.553463971*[.D147]^{9}+-319121.746562075*[.D147]^{8}+4273352.7667569*[.D147]^{7}+-33191395.1386817*[.D147]^{6}+164712219.536065*[.D147]^{5}+-541285617.88981*[.D147]^{4}+1177170416.03934*[.D147]^{3}+-1632354970.82301*[.D147]^{2}+1308301555.25165*[.D147]^{1}+-461154428.901083" office:value-type="float" office:value="7.97175884246826" calcext:value-type="float">
            <text:p>7.9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7]+0.5" office:value-type="float" office:value="73" calcext:value-type="float">
            <text:p>73.0</text:p>
          </table:table-cell>
          <table:table-cell table:style-name="ce1" table:formula="of:=[.B147]-100/[.$I$2]" office:value-type="float" office:value="8.75" calcext:value-type="float">
            <text:p>8.8</text:p>
          </table:table-cell>
          <table:table-cell office:value-type="float" office:value="2027" calcext:value-type="float">
            <text:p>2027</text:p>
          </table:table-cell>
          <table:table-cell table:formula="of:=[.C148]/1000*(3.3/2)" office:value-type="float" office:value="3.34455" calcext:value-type="float">
            <text:p>3.34</text:p>
          </table:table-cell>
          <table:table-cell/>
          <table:table-cell table:formula="of:=-125.8413615096*[.D148]^{3}+1389.086024793*[.D148]^{2}-4970.1339315306*[.D148]+5802.31005866" office:value-type="float" office:value="9.78495732810461" calcext:value-type="float">
            <text:p>9.78</text:p>
          </table:table-cell>
          <table:table-cell table:style-name="ce2" table:formula="of:=10535.553463971*[.D148]^{9}+-319121.746562075*[.D148]^{8}+4273352.7667569*[.D148]^{7}+-33191395.1386817*[.D148]^{6}+164712219.536065*[.D148]^{5}+-541285617.88981*[.D148]^{4}+1177170416.03934*[.D148]^{3}+-1632354970.82301*[.D148]^{2}+1308301555.25165*[.D148]^{1}+-461154428.901083" office:value-type="float" office:value="7.10952663421631" calcext:value-type="float">
            <text:p>7.1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8]+0.5" office:value-type="float" office:value="73.5" calcext:value-type="float">
            <text:p>73.5</text:p>
          </table:table-cell>
          <table:table-cell table:style-name="ce1" table:formula="of:=[.B148]-100/[.$I$2]" office:value-type="float" office:value="8.125" calcext:value-type="float">
            <text:p>8.1</text:p>
          </table:table-cell>
          <table:table-cell office:value-type="float" office:value="2023" calcext:value-type="float">
            <text:p>2023</text:p>
          </table:table-cell>
          <table:table-cell table:formula="of:=[.C149]/1000*(3.3/2)" office:value-type="float" office:value="3.33795" calcext:value-type="float">
            <text:p>3.34</text:p>
          </table:table-cell>
          <table:table-cell/>
          <table:table-cell table:formula="of:=-125.8413615096*[.D149]^{3}+1389.086024793*[.D149]^{2}-4970.1339315306*[.D149]+5802.31005866" office:value-type="float" office:value="9.13966565659848" calcext:value-type="float">
            <text:p>9.14</text:p>
          </table:table-cell>
          <table:table-cell table:style-name="ce2" table:formula="of:=10535.553463971*[.D149]^{9}+-319121.746562075*[.D149]^{8}+4273352.7667569*[.D149]^{7}+-33191395.1386817*[.D149]^{6}+164712219.536065*[.D149]^{5}+-541285617.88981*[.D149]^{4}+1177170416.03934*[.D149]^{3}+-1632354970.82301*[.D149]^{2}+1308301555.25165*[.D149]^{1}+-461154428.901083" office:value-type="float" office:value="6.46005058288574" calcext:value-type="float">
            <text:p>6.4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49]+0.5" office:value-type="float" office:value="74" calcext:value-type="float">
            <text:p>74.0</text:p>
          </table:table-cell>
          <table:table-cell table:style-name="ce1" table:formula="of:=[.B149]-100/[.$I$2]" office:value-type="float" office:value="7.5" calcext:value-type="float">
            <text:p>7.5</text:p>
          </table:table-cell>
          <table:table-cell office:value-type="float" office:value="2019" calcext:value-type="float">
            <text:p>2019</text:p>
          </table:table-cell>
          <table:table-cell table:formula="of:=[.C150]/1000*(3.3/2)" office:value-type="float" office:value="3.33135" calcext:value-type="float">
            <text:p>3.33</text:p>
          </table:table-cell>
          <table:table-cell/>
          <table:table-cell table:formula="of:=-125.8413615096*[.D150]^{3}+1389.086024793*[.D150]^{2}-4970.1339315306*[.D150]+5802.31005866" office:value-type="float" office:value="8.50560632373072" calcext:value-type="float">
            <text:p>8.51</text:p>
          </table:table-cell>
          <table:table-cell table:style-name="ce2" table:formula="of:=10535.553463971*[.D150]^{9}+-319121.746562075*[.D150]^{8}+4273352.7667569*[.D150]^{7}+-33191395.1386817*[.D150]^{6}+164712219.536065*[.D150]^{5}+-541285617.88981*[.D150]^{4}+1177170416.03934*[.D150]^{3}+-1632354970.82301*[.D150]^{2}+1308301555.25165*[.D150]^{1}+-461154428.901083" office:value-type="float" office:value="5.84722232818604" calcext:value-type="float">
            <text:p>5.8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0]+0.5" office:value-type="float" office:value="74.5" calcext:value-type="float">
            <text:p>74.5</text:p>
          </table:table-cell>
          <table:table-cell table:style-name="ce1" table:formula="of:=[.B150]-100/[.$I$2]" office:value-type="float" office:value="6.875" calcext:value-type="float">
            <text:p>6.9</text:p>
          </table:table-cell>
          <table:table-cell office:value-type="float" office:value="2019" calcext:value-type="float">
            <text:p>2019</text:p>
          </table:table-cell>
          <table:table-cell table:formula="of:=[.C151]/1000*(3.3/2)" office:value-type="float" office:value="3.33135" calcext:value-type="float">
            <text:p>3.33</text:p>
          </table:table-cell>
          <table:table-cell/>
          <table:table-cell table:formula="of:=-125.8413615096*[.D151]^{3}+1389.086024793*[.D151]^{2}-4970.1339315306*[.D151]+5802.31005866" office:value-type="float" office:value="8.50560632373072" calcext:value-type="float">
            <text:p>8.51</text:p>
          </table:table-cell>
          <table:table-cell table:style-name="ce2" table:formula="of:=10535.553463971*[.D151]^{9}+-319121.746562075*[.D151]^{8}+4273352.7667569*[.D151]^{7}+-33191395.1386817*[.D151]^{6}+164712219.536065*[.D151]^{5}+-541285617.88981*[.D151]^{4}+1177170416.03934*[.D151]^{3}+-1632354970.82301*[.D151]^{2}+1308301555.25165*[.D151]^{1}+-461154428.901083" office:value-type="float" office:value="5.84722232818604" calcext:value-type="float">
            <text:p>5.8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1]+0.5" office:value-type="float" office:value="75" calcext:value-type="float">
            <text:p>75.0</text:p>
          </table:table-cell>
          <table:table-cell table:style-name="ce1" table:formula="of:=[.B151]-100/[.$I$2]" office:value-type="float" office:value="6.25" calcext:value-type="float">
            <text:p>6.3</text:p>
          </table:table-cell>
          <table:table-cell office:value-type="float" office:value="2015" calcext:value-type="float">
            <text:p>2015</text:p>
          </table:table-cell>
          <table:table-cell table:formula="of:=[.C152]/1000*(3.3/2)" office:value-type="float" office:value="3.32475" calcext:value-type="float">
            <text:p>3.32</text:p>
          </table:table-cell>
          <table:table-cell/>
          <table:table-cell table:formula="of:=-125.8413615096*[.D152]^{3}+1389.086024793*[.D152]^{2}-4970.1339315306*[.D152]+5802.31005866" office:value-type="float" office:value="7.88299640282548" calcext:value-type="float">
            <text:p>7.88</text:p>
          </table:table-cell>
          <table:table-cell table:style-name="ce2" table:formula="of:=10535.553463971*[.D152]^{9}+-319121.746562075*[.D152]^{8}+4273352.7667569*[.D152]^{7}+-33191395.1386817*[.D152]^{6}+164712219.536065*[.D152]^{5}+-541285617.88981*[.D152]^{4}+1177170416.03934*[.D152]^{3}+-1632354970.82301*[.D152]^{2}+1308301555.25165*[.D152]^{1}+-461154428.901083" office:value-type="float" office:value="5.27153396606445" calcext:value-type="float">
            <text:p>5.2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2]+0.5" office:value-type="float" office:value="75.5" calcext:value-type="float">
            <text:p>75.5</text:p>
          </table:table-cell>
          <table:table-cell table:style-name="ce1" table:formula="of:=[.B152]-100/[.$I$2]" office:value-type="float" office:value="5.625" calcext:value-type="float">
            <text:p>5.6</text:p>
          </table:table-cell>
          <table:table-cell office:value-type="float" office:value="2011" calcext:value-type="float">
            <text:p>2011</text:p>
          </table:table-cell>
          <table:table-cell table:formula="of:=[.C153]/1000*(3.3/2)" office:value-type="float" office:value="3.31815" calcext:value-type="float">
            <text:p>3.32</text:p>
          </table:table-cell>
          <table:table-cell/>
          <table:table-cell table:formula="of:=-125.8413615096*[.D153]^{3}+1389.086024793*[.D153]^{2}-4970.1339315306*[.D153]+5802.31005866" office:value-type="float" office:value="7.27205296721422" calcext:value-type="float">
            <text:p>7.27</text:p>
          </table:table-cell>
          <table:table-cell table:style-name="ce2" table:formula="of:=10535.553463971*[.D153]^{9}+-319121.746562075*[.D153]^{8}+4273352.7667569*[.D153]^{7}+-33191395.1386817*[.D153]^{6}+164712219.536065*[.D153]^{5}+-541285617.88981*[.D153]^{4}+1177170416.03934*[.D153]^{3}+-1632354970.82301*[.D153]^{2}+1308301555.25165*[.D153]^{1}+-461154428.901083" office:value-type="float" office:value="4.73331356048584" calcext:value-type="float">
            <text:p>4.73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3]+0.5" office:value-type="float" office:value="76" calcext:value-type="float">
            <text:p>76.0</text:p>
          </table:table-cell>
          <table:table-cell table:style-name="ce1" table:formula="of:=[.B153]-100/[.$I$2]" office:value-type="float" office:value="5" calcext:value-type="float">
            <text:p>5.0</text:p>
          </table:table-cell>
          <table:table-cell office:value-type="float" office:value="2010" calcext:value-type="float">
            <text:p>2010</text:p>
          </table:table-cell>
          <table:table-cell table:formula="of:=[.C154]/1000*(3.3/2)" office:value-type="float" office:value="3.3165" calcext:value-type="float">
            <text:p>3.32</text:p>
          </table:table-cell>
          <table:table-cell/>
          <table:table-cell table:formula="of:=-125.8413615096*[.D154]^{3}+1389.086024793*[.D154]^{2}-4970.1339315306*[.D154]+5802.31005866" office:value-type="float" office:value="7.12116543491811" calcext:value-type="float">
            <text:p>7.12</text:p>
          </table:table-cell>
          <table:table-cell table:style-name="ce2" table:formula="of:=10535.553463971*[.D154]^{9}+-319121.746562075*[.D154]^{8}+4273352.7667569*[.D154]^{7}+-33191395.1386817*[.D154]^{6}+164712219.536065*[.D154]^{5}+-541285617.88981*[.D154]^{4}+1177170416.03934*[.D154]^{3}+-1632354970.82301*[.D154]^{2}+1308301555.25165*[.D154]^{1}+-461154428.901083" office:value-type="float" office:value="4.60463237762451" calcext:value-type="float">
            <text:p>4.6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4]+0.5" office:value-type="float" office:value="76.5" calcext:value-type="float">
            <text:p>76.5</text:p>
          </table:table-cell>
          <table:table-cell table:style-name="ce1" table:formula="of:=[.B154]-100/[.$I$2]" office:value-type="float" office:value="4.375" calcext:value-type="float">
            <text:p>4.4</text:p>
          </table:table-cell>
          <table:table-cell office:value-type="float" office:value="2006" calcext:value-type="float">
            <text:p>2006</text:p>
          </table:table-cell>
          <table:table-cell table:formula="of:=[.C155]/1000*(3.3/2)" office:value-type="float" office:value="3.3099" calcext:value-type="float">
            <text:p>3.31</text:p>
          </table:table-cell>
          <table:table-cell/>
          <table:table-cell table:formula="of:=-125.8413615096*[.D155]^{3}+1389.086024793*[.D155]^{2}-4970.1339315306*[.D155]+5802.31005866" office:value-type="float" office:value="6.52511036529268" calcext:value-type="float">
            <text:p>6.53</text:p>
          </table:table-cell>
          <table:table-cell table:style-name="ce2" table:formula="of:=10535.553463971*[.D155]^{9}+-319121.746562075*[.D155]^{8}+4273352.7667569*[.D155]^{7}+-33191395.1386817*[.D155]^{6}+164712219.536065*[.D155]^{5}+-541285617.88981*[.D155]^{4}+1177170416.03934*[.D155]^{3}+-1632354970.82301*[.D155]^{2}+1308301555.25165*[.D155]^{1}+-461154428.901083" office:value-type="float" office:value="4.11339378356934" calcext:value-type="float">
            <text:p>4.1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5]+0.5" office:value-type="float" office:value="77" calcext:value-type="float">
            <text:p>77.0</text:p>
          </table:table-cell>
          <table:table-cell table:style-name="ce1" table:formula="of:=[.B155]-100/[.$I$2]" office:value-type="float" office:value="3.75" calcext:value-type="float">
            <text:p>3.8</text:p>
          </table:table-cell>
          <table:table-cell office:value-type="float" office:value="2003" calcext:value-type="float">
            <text:p>2003</text:p>
          </table:table-cell>
          <table:table-cell table:formula="of:=[.C156]/1000*(3.3/2)" office:value-type="float" office:value="3.30495" calcext:value-type="float">
            <text:p>3.30</text:p>
          </table:table-cell>
          <table:table-cell/>
          <table:table-cell table:formula="of:=-125.8413615096*[.D156]^{3}+1389.086024793*[.D156]^{2}-4970.1339315306*[.D156]+5802.31005866" office:value-type="float" office:value="6.08603384518301" calcext:value-type="float">
            <text:p>6.09</text:p>
          </table:table-cell>
          <table:table-cell table:style-name="ce2" table:formula="of:=10535.553463971*[.D156]^{9}+-319121.746562075*[.D156]^{8}+4273352.7667569*[.D156]^{7}+-33191395.1386817*[.D156]^{6}+164712219.536065*[.D156]^{5}+-541285617.88981*[.D156]^{4}+1177170416.03934*[.D156]^{3}+-1632354970.82301*[.D156]^{2}+1308301555.25165*[.D156]^{1}+-461154428.901083" office:value-type="float" office:value="3.76957035064697" calcext:value-type="float">
            <text:p>3.77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6]+0.5" office:value-type="float" office:value="77.5" calcext:value-type="float">
            <text:p>77.5</text:p>
          </table:table-cell>
          <table:table-cell table:style-name="ce1" table:formula="of:=[.B156]-100/[.$I$2]" office:value-type="float" office:value="3.125" calcext:value-type="float">
            <text:p>3.1</text:p>
          </table:table-cell>
          <table:table-cell office:value-type="float" office:value="2000" calcext:value-type="float">
            <text:p>2000</text:p>
          </table:table-cell>
          <table:table-cell table:formula="of:=[.C157]/1000*(3.3/2)" office:value-type="float" office:value="3.3" calcext:value-type="float">
            <text:p>3.30</text:p>
          </table:table-cell>
          <table:table-cell/>
          <table:table-cell table:formula="of:=-125.8413615096*[.D157]^{3}+1389.086024793*[.D157]^{2}-4970.1339315306*[.D157]+5802.31005866" office:value-type="float" office:value="5.65388603429255" calcext:value-type="float">
            <text:p>5.65</text:p>
          </table:table-cell>
          <table:table-cell table:style-name="ce2" table:formula="of:=10535.553463971*[.D157]^{9}+-319121.746562075*[.D157]^{8}+4273352.7667569*[.D157]^{7}+-33191395.1386817*[.D157]^{6}+164712219.536065*[.D157]^{5}+-541285617.88981*[.D157]^{4}+1177170416.03934*[.D157]^{3}+-1632354970.82301*[.D157]^{2}+1308301555.25165*[.D157]^{1}+-461154428.901083" office:value-type="float" office:value="3.44671535491943" calcext:value-type="float">
            <text:p>3.4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7]+0.5" office:value-type="float" office:value="78" calcext:value-type="float">
            <text:p>78.0</text:p>
          </table:table-cell>
          <table:table-cell table:style-name="ce1" table:formula="of:=[.B157]-100/[.$I$2]" office:value-type="float" office:value="2.5" calcext:value-type="float">
            <text:p>2.5</text:p>
          </table:table-cell>
          <table:table-cell office:value-type="float" office:value="1995" calcext:value-type="float">
            <text:p>1995</text:p>
          </table:table-cell>
          <table:table-cell table:formula="of:=[.C158]/1000*(3.3/2)" office:value-type="float" office:value="3.29175" calcext:value-type="float">
            <text:p>3.29</text:p>
          </table:table-cell>
          <table:table-cell/>
          <table:table-cell table:formula="of:=-125.8413615096*[.D158]^{3}+1389.086024793*[.D158]^{2}-4970.1339315306*[.D158]+5802.31005866" office:value-type="float" office:value="4.94928554426133" calcext:value-type="float">
            <text:p>4.95</text:p>
          </table:table-cell>
          <table:table-cell table:style-name="ce2" table:formula="of:=10535.553463971*[.D158]^{9}+-319121.746562075*[.D158]^{8}+4273352.7667569*[.D158]^{7}+-33191395.1386817*[.D158]^{6}+164712219.536065*[.D158]^{5}+-541285617.88981*[.D158]^{4}+1177170416.03934*[.D158]^{3}+-1632354970.82301*[.D158]^{2}+1308301555.25165*[.D158]^{1}+-461154428.901083" office:value-type="float" office:value="2.95467662811279" calcext:value-type="float">
            <text:p>2.9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8]+0.5" office:value-type="float" office:value="78.5" calcext:value-type="float">
            <text:p>78.5</text:p>
          </table:table-cell>
          <table:table-cell table:style-name="ce1" table:formula="of:=[.B158]-100/[.$I$2]" office:value-type="float" office:value="1.875" calcext:value-type="float">
            <text:p>1.9</text:p>
          </table:table-cell>
          <table:table-cell office:value-type="float" office:value="1991" calcext:value-type="float">
            <text:p>1991</text:p>
          </table:table-cell>
          <table:table-cell table:formula="of:=[.C159]/1000*(3.3/2)" office:value-type="float" office:value="3.28515" calcext:value-type="float">
            <text:p>3.29</text:p>
          </table:table-cell>
          <table:table-cell/>
          <table:table-cell table:formula="of:=-125.8413615096*[.D159]^{3}+1389.086024793*[.D159]^{2}-4970.1339315306*[.D159]+5802.31005866" office:value-type="float" office:value="4.3999306350388" calcext:value-type="float">
            <text:p>4.40</text:p>
          </table:table-cell>
          <table:table-cell table:style-name="ce2" table:formula="of:=10535.553463971*[.D159]^{9}+-319121.746562075*[.D159]^{8}+4273352.7667569*[.D159]^{7}+-33191395.1386817*[.D159]^{6}+164712219.536065*[.D159]^{5}+-541285617.88981*[.D159]^{4}+1177170416.03934*[.D159]^{3}+-1632354970.82301*[.D159]^{2}+1308301555.25165*[.D159]^{1}+-461154428.901083" office:value-type="float" office:value="2.60173511505127" calcext:value-type="float">
            <text:p>2.60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59]+0.5" office:value-type="float" office:value="79" calcext:value-type="float">
            <text:p>79.0</text:p>
          </table:table-cell>
          <table:table-cell table:style-name="ce1" table:formula="of:=[.B159]-100/[.$I$2]" office:value-type="float" office:value="1.25" calcext:value-type="float">
            <text:p>1.3</text:p>
          </table:table-cell>
          <table:table-cell office:value-type="float" office:value="1979" calcext:value-type="float">
            <text:p>1979</text:p>
          </table:table-cell>
          <table:table-cell table:formula="of:=[.C160]/1000*(3.3/2)" office:value-type="float" office:value="3.26535" calcext:value-type="float">
            <text:p>3.27</text:p>
          </table:table-cell>
          <table:table-cell/>
          <table:table-cell table:formula="of:=-125.8413615096*[.D160]^{3}+1389.086024793*[.D160]^{2}-4970.1339315306*[.D160]+5802.31005866" office:value-type="float" office:value="2.83054775226719" calcext:value-type="float">
            <text:p>2.83</text:p>
          </table:table-cell>
          <table:table-cell table:style-name="ce2" table:formula="of:=10535.553463971*[.D160]^{9}+-319121.746562075*[.D160]^{8}+4273352.7667569*[.D160]^{7}+-33191395.1386817*[.D160]^{6}+164712219.536065*[.D160]^{5}+-541285617.88981*[.D160]^{4}+1177170416.03934*[.D160]^{3}+-1632354970.82301*[.D160]^{2}+1308301555.25165*[.D160]^{1}+-461154428.901083" office:value-type="float" office:value="1.74974679946899" calcext:value-type="float">
            <text:p>1.75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60]+0.5" office:value-type="float" office:value="79.5" calcext:value-type="float">
            <text:p>79.5</text:p>
          </table:table-cell>
          <table:table-cell table:style-name="ce1" table:formula="of:=[.B160]-100/[.$I$2]" office:value-type="float" office:value="0.625" calcext:value-type="float">
            <text:p>0.6</text:p>
          </table:table-cell>
          <table:table-cell office:value-type="float" office:value="1965" calcext:value-type="float">
            <text:p>1965</text:p>
          </table:table-cell>
          <table:table-cell table:formula="of:=[.C161]/1000*(3.3/2)" office:value-type="float" office:value="3.24225" calcext:value-type="float">
            <text:p>3.24</text:p>
          </table:table-cell>
          <table:table-cell/>
          <table:table-cell table:formula="of:=-125.8413615096*[.D161]^{3}+1389.086024793*[.D161]^{2}-4970.1339315306*[.D161]+5802.31005866" office:value-type="float" office:value="1.15494174275318" calcext:value-type="float">
            <text:p>1.15</text:p>
          </table:table-cell>
          <table:table-cell table:style-name="ce2" table:formula="of:=10535.553463971*[.D161]^{9}+-319121.746562075*[.D161]^{8}+4273352.7667569*[.D161]^{7}+-33191395.1386817*[.D161]^{6}+164712219.536065*[.D161]^{5}+-541285617.88981*[.D161]^{4}+1177170416.03934*[.D161]^{3}+-1632354970.82301*[.D161]^{2}+1308301555.25165*[.D161]^{1}+-461154428.901083" office:value-type="float" office:value="1.10787439346313" calcext:value-type="float">
            <text:p>1.1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61]+0.5" office:value-type="float" office:value="80" calcext:value-type="float">
            <text:p>80.0</text:p>
          </table:table-cell>
          <table:table-cell table:style-name="ce1" table:formula="of:=[.B161]-100/[.$I$2]" office:value-type="float" office:value="0" calcext:value-type="float">
            <text:p>0.0</text:p>
          </table:table-cell>
          <table:table-cell office:value-type="float" office:value="1942" calcext:value-type="float">
            <text:p>1942</text:p>
          </table:table-cell>
          <table:table-cell table:formula="of:=[.C162]/1000*(3.3/2)" office:value-type="float" office:value="3.2043" calcext:value-type="float">
            <text:p>3.20</text:p>
          </table:table-cell>
          <table:table-cell/>
          <table:table-cell table:formula="of:=-125.8413615096*[.D162]^{3}+1389.086024793*[.D162]^{2}-4970.1339315306*[.D162]+5802.31005866" office:value-type="float" office:value="-1.21109444713056" calcext:value-type="float">
            <text:p>-1.21</text:p>
          </table:table-cell>
          <table:table-cell table:style-name="ce2" table:formula="of:=10535.553463971*[.D162]^{9}+-319121.746562075*[.D162]^{8}+4273352.7667569*[.D162]^{7}+-33191395.1386817*[.D162]^{6}+164712219.536065*[.D162]^{5}+-541285617.88981*[.D162]^{4}+1177170416.03934*[.D162]^{3}+-1632354970.82301*[.D162]^{2}+1308301555.25165*[.D162]^{1}+-461154428.901083" office:value-type="float" office:value="0.658509731292725" calcext:value-type="float">
            <text:p>0.6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62]+0.5" office:value-type="float" office:value="80.5" calcext:value-type="float">
            <text:p>80.5</text:p>
          </table:table-cell>
          <table:table-cell table:style-name="ce1" table:formula="of:=[.B162]-100/[.$I$2]" office:value-type="float" office:value="-0.625" calcext:value-type="float">
            <text:p>-0.6</text:p>
          </table:table-cell>
          <table:table-cell office:value-type="float" office:value="1917" calcext:value-type="float">
            <text:p>1917</text:p>
          </table:table-cell>
          <table:table-cell table:formula="of:=[.C163]/1000*(3.3/2)" office:value-type="float" office:value="3.16305" calcext:value-type="float">
            <text:p>3.16</text:p>
          </table:table-cell>
          <table:table-cell/>
          <table:table-cell table:formula="of:=-125.8413615096*[.D163]^{3}+1389.086024793*[.D163]^{2}-4970.1339315306*[.D163]+5802.31005866" office:value-type="float" office:value="-3.19546344847822" calcext:value-type="float">
            <text:p>-3.20</text:p>
          </table:table-cell>
          <table:table-cell table:style-name="ce2" table:formula="of:=10535.553463971*[.D163]^{9}+-319121.746562075*[.D163]^{8}+4273352.7667569*[.D163]^{7}+-33191395.1386817*[.D163]^{6}+164712219.536065*[.D163]^{5}+-541285617.88981*[.D163]^{4}+1177170416.03934*[.D163]^{3}+-1632354970.82301*[.D163]^{2}+1308301555.25165*[.D163]^{1}+-461154428.901083" office:value-type="float" office:value="0.513251781463623" calcext:value-type="float">
            <text:p>0.5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63]+0.5" office:value-type="float" office:value="81" calcext:value-type="float">
            <text:p>81.0</text:p>
          </table:table-cell>
          <table:table-cell table:style-name="ce1" table:formula="of:=[.B163]-100/[.$I$2]" office:value-type="float" office:value="-1.25" calcext:value-type="float">
            <text:p>-1.3</text:p>
          </table:table-cell>
          <table:table-cell office:value-type="float" office:value="1883" calcext:value-type="float">
            <text:p>1883</text:p>
          </table:table-cell>
          <table:table-cell table:formula="of:=[.C164]/1000*(3.3/2)" office:value-type="float" office:value="3.10695" calcext:value-type="float">
            <text:p>3.11</text:p>
          </table:table-cell>
          <table:table-cell/>
          <table:table-cell table:formula="of:=-125.8413615096*[.D164]^{3}+1389.086024793*[.D164]^{2}-4970.1339315306*[.D164]+5802.31005866" office:value-type="float" office:value="-4.81926594058768" calcext:value-type="float">
            <text:p>-4.82</text:p>
          </table:table-cell>
          <table:table-cell table:style-name="ce2" table:formula="of:=10535.553463971*[.D164]^{9}+-319121.746562075*[.D164]^{8}+4273352.7667569*[.D164]^{7}+-33191395.1386817*[.D164]^{6}+164712219.536065*[.D164]^{5}+-541285617.88981*[.D164]^{4}+1177170416.03934*[.D164]^{3}+-1632354970.82301*[.D164]^{2}+1308301555.25165*[.D164]^{1}+-461154428.901083" office:value-type="float" office:value="-0.305937767028809" calcext:value-type="float">
            <text:p>-0.31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64]+0.5" office:value-type="float" office:value="81.5" calcext:value-type="float">
            <text:p>81.5</text:p>
          </table:table-cell>
          <table:table-cell table:style-name="ce1" table:formula="of:=[.B164]-100/[.$I$2]" office:value-type="float" office:value="-1.875" calcext:value-type="float">
            <text:p>-1.9</text:p>
          </table:table-cell>
          <table:table-cell office:value-type="float" office:value="1841" calcext:value-type="float">
            <text:p>1841</text:p>
          </table:table-cell>
          <table:table-cell table:formula="of:=[.C165]/1000*(3.3/2)" office:value-type="float" office:value="3.03765" calcext:value-type="float">
            <text:p>3.04</text:p>
          </table:table-cell>
          <table:table-cell/>
          <table:table-cell table:formula="of:=-125.8413615096*[.D165]^{3}+1389.086024793*[.D165]^{2}-4970.1339315306*[.D165]+5802.31005866" office:value-type="float" office:value="-4.93242119422303" calcext:value-type="float">
            <text:p>-4.93</text:p>
          </table:table-cell>
          <table:table-cell table:style-name="ce2" table:formula="of:=10535.553463971*[.D165]^{9}+-319121.746562075*[.D165]^{8}+4273352.7667569*[.D165]^{7}+-33191395.1386817*[.D165]^{6}+164712219.536065*[.D165]^{5}+-541285617.88981*[.D165]^{4}+1177170416.03934*[.D165]^{3}+-1632354970.82301*[.D165]^{2}+1308301555.25165*[.D165]^{1}+-461154428.901083" office:value-type="float" office:value="-3.36349153518677" calcext:value-type="float">
            <text:p>-3.36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table:formula="of:=[.A165]+0.5" office:value-type="float" office:value="82" calcext:value-type="float">
            <text:p>82.0</text:p>
          </table:table-cell>
          <table:table-cell table:style-name="ce1" table:formula="of:=[.B165]-100/[.$I$2]" office:value-type="float" office:value="-2.5" calcext:value-type="float">
            <text:p>-2.5</text:p>
          </table:table-cell>
          <table:table-cell office:value-type="float" office:value="1787" calcext:value-type="float">
            <text:p>1787</text:p>
          </table:table-cell>
          <table:table-cell table:formula="of:=[.C166]/1000*(3.3/2)" office:value-type="float" office:value="2.94855" calcext:value-type="float">
            <text:p>2.95</text:p>
          </table:table-cell>
          <table:table-cell/>
          <table:table-cell table:formula="of:=-125.8413615096*[.D166]^{3}+1389.086024793*[.D166]^{2}-4970.1339315306*[.D166]+5802.31005866" office:value-type="float" office:value="-1.62305427838783" calcext:value-type="float">
            <text:p>-1.62</text:p>
          </table:table-cell>
          <table:table-cell table:style-name="ce2" table:formula="of:=10535.553463971*[.D166]^{9}+-319121.746562075*[.D166]^{8}+4273352.7667569*[.D166]^{7}+-33191395.1386817*[.D166]^{6}+164712219.536065*[.D166]^{5}+-541285617.88981*[.D166]^{4}+1177170416.03934*[.D166]^{3}+-1632354970.82301*[.D166]^{2}+1308301555.25165*[.D166]^{1}+-461154428.901083" office:value-type="float" office:value="-2.03618144989014" calcext:value-type="float">
            <text:p>-2.04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  <table:table-cell table:style-name="ce1" table:number-columns-repeated="2"/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7"/>
          <table:table-cell table:style-name="Default"/>
        </table:table-row>
        <table:table-row table:style-name="ro1" table:number-rows-repeated="104840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7" number:min-decimal-places="17" number:min-integer-digits="1"/>
    </number:number-style>
    <number:number-style style:name="N132">
      <number:number number:decimal-places="18" number:min-decimal-places="18" number:min-integer-digits="1"/>
    </number:number-style>
    <number:number-style style:name="N133">
      <number:number number:decimal-places="19" number:min-decimal-places="19" number:min-integer-digits="1"/>
    </number:number-style>
    <number:number-style style:name="N134">
      <number:number number:decimal-places="20" number:min-decimal-places="20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8:46:13.2863893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3:08:43.633269467</meta:creation-date>
    <dc:date>2022-07-05T22:15:52.208267591</dc:date>
    <meta:editing-duration>PT3H11M47S</meta:editing-duration>
    <meta:editing-cycles>10</meta:editing-cycles>
    <meta:generator>LibreOffice/7.2.7.2$Linux_X86_64 LibreOffice_project/20$Build-2</meta:generator>
    <meta:document-statistic meta:table-count="1" meta:cell-count="10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73cm" svg:y="3.753cm" style:legend-expansion="high" chart:style-name="ch2"/>
        <chart:plot-area chart:style-name="ch3" table:cell-range-address="Sheet1.D1:Sheet1.D166 Sheet1.B2:Sheet1.B166 Sheet1.J2:Sheet1.J2 Sheet1.F2:Sheet1.F166" chart:data-source-has-labels="row" svg:x="0.32cm" svg:y="0.18cm" svg:width="10.133cm" svg:height="8.64cm">
          <chart:coordinate-region svg:x="1.603cm" svg:y="0.379cm" svg:width="8.51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6" chart:label-cell-address="Sheet1.D1:Sheet1.D1" chart:class="chart:scatter">
            <chart:domain table:cell-range-address="Sheet1.D2:Sheet1.D166"/>
            <chart:data-point chart:repeated="165"/>
          </chart:series>
          <chart:series chart:style-name="ch8" chart:values-cell-range-address="Sheet1.F2:Sheet1.F166" chart:label-cell-address="Sheet1.J2:Sheet1.J2" chart:class="chart:scatter">
            <chart:data-point chart:repeated="1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oltage (v)</text:p>
                <draw:g>
                  <svg:desc>Sheet1.D1:Sheet1.D1</svg:desc>
                </draw:g>
              </table:table-cell>
              <table:table-cell office:value-type="string">
                <text:p>Degree 3 Polynomial Regression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8375">
                <text:p>4.08375</text:p>
                <draw:g>
                  <svg:desc>Sheet1.D2:Sheet1.D166</svg:desc>
                </draw:g>
              </table:table-cell>
              <table:table-cell office:value-type="float" office:value="100">
                <text:p>100</text:p>
                <draw:g>
                  <svg:desc>Sheet1.B2:Sheet1.B166</svg:desc>
                </draw:g>
              </table:table-cell>
              <table:table-cell office:value-type="float" office:value="100.937542581562">
                <text:p>100.937542581562</text:p>
                <draw:g>
                  <svg:desc>Sheet1.F2:Sheet1.F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623">
                <text:p>4.0623</text:p>
              </table:table-cell>
              <table:table-cell office:value-type="float" office:value="99.375">
                <text:p>99.375</text:p>
              </table:table-cell>
              <table:table-cell office:value-type="float" office:value="99.1686108656058">
                <text:p>99.1686108656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392">
                <text:p>4.0392</text:p>
              </table:table-cell>
              <table:table-cell office:value-type="float" office:value="98.75">
                <text:p>98.75</text:p>
              </table:table-cell>
              <table:table-cell office:value-type="float" office:value="97.1150845494658">
                <text:p>97.1150845494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3095">
                <text:p>4.03095</text:p>
              </table:table-cell>
              <table:table-cell office:value-type="float" office:value="98.125">
                <text:p>98.125</text:p>
              </table:table-cell>
              <table:table-cell office:value-type="float" office:value="96.3460735995459">
                <text:p>96.3460735995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128">
                <text:p>4.0128</text:p>
              </table:table-cell>
              <table:table-cell office:value-type="float" office:value="97.5">
                <text:p>97.5</text:p>
              </table:table-cell>
              <table:table-cell office:value-type="float" office:value="94.591264476715">
                <text:p>94.591264476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029">
                <text:p>4.0029</text:p>
              </table:table-cell>
              <table:table-cell office:value-type="float" office:value="96.875">
                <text:p>96.875</text:p>
              </table:table-cell>
              <table:table-cell office:value-type="float" office:value="93.5988616969398">
                <text:p>93.5988616969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97">
                <text:p>3.9897</text:p>
              </table:table-cell>
              <table:table-cell office:value-type="float" office:value="96.25">
                <text:p>96.25</text:p>
              </table:table-cell>
              <table:table-cell office:value-type="float" office:value="92.238552319478">
                <text:p>92.238552319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864">
                <text:p>3.9864</text:p>
              </table:table-cell>
              <table:table-cell office:value-type="float" office:value="95.625">
                <text:p>95.625</text:p>
              </table:table-cell>
              <table:table-cell office:value-type="float" office:value="91.8920298568601">
                <text:p>91.8920298568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7815">
                <text:p>3.97815</text:p>
              </table:table-cell>
              <table:table-cell office:value-type="float" office:value="95">
                <text:p>95</text:p>
              </table:table-cell>
              <table:table-cell office:value-type="float" office:value="91.0147415232996">
                <text:p>91.01474152329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699">
                <text:p>3.9699</text:p>
              </table:table-cell>
              <table:table-cell office:value-type="float" office:value="94.375">
                <text:p>94.375</text:p>
              </table:table-cell>
              <table:table-cell office:value-type="float" office:value="90.1221035425233">
                <text:p>90.1221035425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633">
                <text:p>3.9633</text:p>
              </table:table-cell>
              <table:table-cell office:value-type="float" office:value="93.75">
                <text:p>93.75</text:p>
              </table:table-cell>
              <table:table-cell office:value-type="float" office:value="89.3972263206497">
                <text:p>89.39722632064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5835">
                <text:p>3.95835</text:p>
              </table:table-cell>
              <table:table-cell office:value-type="float" office:value="93.125">
                <text:p>93.125</text:p>
              </table:table-cell>
              <table:table-cell office:value-type="float" office:value="88.8474302035493">
                <text:p>88.84743020354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501">
                <text:p>3.9501</text:p>
              </table:table-cell>
              <table:table-cell office:value-type="float" office:value="92.5">
                <text:p>92.5</text:p>
              </table:table-cell>
              <table:table-cell office:value-type="float" office:value="87.9196828725335">
                <text:p>87.9196828725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468">
                <text:p>3.9468</text:p>
              </table:table-cell>
              <table:table-cell office:value-type="float" office:value="91.875">
                <text:p>91.875</text:p>
              </table:table-cell>
              <table:table-cell office:value-type="float" office:value="87.5446659172258">
                <text:p>87.5446659172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3855">
                <text:p>3.93855</text:p>
              </table:table-cell>
              <table:table-cell office:value-type="float" office:value="91.25">
                <text:p>91.25</text:p>
              </table:table-cell>
              <table:table-cell office:value-type="float" office:value="86.5975658956841">
                <text:p>86.5975658956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3525">
                <text:p>3.93525</text:p>
              </table:table-cell>
              <table:table-cell office:value-type="float" office:value="90.625">
                <text:p>90.625</text:p>
              </table:table-cell>
              <table:table-cell office:value-type="float" office:value="86.2149740609339">
                <text:p>86.2149740609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336">
                <text:p>3.9336</text:p>
              </table:table-cell>
              <table:table-cell office:value-type="float" office:value="90">
                <text:p>90</text:p>
              </table:table-cell>
              <table:table-cell office:value-type="float" office:value="86.0228877479049">
                <text:p>86.02288774790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336">
                <text:p>3.9336</text:p>
              </table:table-cell>
              <table:table-cell office:value-type="float" office:value="89.375">
                <text:p>89.375</text:p>
              </table:table-cell>
              <table:table-cell office:value-type="float" office:value="86.0228877479049">
                <text:p>86.0228877479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3195">
                <text:p>3.93195</text:p>
              </table:table-cell>
              <table:table-cell office:value-type="float" office:value="88.75">
                <text:p>88.75</text:p>
              </table:table-cell>
              <table:table-cell office:value-type="float" office:value="85.8302790267871">
                <text:p>85.83027902678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3195">
                <text:p>3.93195</text:p>
              </table:table-cell>
              <table:table-cell office:value-type="float" office:value="88.125">
                <text:p>88.125</text:p>
              </table:table-cell>
              <table:table-cell office:value-type="float" office:value="85.8302790267871">
                <text:p>85.8302790267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3195">
                <text:p>3.93195</text:p>
              </table:table-cell>
              <table:table-cell office:value-type="float" office:value="87.5">
                <text:p>87.5</text:p>
              </table:table-cell>
              <table:table-cell office:value-type="float" office:value="85.8302790267871">
                <text:p>85.8302790267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237">
                <text:p>3.9237</text:p>
              </table:table-cell>
              <table:table-cell office:value-type="float" office:value="86.875">
                <text:p>86.875</text:p>
              </table:table-cell>
              <table:table-cell office:value-type="float" office:value="84.8595180120346">
                <text:p>84.8595180120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2205">
                <text:p>3.92205</text:p>
              </table:table-cell>
              <table:table-cell office:value-type="float" office:value="86.25">
                <text:p>86.25</text:p>
              </table:table-cell>
              <table:table-cell office:value-type="float" office:value="84.6638460696386">
                <text:p>84.6638460696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92535">
                <text:p>3.92535</text:p>
              </table:table-cell>
              <table:table-cell office:value-type="float" office:value="85.625">
                <text:p>85.625</text:p>
              </table:table-cell>
              <table:table-cell office:value-type="float" office:value="85.054687896979">
                <text:p>85.054687896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171">
                <text:p>3.9171</text:p>
              </table:table-cell>
              <table:table-cell office:value-type="float" office:value="85">
                <text:p>85</text:p>
              </table:table-cell>
              <table:table-cell office:value-type="float" office:value="84.0738518154385">
                <text:p>84.0738518154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1545">
                <text:p>3.91545</text:p>
              </table:table-cell>
              <table:table-cell office:value-type="float" office:value="84.375">
                <text:p>84.375</text:p>
              </table:table-cell>
              <table:table-cell office:value-type="float" office:value="83.8762055609359">
                <text:p>83.8762055609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1215">
                <text:p>3.91215</text:p>
              </table:table-cell>
              <table:table-cell office:value-type="float" office:value="83.75">
                <text:p>83.75</text:p>
              </table:table-cell>
              <table:table-cell office:value-type="float" office:value="83.4794611479001">
                <text:p>83.4794611479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105">
                <text:p>3.9105</text:p>
              </table:table-cell>
              <table:table-cell office:value-type="float" office:value="83.125">
                <text:p>83.125</text:p>
              </table:table-cell>
              <table:table-cell office:value-type="float" office:value="83.2803697729132">
                <text:p>83.2803697729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105">
                <text:p>3.9105</text:p>
              </table:table-cell>
              <table:table-cell office:value-type="float" office:value="82.5">
                <text:p>82.5</text:p>
              </table:table-cell>
              <table:table-cell office:value-type="float" office:value="83.2803697729132">
                <text:p>83.2803697729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072">
                <text:p>3.9072</text:p>
              </table:table-cell>
              <table:table-cell office:value-type="float" office:value="81.875">
                <text:p>81.875</text:p>
              </table:table-cell>
              <table:table-cell office:value-type="float" office:value="82.8807656448362">
                <text:p>82.88076564483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0555">
                <text:p>3.90555</text:p>
              </table:table-cell>
              <table:table-cell office:value-type="float" office:value="81.25">
                <text:p>81.25</text:p>
              </table:table-cell>
              <table:table-cell office:value-type="float" office:value="82.6802596752978">
                <text:p>82.6802596752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006">
                <text:p>3.9006</text:p>
              </table:table-cell>
              <table:table-cell office:value-type="float" office:value="80.625">
                <text:p>80.625</text:p>
              </table:table-cell>
              <table:table-cell office:value-type="float" office:value="82.0759668459004">
                <text:p>82.0759668459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9235">
                <text:p>3.89235</text:p>
              </table:table-cell>
              <table:table-cell office:value-type="float" office:value="80">
                <text:p>80</text:p>
              </table:table-cell>
              <table:table-cell office:value-type="float" office:value="81.0597659005916">
                <text:p>81.0597659005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8905">
                <text:p>3.88905</text:p>
              </table:table-cell>
              <table:table-cell office:value-type="float" office:value="79.375">
                <text:p>79.375</text:p>
              </table:table-cell>
              <table:table-cell office:value-type="float" office:value="80.6501984834022">
                <text:p>80.6501984834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8575">
                <text:p>3.88575</text:p>
              </table:table-cell>
              <table:table-cell office:value-type="float" office:value="78.75">
                <text:p>78.75</text:p>
              </table:table-cell>
              <table:table-cell office:value-type="float" office:value="80.2389077451435">
                <text:p>80.2389077451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8245">
                <text:p>3.88245</text:p>
              </table:table-cell>
              <table:table-cell office:value-type="float" office:value="78.125">
                <text:p>78.125</text:p>
              </table:table-cell>
              <table:table-cell office:value-type="float" office:value="79.8259208199861">
                <text:p>79.8259208199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808">
                <text:p>3.8808</text:p>
              </table:table-cell>
              <table:table-cell office:value-type="float" office:value="77.5">
                <text:p>77.5</text:p>
              </table:table-cell>
              <table:table-cell office:value-type="float" office:value="79.6187997667394">
                <text:p>79.61879976673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75">
                <text:p>3.8775</text:p>
              </table:table-cell>
              <table:table-cell office:value-type="float" office:value="76.875">
                <text:p>76.875</text:p>
              </table:table-cell>
              <table:table-cell office:value-type="float" office:value="79.2033194377827">
                <text:p>79.2033194377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709">
                <text:p>3.8709</text:p>
              </table:table-cell>
              <table:table-cell office:value-type="float" office:value="76.25">
                <text:p>76.25</text:p>
              </table:table-cell>
              <table:table-cell office:value-type="float" office:value="78.3675008595556">
                <text:p>78.3675008595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676">
                <text:p>3.8676</text:p>
              </table:table-cell>
              <table:table-cell office:value-type="float" office:value="75.625">
                <text:p>75.625</text:p>
              </table:table-cell>
              <table:table-cell office:value-type="float" office:value="77.9472168786224">
                <text:p>77.9472168786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577">
                <text:p>3.8577</text:p>
              </table:table-cell>
              <table:table-cell office:value-type="float" office:value="75">
                <text:p>75</text:p>
              </table:table-cell>
              <table:table-cell office:value-type="float" office:value="76.6771917785327">
                <text:p>76.6771917785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544">
                <text:p>3.8544</text:p>
              </table:table-cell>
              <table:table-cell office:value-type="float" office:value="74.375">
                <text:p>74.375</text:p>
              </table:table-cell>
              <table:table-cell office:value-type="float" office:value="76.2508828066284">
                <text:p>76.25088280662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4945">
                <text:p>3.84945</text:p>
              </table:table-cell>
              <table:table-cell office:value-type="float" office:value="73.75">
                <text:p>73.75</text:p>
              </table:table-cell>
              <table:table-cell office:value-type="float" office:value="75.6087308050819">
                <text:p>75.60873080508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379">
                <text:p>3.8379</text:p>
              </table:table-cell>
              <table:table-cell office:value-type="float" office:value="73.125">
                <text:p>73.125</text:p>
              </table:table-cell>
              <table:table-cell office:value-type="float" office:value="74.0983044454961">
                <text:p>74.0983044454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3295">
                <text:p>3.83295</text:p>
              </table:table-cell>
              <table:table-cell office:value-type="float" office:value="72.5">
                <text:p>72.5</text:p>
              </table:table-cell>
              <table:table-cell office:value-type="float" office:value="73.4460257467863">
                <text:p>73.4460257467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28">
                <text:p>3.828</text:p>
              </table:table-cell>
              <table:table-cell office:value-type="float" office:value="71.875">
                <text:p>71.875</text:p>
              </table:table-cell>
              <table:table-cell office:value-type="float" office:value="72.7909074575173">
                <text:p>72.79090745751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2635">
                <text:p>3.82635</text:p>
              </table:table-cell>
              <table:table-cell office:value-type="float" office:value="71.25">
                <text:p>71.25</text:p>
              </table:table-cell>
              <table:table-cell office:value-type="float" office:value="72.5719195025658">
                <text:p>72.57191950256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247">
                <text:p>3.8247</text:p>
              </table:table-cell>
              <table:table-cell office:value-type="float" office:value="70.625">
                <text:p>70.625</text:p>
              </table:table-cell>
              <table:table-cell office:value-type="float" office:value="72.3526296046357">
                <text:p>72.3526296046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1645">
                <text:p>3.81645</text:p>
              </table:table-cell>
              <table:table-cell office:value-type="float" office:value="70">
                <text:p>70</text:p>
              </table:table-cell>
              <table:table-cell office:value-type="float" office:value="71.2517696822752">
                <text:p>71.2517696822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0985">
                <text:p>3.80985</text:p>
              </table:table-cell>
              <table:table-cell office:value-type="float" office:value="69.375">
                <text:p>69.375</text:p>
              </table:table-cell>
              <table:table-cell office:value-type="float" office:value="70.3659927313811">
                <text:p>70.3659927313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0985">
                <text:p>3.80985</text:p>
              </table:table-cell>
              <table:table-cell office:value-type="float" office:value="68.75">
                <text:p>68.75</text:p>
              </table:table-cell>
              <table:table-cell office:value-type="float" office:value="70.3659927313811">
                <text:p>70.36599273138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082">
                <text:p>3.8082</text:p>
              </table:table-cell>
              <table:table-cell office:value-type="float" office:value="68.125">
                <text:p>68.125</text:p>
              </table:table-cell>
              <table:table-cell office:value-type="float" office:value="70.1438699510536">
                <text:p>70.1438699510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016">
                <text:p>3.8016</text:p>
              </table:table-cell>
              <table:table-cell office:value-type="float" office:value="67.5">
                <text:p>67.5</text:p>
              </table:table-cell>
              <table:table-cell office:value-type="float" office:value="69.2527664124327">
                <text:p>69.25276641243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016">
                <text:p>3.8016</text:p>
              </table:table-cell>
              <table:table-cell office:value-type="float" office:value="66.875">
                <text:p>66.875</text:p>
              </table:table-cell>
              <table:table-cell office:value-type="float" office:value="69.2527664124327">
                <text:p>69.25276641243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79665">
                <text:p>3.79665</text:p>
              </table:table-cell>
              <table:table-cell office:value-type="float" office:value="66.25">
                <text:p>66.25</text:p>
              </table:table-cell>
              <table:table-cell office:value-type="float" office:value="68.5817906898801">
                <text:p>68.5817906898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9665">
                <text:p>3.79665</text:p>
              </table:table-cell>
              <table:table-cell office:value-type="float" office:value="65.625">
                <text:p>65.625</text:p>
              </table:table-cell>
              <table:table-cell office:value-type="float" office:value="68.5817906898801">
                <text:p>68.5817906898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79005">
                <text:p>3.79005</text:p>
              </table:table-cell>
              <table:table-cell office:value-type="float" office:value="65">
                <text:p>65</text:p>
              </table:table-cell>
              <table:table-cell office:value-type="float" office:value="67.6837997459306">
                <text:p>67.68379974593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8675">
                <text:p>3.78675</text:p>
              </table:table-cell>
              <table:table-cell office:value-type="float" office:value="64.375">
                <text:p>64.375</text:p>
              </table:table-cell>
              <table:table-cell office:value-type="float" office:value="67.2334267627402">
                <text:p>67.23342676274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7851">
                <text:p>3.7851</text:p>
              </table:table-cell>
              <table:table-cell office:value-type="float" office:value="63.75">
                <text:p>63.75</text:p>
              </table:table-cell>
              <table:table-cell office:value-type="float" office:value="67.0079077645396">
                <text:p>67.00790776453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785">
                <text:p>3.7785</text:p>
              </table:table-cell>
              <table:table-cell office:value-type="float" office:value="63.125">
                <text:p>63.125</text:p>
              </table:table-cell>
              <table:table-cell office:value-type="float" office:value="66.1036942023338">
                <text:p>66.1036942023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785">
                <text:p>3.7785</text:p>
              </table:table-cell>
              <table:table-cell office:value-type="float" office:value="62.5">
                <text:p>62.5</text:p>
              </table:table-cell>
              <table:table-cell office:value-type="float" office:value="66.1036942023338">
                <text:p>66.1036942023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752">
                <text:p>3.7752</text:p>
              </table:table-cell>
              <table:table-cell office:value-type="float" office:value="61.875">
                <text:p>61.875</text:p>
              </table:table-cell>
              <table:table-cell office:value-type="float" office:value="65.6503523643833">
                <text:p>65.6503523643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752">
                <text:p>3.7752</text:p>
              </table:table-cell>
              <table:table-cell office:value-type="float" office:value="61.25">
                <text:p>61.25</text:p>
              </table:table-cell>
              <table:table-cell office:value-type="float" office:value="65.6503523643833">
                <text:p>65.6503523643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719">
                <text:p>3.7719</text:p>
              </table:table-cell>
              <table:table-cell office:value-type="float" office:value="60.625">
                <text:p>60.625</text:p>
              </table:table-cell>
              <table:table-cell office:value-type="float" office:value="65.1962233340919">
                <text:p>65.19622333409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6365">
                <text:p>3.76365</text:p>
              </table:table-cell>
              <table:table-cell office:value-type="float" office:value="60">
                <text:p>60</text:p>
              </table:table-cell>
              <table:table-cell office:value-type="float" office:value="64.057634859827">
                <text:p>64.057634859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587">
                <text:p>3.7587</text:p>
              </table:table-cell>
              <table:table-cell office:value-type="float" office:value="59.375">
                <text:p>59.375</text:p>
              </table:table-cell>
              <table:table-cell office:value-type="float" office:value="63.3723779728161">
                <text:p>63.3723779728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5375">
                <text:p>3.75375</text:p>
              </table:table-cell>
              <table:table-cell office:value-type="float" office:value="58.75">
                <text:p>58.75</text:p>
              </table:table-cell>
              <table:table-cell office:value-type="float" office:value="62.6856551623996">
                <text:p>62.6856551623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5375">
                <text:p>3.75375</text:p>
              </table:table-cell>
              <table:table-cell office:value-type="float" office:value="58.125">
                <text:p>58.125</text:p>
              </table:table-cell>
              <table:table-cell office:value-type="float" office:value="62.6856551623996">
                <text:p>62.68565516239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4715">
                <text:p>3.74715</text:p>
              </table:table-cell>
              <table:table-cell office:value-type="float" office:value="57.5">
                <text:p>57.5</text:p>
              </table:table-cell>
              <table:table-cell office:value-type="float" office:value="61.7679027058575">
                <text:p>61.7679027058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389">
                <text:p>3.7389</text:p>
              </table:table-cell>
              <table:table-cell office:value-type="float" office:value="56.875">
                <text:p>56.875</text:p>
              </table:table-cell>
              <table:table-cell office:value-type="float" office:value="60.6176069688436">
                <text:p>60.6176069688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323">
                <text:p>3.7323</text:p>
              </table:table-cell>
              <table:table-cell office:value-type="float" office:value="56.25">
                <text:p>56.25</text:p>
              </table:table-cell>
              <table:table-cell office:value-type="float" office:value="59.6951508042848">
                <text:p>59.6951508042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29">
                <text:p>3.729</text:p>
              </table:table-cell>
              <table:table-cell office:value-type="float" office:value="55.625">
                <text:p>55.625</text:p>
              </table:table-cell>
              <table:table-cell office:value-type="float" office:value="59.2332574826496">
                <text:p>59.23325748264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7224">
                <text:p>3.7224</text:p>
              </table:table-cell>
              <table:table-cell office:value-type="float" office:value="55">
                <text:p>55</text:p>
              </table:table-cell>
              <table:table-cell office:value-type="float" office:value="58.3082760314801">
                <text:p>58.3082760314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158">
                <text:p>3.7158</text:p>
              </table:table-cell>
              <table:table-cell office:value-type="float" office:value="54.375">
                <text:p>54.375</text:p>
              </table:table-cell>
              <table:table-cell office:value-type="float" office:value="57.3818823975735">
                <text:p>57.38188239757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0755">
                <text:p>3.70755</text:p>
              </table:table-cell>
              <table:table-cell office:value-type="float" office:value="53.75">
                <text:p>53.75</text:p>
              </table:table-cell>
              <table:table-cell office:value-type="float" office:value="56.2222351708506">
                <text:p>56.2222351708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0095">
                <text:p>3.70095</text:p>
              </table:table-cell>
              <table:table-cell office:value-type="float" office:value="53.125">
                <text:p>53.125</text:p>
              </table:table-cell>
              <table:table-cell office:value-type="float" office:value="55.2934578001286">
                <text:p>55.2934578001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894">
                <text:p>3.6894</text:p>
              </table:table-cell>
              <table:table-cell office:value-type="float" office:value="52.5">
                <text:p>52.5</text:p>
              </table:table-cell>
              <table:table-cell office:value-type="float" office:value="53.6665275010664">
                <text:p>53.66652750106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67785">
                <text:p>3.67785</text:p>
              </table:table-cell>
              <table:table-cell office:value-type="float" office:value="51.875">
                <text:p>51.875</text:p>
              </table:table-cell>
              <table:table-cell office:value-type="float" office:value="52.0385963276922">
                <text:p>52.03859632769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729">
                <text:p>3.6729</text:p>
              </table:table-cell>
              <table:table-cell office:value-type="float" office:value="51.25">
                <text:p>51.25</text:p>
              </table:table-cell>
              <table:table-cell office:value-type="float" office:value="51.340893449521">
                <text:p>51.3408934495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663">
                <text:p>3.6663</text:p>
              </table:table-cell>
              <table:table-cell office:value-type="float" office:value="50.625">
                <text:p>50.625</text:p>
              </table:table-cell>
              <table:table-cell office:value-type="float" office:value="50.4108276573725">
                <text:p>50.4108276573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6135">
                <text:p>3.66135</text:p>
              </table:table-cell>
              <table:table-cell office:value-type="float" office:value="50">
                <text:p>50</text:p>
              </table:table-cell>
              <table:table-cell office:value-type="float" office:value="49.7135505593023">
                <text:p>49.7135505593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65475">
                <text:p>3.65475</text:p>
              </table:table-cell>
              <table:table-cell office:value-type="float" office:value="49.375">
                <text:p>49.375</text:p>
              </table:table-cell>
              <table:table-cell office:value-type="float" office:value="48.7843848674847">
                <text:p>48.7843848674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64485">
                <text:p>3.64485</text:p>
              </table:table-cell>
              <table:table-cell office:value-type="float" office:value="48.75">
                <text:p>48.75</text:p>
              </table:table-cell>
              <table:table-cell office:value-type="float" office:value="47.3922282005615">
                <text:p>47.39222820056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63495">
                <text:p>3.63495</text:p>
              </table:table-cell>
              <table:table-cell office:value-type="float" office:value="48.125">
                <text:p>48.125</text:p>
              </table:table-cell>
              <table:table-cell office:value-type="float" office:value="46.0026329985767">
                <text:p>46.00263299857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62835">
                <text:p>3.62835</text:p>
              </table:table-cell>
              <table:table-cell office:value-type="float" office:value="47.5">
                <text:p>47.5</text:p>
              </table:table-cell>
              <table:table-cell office:value-type="float" office:value="45.078021022221">
                <text:p>45.0780210222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1845">
                <text:p>3.61845</text:p>
              </table:table-cell>
              <table:table-cell office:value-type="float" office:value="46.875">
                <text:p>46.875</text:p>
              </table:table-cell>
              <table:table-cell office:value-type="float" office:value="43.6943229784511">
                <text:p>43.69432297845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168">
                <text:p>3.6168</text:p>
              </table:table-cell>
              <table:table-cell office:value-type="float" office:value="46.25">
                <text:p>46.25</text:p>
              </table:table-cell>
              <table:table-cell office:value-type="float" office:value="43.4641258229667">
                <text:p>43.4641258229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1515">
                <text:p>3.61515</text:p>
              </table:table-cell>
              <table:table-cell office:value-type="float" office:value="45.625">
                <text:p>45.625</text:p>
              </table:table-cell>
              <table:table-cell office:value-type="float" office:value="43.2340574793952">
                <text:p>43.23405747939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0195">
                <text:p>3.60195</text:p>
              </table:table-cell>
              <table:table-cell office:value-type="float" office:value="45">
                <text:p>45</text:p>
              </table:table-cell>
              <table:table-cell office:value-type="float" office:value="41.3985549719355">
                <text:p>41.39855497193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937">
                <text:p>3.5937</text:p>
              </table:table-cell>
              <table:table-cell office:value-type="float" office:value="44.375">
                <text:p>44.375</text:p>
              </table:table-cell>
              <table:table-cell office:value-type="float" office:value="40.2564341521456">
                <text:p>40.2564341521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5904">
                <text:p>3.5904</text:p>
              </table:table-cell>
              <table:table-cell office:value-type="float" office:value="43.75">
                <text:p>43.75</text:p>
              </table:table-cell>
              <table:table-cell office:value-type="float" office:value="39.8007961587164">
                <text:p>39.80079615871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871">
                <text:p>3.5871</text:p>
              </table:table-cell>
              <table:table-cell office:value-type="float" office:value="43.125">
                <text:p>43.125</text:p>
              </table:table-cell>
              <table:table-cell office:value-type="float" office:value="39.3458904862428">
                <text:p>39.3458904862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7555">
                <text:p>3.57555</text:p>
              </table:table-cell>
              <table:table-cell office:value-type="float" office:value="42.5">
                <text:p>42.5</text:p>
              </table:table-cell>
              <table:table-cell office:value-type="float" office:value="37.7598794096384">
                <text:p>37.75987940963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57225">
                <text:p>3.57225</text:p>
              </table:table-cell>
              <table:table-cell office:value-type="float" office:value="41.875">
                <text:p>41.875</text:p>
              </table:table-cell>
              <table:table-cell office:value-type="float" office:value="37.3086049667754">
                <text:p>37.30860496677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564">
                <text:p>3.564</text:p>
              </table:table-cell>
              <table:table-cell office:value-type="float" office:value="41.25">
                <text:p>41.25</text:p>
              </table:table-cell>
              <table:table-cell office:value-type="float" office:value="36.1843350356494">
                <text:p>36.1843350356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64">
                <text:p>3.564</text:p>
              </table:table-cell>
              <table:table-cell office:value-type="float" office:value="40.625">
                <text:p>40.625</text:p>
              </table:table-cell>
              <table:table-cell office:value-type="float" office:value="36.1843350356494">
                <text:p>36.1843350356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64">
                <text:p>3.564</text:p>
              </table:table-cell>
              <table:table-cell office:value-type="float" office:value="40">
                <text:p>40</text:p>
              </table:table-cell>
              <table:table-cell office:value-type="float" office:value="36.1843350356494">
                <text:p>36.1843350356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5575">
                <text:p>3.55575</text:p>
              </table:table-cell>
              <table:table-cell office:value-type="float" office:value="39.375">
                <text:p>39.375</text:p>
              </table:table-cell>
              <table:table-cell office:value-type="float" office:value="35.0659988188045">
                <text:p>35.06599881880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55575">
                <text:p>3.55575</text:p>
              </table:table-cell>
              <table:table-cell office:value-type="float" office:value="38.75">
                <text:p>38.75</text:p>
              </table:table-cell>
              <table:table-cell office:value-type="float" office:value="35.0659988188045">
                <text:p>35.0659988188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475">
                <text:p>3.5475</text:p>
              </table:table-cell>
              <table:table-cell office:value-type="float" office:value="38.125">
                <text:p>38.125</text:p>
              </table:table-cell>
              <table:table-cell office:value-type="float" office:value="33.9540202875824">
                <text:p>33.95402028758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5442">
                <text:p>3.5442</text:p>
              </table:table-cell>
              <table:table-cell office:value-type="float" office:value="37.5">
                <text:p>37.5</text:p>
              </table:table-cell>
              <table:table-cell office:value-type="float" office:value="33.5111039966459">
                <text:p>33.51110399664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54255">
                <text:p>3.54255</text:p>
              </table:table-cell>
              <table:table-cell office:value-type="float" office:value="36.875">
                <text:p>36.875</text:p>
              </table:table-cell>
              <table:table-cell office:value-type="float" office:value="33.2900612300245">
                <text:p>33.29006123002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53595">
                <text:p>3.53595</text:p>
              </table:table-cell>
              <table:table-cell office:value-type="float" office:value="36.25">
                <text:p>36.25</text:p>
              </table:table-cell>
              <table:table-cell office:value-type="float" office:value="32.4087384971581">
                <text:p>32.40873849715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531">
                <text:p>3.531</text:p>
              </table:table-cell>
              <table:table-cell office:value-type="float" office:value="35.625">
                <text:p>35.625</text:p>
              </table:table-cell>
              <table:table-cell office:value-type="float" office:value="31.7508321673804">
                <text:p>31.75083216738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2275">
                <text:p>3.52275</text:p>
              </table:table-cell>
              <table:table-cell office:value-type="float" office:value="35">
                <text:p>35</text:p>
              </table:table-cell>
              <table:table-cell office:value-type="float" office:value="30.6604705210948">
                <text:p>30.66047052109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211">
                <text:p>3.5211</text:p>
              </table:table-cell>
              <table:table-cell office:value-type="float" office:value="34.375">
                <text:p>34.375</text:p>
              </table:table-cell>
              <table:table-cell office:value-type="float" office:value="30.4433510532754">
                <text:p>30.4433510532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2275">
                <text:p>3.52275</text:p>
              </table:table-cell>
              <table:table-cell office:value-type="float" office:value="33.75">
                <text:p>33.75</text:p>
              </table:table-cell>
              <table:table-cell office:value-type="float" office:value="30.6604705210948">
                <text:p>30.6604705210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145">
                <text:p>3.5145</text:p>
              </table:table-cell>
              <table:table-cell office:value-type="float" office:value="33.125">
                <text:p>33.125</text:p>
              </table:table-cell>
              <table:table-cell office:value-type="float" office:value="29.5781624458023">
                <text:p>29.57816244580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145">
                <text:p>3.5145</text:p>
              </table:table-cell>
              <table:table-cell office:value-type="float" office:value="32.5">
                <text:p>32.5</text:p>
              </table:table-cell>
              <table:table-cell office:value-type="float" office:value="29.5781624458023">
                <text:p>29.57816244580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1285">
                <text:p>3.51285</text:p>
              </table:table-cell>
              <table:table-cell office:value-type="float" office:value="31.875">
                <text:p>31.875</text:p>
              </table:table-cell>
              <table:table-cell office:value-type="float" office:value="29.3627045687454">
                <text:p>29.36270456874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112">
                <text:p>3.5112</text:p>
              </table:table-cell>
              <table:table-cell office:value-type="float" office:value="31.25">
                <text:p>31.25</text:p>
              </table:table-cell>
              <table:table-cell office:value-type="float" office:value="29.1475891851505">
                <text:p>29.14758918515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112">
                <text:p>3.5112</text:p>
              </table:table-cell>
              <table:table-cell office:value-type="float" office:value="30.625">
                <text:p>30.625</text:p>
              </table:table-cell>
              <table:table-cell office:value-type="float" office:value="29.1475891851505">
                <text:p>29.14758918515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079">
                <text:p>3.5079</text:p>
              </table:table-cell>
              <table:table-cell office:value-type="float" office:value="30">
                <text:p>30</text:p>
              </table:table-cell>
              <table:table-cell office:value-type="float" office:value="28.7183994654397">
                <text:p>28.71839946543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49965">
                <text:p>3.49965</text:p>
              </table:table-cell>
              <table:table-cell office:value-type="float" office:value="29.375">
                <text:p>29.375</text:p>
              </table:table-cell>
              <table:table-cell office:value-type="float" office:value="27.6516562257411">
                <text:p>27.65165622574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498">
                <text:p>3.498</text:p>
              </table:table-cell>
              <table:table-cell office:value-type="float" office:value="28.75">
                <text:p>28.75</text:p>
              </table:table-cell>
              <table:table-cell office:value-type="float" office:value="27.4394028936067">
                <text:p>27.43940289360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49635">
                <text:p>3.49635</text:p>
              </table:table-cell>
              <table:table-cell office:value-type="float" office:value="28.125">
                <text:p>28.125</text:p>
              </table:table-cell>
              <table:table-cell office:value-type="float" office:value="27.227522580878">
                <text:p>27.2275225808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48975">
                <text:p>3.48975</text:p>
              </table:table-cell>
              <table:table-cell office:value-type="float" office:value="27.5">
                <text:p>27.5</text:p>
              </table:table-cell>
              <table:table-cell office:value-type="float" office:value="26.3837993593943">
                <text:p>26.38379935939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48975">
                <text:p>3.48975</text:p>
              </table:table-cell>
              <table:table-cell office:value-type="float" office:value="26.875">
                <text:p>26.875</text:p>
              </table:table-cell>
              <table:table-cell office:value-type="float" office:value="26.3837993593943">
                <text:p>26.38379935939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4848">
                <text:p>3.4848</text:p>
              </table:table-cell>
              <table:table-cell office:value-type="float" office:value="26.25">
                <text:p>26.25</text:p>
              </table:table-cell>
              <table:table-cell office:value-type="float" office:value="25.7550898437539">
                <text:p>25.75508984375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8315">
                <text:p>3.48315</text:p>
              </table:table-cell>
              <table:table-cell office:value-type="float" office:value="25.625">
                <text:p>25.625</text:p>
              </table:table-cell>
              <table:table-cell office:value-type="float" office:value="25.5463157899821">
                <text:p>25.54631578998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48315">
                <text:p>3.48315</text:p>
              </table:table-cell>
              <table:table-cell office:value-type="float" office:value="25">
                <text:p>25</text:p>
              </table:table-cell>
              <table:table-cell office:value-type="float" office:value="25.5463157899821">
                <text:p>25.54631578998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48315">
                <text:p>3.48315</text:p>
              </table:table-cell>
              <table:table-cell office:value-type="float" office:value="24.375">
                <text:p>24.375</text:p>
              </table:table-cell>
              <table:table-cell office:value-type="float" office:value="25.5463157899821">
                <text:p>25.54631578998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47325">
                <text:p>3.47325</text:p>
              </table:table-cell>
              <table:table-cell office:value-type="float" office:value="23.75">
                <text:p>23.75</text:p>
              </table:table-cell>
              <table:table-cell office:value-type="float" office:value="24.3022646314339">
                <text:p>24.30226463143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7325">
                <text:p>3.47325</text:p>
              </table:table-cell>
              <table:table-cell office:value-type="float" office:value="23.125">
                <text:p>23.125</text:p>
              </table:table-cell>
              <table:table-cell office:value-type="float" office:value="24.3022646314339">
                <text:p>24.30226463143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4683">
                <text:p>3.4683</text:p>
              </table:table-cell>
              <table:table-cell office:value-type="float" office:value="22.5">
                <text:p>22.5</text:p>
              </table:table-cell>
              <table:table-cell office:value-type="float" office:value="23.6859158587495">
                <text:p>23.6859158587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617">
                <text:p>3.4617</text:p>
              </table:table-cell>
              <table:table-cell office:value-type="float" office:value="21.875">
                <text:p>21.875</text:p>
              </table:table-cell>
              <table:table-cell office:value-type="float" office:value="22.8702103212881">
                <text:p>22.87021032128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4584">
                <text:p>3.4584</text:p>
              </table:table-cell>
              <table:table-cell office:value-type="float" office:value="21.25">
                <text:p>21.25</text:p>
              </table:table-cell>
              <table:table-cell office:value-type="float" office:value="22.4650298156184">
                <text:p>22.46502981561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4584">
                <text:p>3.4584</text:p>
              </table:table-cell>
              <table:table-cell office:value-type="float" office:value="20.625">
                <text:p>20.625</text:p>
              </table:table-cell>
              <table:table-cell office:value-type="float" office:value="22.4650298156184">
                <text:p>22.46502981561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584">
                <text:p>3.4584</text:p>
              </table:table-cell>
              <table:table-cell office:value-type="float" office:value="20">
                <text:p>20</text:p>
              </table:table-cell>
              <table:table-cell office:value-type="float" office:value="22.4650298156184">
                <text:p>22.4650298156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485">
                <text:p>3.4485</text:p>
              </table:table-cell>
              <table:table-cell office:value-type="float" office:value="19.375">
                <text:p>19.375</text:p>
              </table:table-cell>
              <table:table-cell office:value-type="float" office:value="21.2605029608703">
                <text:p>21.26050296087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4685">
                <text:p>3.44685</text:p>
              </table:table-cell>
              <table:table-cell office:value-type="float" office:value="18.75">
                <text:p>18.75</text:p>
              </table:table-cell>
              <table:table-cell office:value-type="float" office:value="21.0613904035863">
                <text:p>21.0613904035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3695">
                <text:p>3.43695</text:p>
              </table:table-cell>
              <table:table-cell office:value-type="float" office:value="18.125">
                <text:p>18.125</text:p>
              </table:table-cell>
              <table:table-cell office:value-type="float" office:value="19.8768752220321">
                <text:p>19.87687522203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32">
                <text:p>3.432</text:p>
              </table:table-cell>
              <table:table-cell office:value-type="float" office:value="17.5">
                <text:p>17.5</text:p>
              </table:table-cell>
              <table:table-cell office:value-type="float" office:value="19.2913017937635">
                <text:p>19.29130179376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3035">
                <text:p>3.43035</text:p>
              </table:table-cell>
              <table:table-cell office:value-type="float" office:value="16.875">
                <text:p>16.875</text:p>
              </table:table-cell>
              <table:table-cell office:value-type="float" office:value="19.0971235091083">
                <text:p>19.09712350910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2045">
                <text:p>3.42045</text:p>
              </table:table-cell>
              <table:table-cell office:value-type="float" office:value="16.25">
                <text:p>16.25</text:p>
              </table:table-cell>
              <table:table-cell office:value-type="float" office:value="17.9429262352087">
                <text:p>17.94292623520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1715">
                <text:p>3.41715</text:p>
              </table:table-cell>
              <table:table-cell office:value-type="float" office:value="15.625">
                <text:p>15.625</text:p>
              </table:table-cell>
              <table:table-cell office:value-type="float" office:value="17.5624170927013">
                <text:p>17.5624170927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1055">
                <text:p>3.41055</text:p>
              </table:table-cell>
              <table:table-cell office:value-type="float" office:value="15">
                <text:p>15</text:p>
              </table:table-cell>
              <table:table-cell office:value-type="float" office:value="16.8078965358773">
                <text:p>16.80789653587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0725">
                <text:p>3.40725</text:p>
              </table:table-cell>
              <table:table-cell office:value-type="float" office:value="14.375">
                <text:p>14.375</text:p>
              </table:table-cell>
              <table:table-cell office:value-type="float" office:value="16.4339393898908">
                <text:p>16.43393938989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0395">
                <text:p>3.40395</text:p>
              </table:table-cell>
              <table:table-cell office:value-type="float" office:value="13.75">
                <text:p>13.75</text:p>
              </table:table-cell>
              <table:table-cell office:value-type="float" office:value="16.0622205110767">
                <text:p>16.06222051107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0065">
                <text:p>3.40065</text:p>
              </table:table-cell>
              <table:table-cell office:value-type="float" office:value="13.125">
                <text:p>13.125</text:p>
              </table:table-cell>
              <table:table-cell office:value-type="float" office:value="15.6927670335999">
                <text:p>15.6927670335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3891">
                <text:p>3.3891</text:p>
              </table:table-cell>
              <table:table-cell office:value-type="float" office:value="12.5">
                <text:p>12.5</text:p>
              </table:table-cell>
              <table:table-cell office:value-type="float" office:value="14.417911647487">
                <text:p>14.4179116474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891">
                <text:p>3.3891</text:p>
              </table:table-cell>
              <table:table-cell office:value-type="float" office:value="11.875">
                <text:p>11.875</text:p>
              </table:table-cell>
              <table:table-cell office:value-type="float" office:value="14.417911647487">
                <text:p>14.4179116474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7095">
                <text:p>3.37095</text:p>
              </table:table-cell>
              <table:table-cell office:value-type="float" office:value="11.25">
                <text:p>11.25</text:p>
              </table:table-cell>
              <table:table-cell office:value-type="float" office:value="12.4741059339167">
                <text:p>12.47410593391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6105">
                <text:p>3.36105</text:p>
              </table:table-cell>
              <table:table-cell office:value-type="float" office:value="10.625">
                <text:p>10.625</text:p>
              </table:table-cell>
              <table:table-cell office:value-type="float" office:value="11.4459034446818">
                <text:p>11.44590344468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5445">
                <text:p>3.35445</text:p>
              </table:table-cell>
              <table:table-cell office:value-type="float" office:value="10">
                <text:p>10</text:p>
              </table:table-cell>
              <table:table-cell office:value-type="float" office:value="10.7734806223989">
                <text:p>10.77348062239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3528">
                <text:p>3.3528</text:p>
              </table:table-cell>
              <table:table-cell office:value-type="float" office:value="9.375">
                <text:p>9.375</text:p>
              </table:table-cell>
              <table:table-cell office:value-type="float" office:value="10.6070366960439">
                <text:p>10.60703669604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34455">
                <text:p>3.34455</text:p>
              </table:table-cell>
              <table:table-cell office:value-type="float" office:value="8.75">
                <text:p>8.75</text:p>
              </table:table-cell>
              <table:table-cell office:value-type="float" office:value="9.78495732810461">
                <text:p>9.784957328104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3795">
                <text:p>3.33795</text:p>
              </table:table-cell>
              <table:table-cell office:value-type="float" office:value="8.125">
                <text:p>8.125</text:p>
              </table:table-cell>
              <table:table-cell office:value-type="float" office:value="9.13966565659848">
                <text:p>9.139665656598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33135">
                <text:p>3.33135</text:p>
              </table:table-cell>
              <table:table-cell office:value-type="float" office:value="7.5">
                <text:p>7.5</text:p>
              </table:table-cell>
              <table:table-cell office:value-type="float" office:value="8.50560632373072">
                <text:p>8.505606323730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3135">
                <text:p>3.33135</text:p>
              </table:table-cell>
              <table:table-cell office:value-type="float" office:value="6.875">
                <text:p>6.875</text:p>
              </table:table-cell>
              <table:table-cell office:value-type="float" office:value="8.50560632373072">
                <text:p>8.505606323730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32475">
                <text:p>3.32475</text:p>
              </table:table-cell>
              <table:table-cell office:value-type="float" office:value="6.25">
                <text:p>6.25</text:p>
              </table:table-cell>
              <table:table-cell office:value-type="float" office:value="7.88299640282548">
                <text:p>7.882996402825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31815">
                <text:p>3.31815</text:p>
              </table:table-cell>
              <table:table-cell office:value-type="float" office:value="5.625">
                <text:p>5.625</text:p>
              </table:table-cell>
              <table:table-cell office:value-type="float" office:value="7.27205296721422">
                <text:p>7.272052967214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3165">
                <text:p>3.3165</text:p>
              </table:table-cell>
              <table:table-cell office:value-type="float" office:value="5">
                <text:p>5</text:p>
              </table:table-cell>
              <table:table-cell office:value-type="float" office:value="7.12116543491811">
                <text:p>7.121165434918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3099">
                <text:p>3.3099</text:p>
              </table:table-cell>
              <table:table-cell office:value-type="float" office:value="4.375">
                <text:p>4.375</text:p>
              </table:table-cell>
              <table:table-cell office:value-type="float" office:value="6.52511036529268">
                <text:p>6.525110365292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0495">
                <text:p>3.30495</text:p>
              </table:table-cell>
              <table:table-cell office:value-type="float" office:value="3.75">
                <text:p>3.75</text:p>
              </table:table-cell>
              <table:table-cell office:value-type="float" office:value="6.08603384518301">
                <text:p>6.086033845183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3">
                <text:p>3.3</text:p>
              </table:table-cell>
              <table:table-cell office:value-type="float" office:value="3.125">
                <text:p>3.125</text:p>
              </table:table-cell>
              <table:table-cell office:value-type="float" office:value="5.65388603429255">
                <text:p>5.65388603429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9175">
                <text:p>3.29175</text:p>
              </table:table-cell>
              <table:table-cell office:value-type="float" office:value="2.5">
                <text:p>2.5</text:p>
              </table:table-cell>
              <table:table-cell office:value-type="float" office:value="4.94928554426133">
                <text:p>4.949285544261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8515">
                <text:p>3.28515</text:p>
              </table:table-cell>
              <table:table-cell office:value-type="float" office:value="1.875">
                <text:p>1.875</text:p>
              </table:table-cell>
              <table:table-cell office:value-type="float" office:value="4.3999306350388">
                <text:p>4.39993063503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6535">
                <text:p>3.26535</text:p>
              </table:table-cell>
              <table:table-cell office:value-type="float" office:value="1.25">
                <text:p>1.25</text:p>
              </table:table-cell>
              <table:table-cell office:value-type="float" office:value="2.83054775226719">
                <text:p>2.830547752267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24225">
                <text:p>3.24225</text:p>
              </table:table-cell>
              <table:table-cell office:value-type="float" office:value="0.625">
                <text:p>0.625</text:p>
              </table:table-cell>
              <table:table-cell office:value-type="float" office:value="1.15494174275318">
                <text:p>1.154941742753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043">
                <text:p>3.2043</text:p>
              </table:table-cell>
              <table:table-cell office:value-type="float" office:value="0">
                <text:p>0</text:p>
              </table:table-cell>
              <table:table-cell office:value-type="float" office:value="-1.21109444713056">
                <text:p>-1.211094447130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6305">
                <text:p>3.16305</text:p>
              </table:table-cell>
              <table:table-cell office:value-type="float" office:value="-0.625">
                <text:p>-0.625</text:p>
              </table:table-cell>
              <table:table-cell office:value-type="float" office:value="-3.19546344847822">
                <text:p>-3.195463448478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0695">
                <text:p>3.10695</text:p>
              </table:table-cell>
              <table:table-cell office:value-type="float" office:value="-1.25">
                <text:p>-1.25</text:p>
              </table:table-cell>
              <table:table-cell office:value-type="float" office:value="-4.81926594058768">
                <text:p>-4.819265940587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3765">
                <text:p>3.03765</text:p>
              </table:table-cell>
              <table:table-cell office:value-type="float" office:value="-1.875">
                <text:p>-1.875</text:p>
              </table:table-cell>
              <table:table-cell office:value-type="float" office:value="-4.93242119422303">
                <text:p>-4.932421194223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94855">
                <text:p>2.94855</text:p>
              </table:table-cell>
              <table:table-cell office:value-type="float" office:value="-2.5">
                <text:p>-2.5</text:p>
              </table:table-cell>
              <table:table-cell office:value-type="float" office:value="-1.62305427838783">
                <text:p>-1.623054278387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